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5512397445772735" office:value-type="float"/>
          <table:table-cell office:value="0.0065512397445772735" office:value-type="float"/>
          <table:table-cell office:value="0.0065512397445772735" office:value-type="float"/>
          <table:table-cell office:value="0.0065512397445772735" office:value-type="float"/>
          <table:table-cell office:value="0.0065512397445772735" office:value-type="float"/>
          <table:table-cell office:value="0.0065512397445772735" office:value-type="float"/>
          <table:table-cell office:value="0.9006424749002206" office:value-type="float"/>
          <table:table-cell office:value="1" office:value-type="float"/>
          <table:table-cell office:value="0.6551239744577273" office:value-type="float"/>
        </table:table-row>
        <table:table-row>
          <table:table-cell office:value="-0.0015039197634883466" office:value-type="float"/>
          <table:table-cell office:value="-0.0015039197634883466" office:value-type="float"/>
          <table:table-cell office:value="-0.0015039197634883466" office:value-type="float"/>
          <table:table-cell office:value="-0.0015039197634883466" office:value-type="float"/>
          <table:table-cell office:value="-0.0015039197634883466" office:value-type="float"/>
          <table:table-cell office:value="-0.0015039197634883466" office:value-type="float"/>
          <table:table-cell office:value="0.9203735054917097" office:value-type="float"/>
          <table:table-cell office:value="2" office:value-type="float"/>
          <table:table-cell office:value="-0.8055159508065619" office:value-type="float"/>
        </table:table-row>
        <table:table-row>
          <table:table-cell office:value="0.005482106390688363" office:value-type="float"/>
          <table:table-cell office:value="0.005482106390688363" office:value-type="float"/>
          <table:table-cell office:value="0.005482106390688363" office:value-type="float"/>
          <table:table-cell office:value="0.005482106390688363" office:value-type="float"/>
          <table:table-cell office:value="0.005482106390688363" office:value-type="float"/>
          <table:table-cell office:value="0.005482106390688363" office:value-type="float"/>
          <table:table-cell office:value="0.9032613060842389" office:value-type="float"/>
          <table:table-cell office:value="3" office:value-type="float"/>
          <table:table-cell office:value="0.698602615417671" office:value-type="float"/>
        </table:table-row>
        <table:table-row>
          <table:table-cell office:value="6.36177068316212e-06" office:value-type="float"/>
          <table:table-cell office:value="6.36177068316212e-06" office:value-type="float"/>
          <table:table-cell office:value="6.36177068316212e-06" office:value-type="float"/>
          <table:table-cell office:value="6.36177068316212e-06" office:value-type="float"/>
          <table:table-cell office:value="6.36177068316212e-06" office:value-type="float"/>
          <table:table-cell office:value="6.36177068316212e-06" office:value-type="float"/>
          <table:table-cell office:value="0.9166740863650418" office:value-type="float"/>
          <table:table-cell office:value="4" office:value-type="float"/>
          <table:table-cell office:value="-0.5475744620005201" office:value-type="float"/>
        </table:table-row>
        <table:table-row>
          <table:table-cell office:value="0.0017572533329475138" office:value-type="float"/>
          <table:table-cell office:value="0.0017572533329475138" office:value-type="float"/>
          <table:table-cell office:value="0.0017572533329475138" office:value-type="float"/>
          <table:table-cell office:value="0.0017572533329475138" office:value-type="float"/>
          <table:table-cell office:value="0.0017572533329475138" office:value-type="float"/>
          <table:table-cell office:value="0.0017572533329475138" office:value-type="float"/>
          <table:table-cell office:value="0.9123852954425496" office:value-type="float"/>
          <table:table-cell office:value="5" office:value-type="float"/>
          <table:table-cell office:value="0.17508915622643517" office:value-type="float"/>
        </table:table-row>
        <table:table-row>
          <table:table-cell office:value="0.01036480061612012" office:value-type="float"/>
          <table:table-cell office:value="0.01036480061612012" office:value-type="float"/>
          <table:table-cell office:value="0.01036480061612012" office:value-type="float"/>
          <table:table-cell office:value="0.01036480061612012" office:value-type="float"/>
          <table:table-cell office:value="0.01036480061612012" office:value-type="float"/>
          <table:table-cell office:value="0.01036480061612012" office:value-type="float"/>
          <table:table-cell office:value="0.8913011966618971" office:value-type="float"/>
          <table:table-cell office:value="6" office:value-type="float"/>
          <table:table-cell office:value="0.8607547283172607" office:value-type="float"/>
        </table:table-row>
        <table:table-row>
          <table:table-cell office:value="0.00793095223507764" office:value-type="float"/>
          <table:table-cell office:value="0.00793095223507764" office:value-type="float"/>
          <table:table-cell office:value="0.00793095223507764" office:value-type="float"/>
          <table:table-cell office:value="0.00793095223507764" office:value-type="float"/>
          <table:table-cell office:value="0.00793095223507764" office:value-type="float"/>
          <table:table-cell office:value="0.00793095223507764" office:value-type="float"/>
          <table:table-cell office:value="0.8972628833067502" office:value-type="float"/>
          <table:table-cell office:value="7" office:value-type="float"/>
          <table:table-cell office:value="-0.24338483810424805" office:value-type="float"/>
        </table:table-row>
        <table:table-row>
          <table:table-cell office:value="0.009158469363068363" office:value-type="float"/>
          <table:table-cell office:value="0.009158469363068363" office:value-type="float"/>
          <table:table-cell office:value="0.009158469363068363" office:value-type="float"/>
          <table:table-cell office:value="0.009158469363068363" office:value-type="float"/>
          <table:table-cell office:value="0.009158469363068363" office:value-type="float"/>
          <table:table-cell office:value="0.009158469363068363" office:value-type="float"/>
          <table:table-cell office:value="0.8942560926926462" office:value-type="float"/>
          <table:table-cell office:value="8" office:value-type="float"/>
          <table:table-cell office:value="0.12275171279907227" office:value-type="float"/>
        </table:table-row>
        <table:table-row>
          <table:table-cell office:value="0.015735531969879885" office:value-type="float"/>
          <table:table-cell office:value="0.015735531969879885" office:value-type="float"/>
          <table:table-cell office:value="0.015735531969879885" office:value-type="float"/>
          <table:table-cell office:value="0.015735531969879885" office:value-type="float"/>
          <table:table-cell office:value="0.015735531969879885" office:value-type="float"/>
          <table:table-cell office:value="0.015735531969879885" office:value-type="float"/>
          <table:table-cell office:value="0.8781456452996186" office:value-type="float"/>
          <table:table-cell office:value="9" office:value-type="float"/>
          <table:table-cell office:value="0.6577062606811523" office:value-type="float"/>
        </table:table-row>
        <table:table-row>
          <table:table-cell office:value="0.019711338206146976" office:value-type="float"/>
          <table:table-cell office:value="0.019711338206146976" office:value-type="float"/>
          <table:table-cell office:value="0.019711338206146976" office:value-type="float"/>
          <table:table-cell office:value="0.019711338206146976" office:value-type="float"/>
          <table:table-cell office:value="0.019711338206146976" office:value-type="float"/>
          <table:table-cell office:value="0.019711338206146976" office:value-type="float"/>
          <table:table-cell office:value="0.8684069487045889" office:value-type="float"/>
          <table:table-cell office:value="10" office:value-type="float"/>
          <table:table-cell office:value="0.397580623626709" office:value-type="float"/>
        </table:table-row>
        <table:table-row>
          <table:table-cell office:value="0.020894189997528814" office:value-type="float"/>
          <table:table-cell office:value="0.020894189997528814" office:value-type="float"/>
          <table:table-cell office:value="0.020894189997528814" office:value-type="float"/>
          <table:table-cell office:value="0.020894189997528814" office:value-type="float"/>
          <table:table-cell office:value="0.020894189997528814" office:value-type="float"/>
          <table:table-cell office:value="0.020894189997528814" office:value-type="float"/>
          <table:table-cell office:value="0.8655095653743664" office:value-type="float"/>
          <table:table-cell office:value="11" office:value-type="float"/>
          <table:table-cell office:value="0.1182851791381836" office:value-type="float"/>
        </table:table-row>
        <table:table-row>
          <table:table-cell office:value="0.013036357684944891" office:value-type="float"/>
          <table:table-cell office:value="0.013036357684944891" office:value-type="float"/>
          <table:table-cell office:value="0.013036357684944891" office:value-type="float"/>
          <table:table-cell office:value="0.013036357684944891" office:value-type="float"/>
          <table:table-cell office:value="0.013036357684944891" office:value-type="float"/>
          <table:table-cell office:value="0.013036357684944891" office:value-type="float"/>
          <table:table-cell office:value="0.8847572450245509" office:value-type="float"/>
          <table:table-cell office:value="12" office:value-type="float"/>
          <table:table-cell office:value="-0.7857832312583923" office:value-type="float"/>
        </table:table-row>
        <table:table-row>
          <table:table-cell office:value="0.006651900335167669" office:value-type="float"/>
          <table:table-cell office:value="0.006651900335167669" office:value-type="float"/>
          <table:table-cell office:value="0.006651900335167669" office:value-type="float"/>
          <table:table-cell office:value="0.006651900335167669" office:value-type="float"/>
          <table:table-cell office:value="0.006651900335167669" office:value-type="float"/>
          <table:table-cell office:value="0.006651900335167669" office:value-type="float"/>
          <table:table-cell office:value="0.9003959078160669" office:value-type="float"/>
          <table:table-cell office:value="13" office:value-type="float"/>
          <table:table-cell office:value="-0.6384457349777222" office:value-type="float"/>
        </table:table-row>
        <table:table-row>
          <table:table-cell office:value="0.003982626124237798" office:value-type="float"/>
          <table:table-cell office:value="0.003982626124237798" office:value-type="float"/>
          <table:table-cell office:value="0.003982626124237798" office:value-type="float"/>
          <table:table-cell office:value="0.003982626124237798" office:value-type="float"/>
          <table:table-cell office:value="0.003982626124237798" office:value-type="float"/>
          <table:table-cell office:value="0.003982626124237798" office:value-type="float"/>
          <table:table-cell office:value="0.9069342676164154" office:value-type="float"/>
          <table:table-cell office:value="14" office:value-type="float"/>
          <table:table-cell office:value="-0.26692742109298706" office:value-type="float"/>
        </table:table-row>
        <table:table-row>
          <table:table-cell office:value="-0.004812672213698603" office:value-type="float"/>
          <table:table-cell office:value="-0.004812672213698603" office:value-type="float"/>
          <table:table-cell office:value="-0.004812672213698603" office:value-type="float"/>
          <table:table-cell office:value="-0.004812672213698603" office:value-type="float"/>
          <table:table-cell office:value="-0.004812672213698603" office:value-type="float"/>
          <table:table-cell office:value="-0.004812672213698603" office:value-type="float"/>
          <table:table-cell office:value="0.9284782606799085" office:value-type="float"/>
          <table:table-cell office:value="15" office:value-type="float"/>
          <table:table-cell office:value="-0.8795298337936401" office:value-type="float"/>
        </table:table-row>
        <table:table-row>
          <table:table-cell office:value="8.482210240247194e-05" office:value-type="float"/>
          <table:table-cell office:value="8.482210240247194e-05" office:value-type="float"/>
          <table:table-cell office:value="8.482210240247194e-05" office:value-type="float"/>
          <table:table-cell office:value="8.482210240247194e-05" office:value-type="float"/>
          <table:table-cell office:value="8.482210240247194e-05" office:value-type="float"/>
          <table:table-cell office:value="8.482210240247194e-05" office:value-type="float"/>
          <table:table-cell office:value="0.91648189858728" office:value-type="float"/>
          <table:table-cell office:value="16" office:value-type="float"/>
          <table:table-cell office:value="0.4897494316101074" office:value-type="float"/>
        </table:table-row>
        <table:table-row>
          <table:table-cell office:value="-0.001154048518325067" office:value-type="float"/>
          <table:table-cell office:value="-0.001154048518325067" office:value-type="float"/>
          <table:table-cell office:value="-0.001154048518325067" office:value-type="float"/>
          <table:table-cell office:value="-0.001154048518325067" office:value-type="float"/>
          <table:table-cell office:value="-0.001154048518325067" office:value-type="float"/>
          <table:table-cell office:value="-0.001154048518325067" office:value-type="float"/>
          <table:table-cell office:value="0.9195164994653875" office:value-type="float"/>
          <table:table-cell office:value="17" office:value-type="float"/>
          <table:table-cell office:value="-0.1238870620727539" office:value-type="float"/>
        </table:table-row>
        <table:table-row>
          <table:table-cell office:value="-0.0002019716063987975" office:value-type="float"/>
          <table:table-cell office:value="-0.0002019716063987975" office:value-type="float"/>
          <table:table-cell office:value="-0.0002019716063987975" office:value-type="float"/>
          <table:table-cell office:value="-0.0002019716063987975" office:value-type="float"/>
          <table:table-cell office:value="-0.0002019716063987975" office:value-type="float"/>
          <table:table-cell office:value="-0.0002019716063987975" office:value-type="float"/>
          <table:table-cell office:value="0.9171843968352834" office:value-type="float"/>
          <table:table-cell office:value="18" office:value-type="float"/>
          <table:table-cell office:value="0.09520769119262695" office:value-type="float"/>
        </table:table-row>
        <table:table-row>
          <table:table-cell office:value="0.008350238724564337" office:value-type="float"/>
          <table:table-cell office:value="0.008350238724564337" office:value-type="float"/>
          <table:table-cell office:value="0.008350238724564337" office:value-type="float"/>
          <table:table-cell office:value="0.008350238724564337" office:value-type="float"/>
          <table:table-cell office:value="0.008350238724564337" office:value-type="float"/>
          <table:table-cell office:value="0.008350238724564337" office:value-type="float"/>
          <table:table-cell office:value="0.8962358453514649" office:value-type="float"/>
          <table:table-cell office:value="19" office:value-type="float"/>
          <table:table-cell office:value="0.8552210330963135" office:value-type="float"/>
        </table:table-row>
        <table:table-row>
          <table:table-cell office:value="0.0011233466108787286" office:value-type="float"/>
          <table:table-cell office:value="0.0011233466108787286" office:value-type="float"/>
          <table:table-cell office:value="0.0011233466108787286" office:value-type="float"/>
          <table:table-cell office:value="0.0011233466108787286" office:value-type="float"/>
          <table:table-cell office:value="0.0011233466108787286" office:value-type="float"/>
          <table:table-cell office:value="0.0011233466108787286" office:value-type="float"/>
          <table:table-cell office:value="0.9139380434561384" office:value-type="float"/>
          <table:table-cell office:value="20" office:value-type="float"/>
          <table:table-cell office:value="-0.7226892113685608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684820652008057" office:value-type="float"/>
          <table:table-cell office:value="0.006684820652008057" office:value-type="float"/>
          <table:table-cell office:value="0.006684820652008057" office:value-type="float"/>
          <table:table-cell office:value="0.006684820652008057" office:value-type="float"/>
          <table:table-cell office:value="0.006684820652008057" office:value-type="float"/>
          <table:table-cell office:value="0.006684820652008057" office:value-type="float"/>
          <table:table-cell office:value="0.8969327191226273" office:value-type="float"/>
          <table:table-cell office:value="1" office:value-type="float"/>
          <table:table-cell office:value="0.6684820652008057" office:value-type="float"/>
        </table:table-row>
        <table:table-row>
          <table:table-cell office:value="0.006916928291320801" office:value-type="float"/>
          <table:table-cell office:value="0.006916928291320801" office:value-type="float"/>
          <table:table-cell office:value="0.006916928291320801" office:value-type="float"/>
          <table:table-cell office:value="0.006916928291320801" office:value-type="float"/>
          <table:table-cell office:value="0.006916928291320801" office:value-type="float"/>
          <table:table-cell office:value="0.006916928291320801" office:value-type="float"/>
          <table:table-cell office:value="0.8963641738409092" office:value-type="float"/>
          <table:table-cell office:value="2" office:value-type="float"/>
          <table:table-cell office:value="0.023210763931274414" office:value-type="float"/>
        </table:table-row>
        <table:table-row>
          <table:table-cell office:value="0.011637768745422362" office:value-type="float"/>
          <table:table-cell office:value="0.011637768745422362" office:value-type="float"/>
          <table:table-cell office:value="0.011637768745422362" office:value-type="float"/>
          <table:table-cell office:value="0.011637768745422362" office:value-type="float"/>
          <table:table-cell office:value="0.011637768745422362" office:value-type="float"/>
          <table:table-cell office:value="0.011637768745422362" office:value-type="float"/>
          <table:table-cell office:value="0.8848005235712715" office:value-type="float"/>
          <table:table-cell office:value="3" office:value-type="float"/>
          <table:table-cell office:value="0.47208404541015625" office:value-type="float"/>
        </table:table-row>
        <table:table-row>
          <table:table-cell office:value="0.013604466915130614" office:value-type="float"/>
          <table:table-cell office:value="0.013604466915130614" office:value-type="float"/>
          <table:table-cell office:value="0.013604466915130614" office:value-type="float"/>
          <table:table-cell office:value="0.013604466915130614" office:value-type="float"/>
          <table:table-cell office:value="0.013604466915130614" office:value-type="float"/>
          <table:table-cell office:value="0.013604466915130614" office:value-type="float"/>
          <table:table-cell office:value="0.8799831165774207" office:value-type="float"/>
          <table:table-cell office:value="4" office:value-type="float"/>
          <table:table-cell office:value="0.1966698169708252" office:value-type="float"/>
        </table:table-row>
        <table:table-row>
          <table:table-cell office:value="0.01604206085205078" office:value-type="float"/>
          <table:table-cell office:value="0.01604206085205078" office:value-type="float"/>
          <table:table-cell office:value="0.01604206085205078" office:value-type="float"/>
          <table:table-cell office:value="0.01604206085205078" office:value-type="float"/>
          <table:table-cell office:value="0.01604206085205078" office:value-type="float"/>
          <table:table-cell office:value="0.01604206085205078" office:value-type="float"/>
          <table:table-cell office:value="0.8740122552318643" office:value-type="float"/>
          <table:table-cell office:value="5" office:value-type="float"/>
          <table:table-cell office:value="0.2437593936920166" office:value-type="float"/>
        </table:table-row>
        <table:table-row>
          <table:table-cell office:value="0.015404072999954223" office:value-type="float"/>
          <table:table-cell office:value="0.015404072999954223" office:value-type="float"/>
          <table:table-cell office:value="0.015404072999954223" office:value-type="float"/>
          <table:table-cell office:value="0.015404072999954223" office:value-type="float"/>
          <table:table-cell office:value="0.015404072999954223" office:value-type="float"/>
          <table:table-cell office:value="0.015404072999954223" office:value-type="float"/>
          <table:table-cell office:value="0.875574999931595" office:value-type="float"/>
          <table:table-cell office:value="6" office:value-type="float"/>
          <table:table-cell office:value="-0.06379878520965576" office:value-type="float"/>
        </table:table-row>
        <table:table-row>
          <table:table-cell office:value="0.010106445550918578" office:value-type="float"/>
          <table:table-cell office:value="0.010106445550918578" office:value-type="float"/>
          <table:table-cell office:value="0.010106445550918578" office:value-type="float"/>
          <table:table-cell office:value="0.010106445550918578" office:value-type="float"/>
          <table:table-cell office:value="0.010106445550918578" office:value-type="float"/>
          <table:table-cell office:value="0.010106445550918578" office:value-type="float"/>
          <table:table-cell office:value="0.8885514840290945" office:value-type="float"/>
          <table:table-cell office:value="7" office:value-type="float"/>
          <table:table-cell office:value="-0.5297627449035645" office:value-type="float"/>
        </table:table-row>
        <table:table-row>
          <table:table-cell office:value="0.015087989568710327" office:value-type="float"/>
          <table:table-cell office:value="0.015087989568710327" office:value-type="float"/>
          <table:table-cell office:value="0.015087989568710327" office:value-type="float"/>
          <table:table-cell office:value="0.015087989568710327" office:value-type="float"/>
          <table:table-cell office:value="0.015087989568710327" office:value-type="float"/>
          <table:table-cell office:value="0.015087989568710327" office:value-type="float"/>
          <table:table-cell office:value="0.8763492430542907" office:value-type="float"/>
          <table:table-cell office:value="8" office:value-type="float"/>
          <table:table-cell office:value="0.4981544017791748" office:value-type="float"/>
        </table:table-row>
        <table:table-row>
          <table:table-cell office:value="0.023344675302505495" office:value-type="float"/>
          <table:table-cell office:value="0.023344675302505495" office:value-type="float"/>
          <table:table-cell office:value="0.023344675302505495" office:value-type="float"/>
          <table:table-cell office:value="0.023344675302505495" office:value-type="float"/>
          <table:table-cell office:value="0.023344675302505495" office:value-type="float"/>
          <table:table-cell office:value="0.023344675302505495" office:value-type="float"/>
          <table:table-cell office:value="0.8561245760399753" office:value-type="float"/>
          <table:table-cell office:value="9" office:value-type="float"/>
          <table:table-cell office:value="0.8256685733795166" office:value-type="float"/>
        </table:table-row>
        <table:table-row>
          <table:table-cell office:value="0.01818523705005646" office:value-type="float"/>
          <table:table-cell office:value="0.01818523705005646" office:value-type="float"/>
          <table:table-cell office:value="0.01818523705005646" office:value-type="float"/>
          <table:table-cell office:value="0.01818523705005646" office:value-type="float"/>
          <table:table-cell office:value="0.01818523705005646" office:value-type="float"/>
          <table:table-cell office:value="0.01818523705005646" office:value-type="float"/>
          <table:table-cell office:value="0.8687625671178724" office:value-type="float"/>
          <table:table-cell office:value="10" office:value-type="float"/>
          <table:table-cell office:value="-0.5159438252449036" office:value-type="float"/>
        </table:table-row>
        <table:table-row>
          <table:table-cell office:value="0.014443323016166689" office:value-type="float"/>
          <table:table-cell office:value="0.014443323016166689" office:value-type="float"/>
          <table:table-cell office:value="0.014443323016166689" office:value-type="float"/>
          <table:table-cell office:value="0.014443323016166689" office:value-type="float"/>
          <table:table-cell office:value="0.014443323016166689" office:value-type="float"/>
          <table:table-cell office:value="0.014443323016166689" office:value-type="float"/>
          <table:table-cell office:value="0.8779283471622618" office:value-type="float"/>
          <table:table-cell office:value="11" office:value-type="float"/>
          <table:table-cell office:value="-0.37419140338897705" office:value-type="float"/>
        </table:table-row>
        <table:table-row>
          <table:table-cell office:value="0.02064257323741913" office:value-type="float"/>
          <table:table-cell office:value="0.02064257323741913" office:value-type="float"/>
          <table:table-cell office:value="0.02064257323741913" office:value-type="float"/>
          <table:table-cell office:value="0.02064257323741913" office:value-type="float"/>
          <table:table-cell office:value="0.02064257323741913" office:value-type="float"/>
          <table:table-cell office:value="0.02064257323741913" office:value-type="float"/>
          <table:table-cell office:value="0.8627433473323576" office:value-type="float"/>
          <table:table-cell office:value="12" office:value-type="float"/>
          <table:table-cell office:value="0.6199250221252441" office:value-type="float"/>
        </table:table-row>
        <table:table-row>
          <table:table-cell office:value="0.012522637248039247" office:value-type="float"/>
          <table:table-cell office:value="0.012522637248039247" office:value-type="float"/>
          <table:table-cell office:value="0.012522637248039247" office:value-type="float"/>
          <table:table-cell office:value="0.012522637248039247" office:value-type="float"/>
          <table:table-cell office:value="0.012522637248039247" office:value-type="float"/>
          <table:table-cell office:value="0.012522637248039247" office:value-type="float"/>
          <table:table-cell office:value="0.8826330472503996" office:value-type="float"/>
          <table:table-cell office:value="13" office:value-type="float"/>
          <table:table-cell office:value="-0.8119935989379883" office:value-type="float"/>
        </table:table-row>
        <table:table-row>
          <table:table-cell office:value="0.0067558890581131" office:value-type="float"/>
          <table:table-cell office:value="0.0067558890581131" office:value-type="float"/>
          <table:table-cell office:value="0.0067558890581131" office:value-type="float"/>
          <table:table-cell office:value="0.0067558890581131" office:value-type="float"/>
          <table:table-cell office:value="0.0067558890581131" office:value-type="float"/>
          <table:table-cell office:value="0.0067558890581131" office:value-type="float"/>
          <table:table-cell office:value="0.8967586377908371" office:value-type="float"/>
          <table:table-cell office:value="14" office:value-type="float"/>
          <table:table-cell office:value="-0.5766748189926147" office:value-type="float"/>
        </table:table-row>
        <table:table-row>
          <table:table-cell office:value="0.013756138682365419" office:value-type="float"/>
          <table:table-cell office:value="0.013756138682365419" office:value-type="float"/>
          <table:table-cell office:value="0.013756138682365419" office:value-type="float"/>
          <table:table-cell office:value="0.013756138682365419" office:value-type="float"/>
          <table:table-cell office:value="0.013756138682365419" office:value-type="float"/>
          <table:table-cell office:value="0.013756138682365419" office:value-type="float"/>
          <table:table-cell office:value="0.8796115981393092" office:value-type="float"/>
          <table:table-cell office:value="15" office:value-type="float"/>
          <table:table-cell office:value="0.7000249624252319" office:value-type="float"/>
        </table:table-row>
        <table:table-row>
          <table:table-cell office:value="0.012308775186538697" office:value-type="float"/>
          <table:table-cell office:value="0.012308775186538697" office:value-type="float"/>
          <table:table-cell office:value="0.012308775186538697" office:value-type="float"/>
          <table:table-cell office:value="0.012308775186538697" office:value-type="float"/>
          <table:table-cell office:value="0.012308775186538697" office:value-type="float"/>
          <table:table-cell office:value="0.012308775186538697" office:value-type="float"/>
          <table:table-cell office:value="0.8831569001764156" office:value-type="float"/>
          <table:table-cell office:value="16" office:value-type="float"/>
          <table:table-cell office:value="-0.14473634958267212" office:value-type="float"/>
        </table:table-row>
        <table:table-row>
          <table:table-cell office:value="0.005554840564727784" office:value-type="float"/>
          <table:table-cell office:value="0.005554840564727784" office:value-type="float"/>
          <table:table-cell office:value="0.005554840564727784" office:value-type="float"/>
          <table:table-cell office:value="0.005554840564727784" office:value-type="float"/>
          <table:table-cell office:value="0.005554840564727784" office:value-type="float"/>
          <table:table-cell office:value="0.005554840564727784" office:value-type="float"/>
          <table:table-cell office:value="0.8997005937559697" office:value-type="float"/>
          <table:table-cell office:value="17" office:value-type="float"/>
          <table:table-cell office:value="-0.6753934621810913" office:value-type="float"/>
        </table:table-row>
        <table:table-row>
          <table:table-cell office:value="-0.0017386037111282344" office:value-type="float"/>
          <table:table-cell office:value="-0.0017386037111282344" office:value-type="float"/>
          <table:table-cell office:value="-0.0017386037111282344" office:value-type="float"/>
          <table:table-cell office:value="-0.0017386037111282344" office:value-type="float"/>
          <table:table-cell office:value="-0.0017386037111282344" office:value-type="float"/>
          <table:table-cell office:value="-0.0017386037111282344" office:value-type="float"/>
          <table:table-cell office:value="0.9175658106992396" office:value-type="float"/>
          <table:table-cell office:value="18" office:value-type="float"/>
          <table:table-cell office:value="-0.7293444275856018" office:value-type="float"/>
        </table:table-row>
        <table:table-row>
          <table:table-cell office:value="-0.011351364254951478" office:value-type="float"/>
          <table:table-cell office:value="-0.011351364254951478" office:value-type="float"/>
          <table:table-cell office:value="-0.011351364254951478" office:value-type="float"/>
          <table:table-cell office:value="-0.011351364254951478" office:value-type="float"/>
          <table:table-cell office:value="-0.011351364254951478" office:value-type="float"/>
          <table:table-cell office:value="-0.011351364254951478" office:value-type="float"/>
          <table:table-cell office:value="0.9411121690511655" office:value-type="float"/>
          <table:table-cell office:value="19" office:value-type="float"/>
          <table:table-cell office:value="-0.9612760543823242" office:value-type="float"/>
        </table:table-row>
        <table:table-row>
          <table:table-cell office:value="-0.012460894584655761" office:value-type="float"/>
          <table:table-cell office:value="-0.012460894584655761" office:value-type="float"/>
          <table:table-cell office:value="-0.012460894584655761" office:value-type="float"/>
          <table:table-cell office:value="-0.012460894584655761" office:value-type="float"/>
          <table:table-cell office:value="-0.012460894584655761" office:value-type="float"/>
          <table:table-cell office:value="-0.012460894584655761" office:value-type="float"/>
          <table:table-cell office:value="0.943829952213083" office:value-type="float"/>
          <table:table-cell office:value="20" office:value-type="float"/>
          <table:table-cell office:value="-0.11095303297042847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622511386871338" office:value-type="float"/>
          <table:table-cell office:value="0.007622511386871338" office:value-type="float"/>
          <table:table-cell office:value="0.007622511386871338" office:value-type="float"/>
          <table:table-cell office:value="0.007622511386871338" office:value-type="float"/>
          <table:table-cell office:value="0.007622511386871338" office:value-type="float"/>
          <table:table-cell office:value="0.007622511386871338" office:value-type="float"/>
          <table:table-cell office:value="0.9751910867868165" office:value-type="float"/>
          <table:table-cell office:value="1" office:value-type="float"/>
          <table:table-cell office:value="0.7622511386871338" office:value-type="float"/>
        </table:table-row>
        <table:table-row>
          <table:table-cell office:value="0.009616477489471436" office:value-type="float"/>
          <table:table-cell office:value="0.009616477489471436" office:value-type="float"/>
          <table:table-cell office:value="0.009616477489471436" office:value-type="float"/>
          <table:table-cell office:value="0.009616477489471436" office:value-type="float"/>
          <table:table-cell office:value="0.009616477489471436" office:value-type="float"/>
          <table:table-cell office:value="0.009616477489471436" office:value-type="float"/>
          <table:table-cell office:value="0.9800752863025928" office:value-type="float"/>
          <table:table-cell office:value="2" office:value-type="float"/>
          <table:table-cell office:value="0.19939661026000977" office:value-type="float"/>
        </table:table-row>
        <table:table-row>
          <table:table-cell office:value="0.010084744691848755" office:value-type="float"/>
          <table:table-cell office:value="0.010084744691848755" office:value-type="float"/>
          <table:table-cell office:value="0.010084744691848755" office:value-type="float"/>
          <table:table-cell office:value="0.010084744691848755" office:value-type="float"/>
          <table:table-cell office:value="0.010084744691848755" office:value-type="float"/>
          <table:table-cell office:value="0.010084744691848755" office:value-type="float"/>
          <table:table-cell office:value="0.9812223020116978" office:value-type="float"/>
          <table:table-cell office:value="3" office:value-type="float"/>
          <table:table-cell office:value="0.046826720237731934" office:value-type="float"/>
        </table:table-row>
        <table:table-row>
          <table:table-cell office:value="0.006722608208656311" office:value-type="float"/>
          <table:table-cell office:value="0.006722608208656311" office:value-type="float"/>
          <table:table-cell office:value="0.006722608208656311" office:value-type="float"/>
          <table:table-cell office:value="0.006722608208656311" office:value-type="float"/>
          <table:table-cell office:value="0.006722608208656311" office:value-type="float"/>
          <table:table-cell office:value="0.006722608208656311" office:value-type="float"/>
          <table:table-cell office:value="0.9729867831822808" office:value-type="float"/>
          <table:table-cell office:value="4" office:value-type="float"/>
          <table:table-cell office:value="-0.3362136483192444" office:value-type="float"/>
        </table:table-row>
        <table:table-row>
          <table:table-cell office:value="0.002938631176948547" office:value-type="float"/>
          <table:table-cell office:value="0.002938631176948547" office:value-type="float"/>
          <table:table-cell office:value="0.002938631176948547" office:value-type="float"/>
          <table:table-cell office:value="0.002938631176948547" office:value-type="float"/>
          <table:table-cell office:value="0.002938631176948547" office:value-type="float"/>
          <table:table-cell office:value="0.002938631176948547" office:value-type="float"/>
          <table:table-cell office:value="0.9637179702561856" office:value-type="float"/>
          <table:table-cell office:value="5" office:value-type="float"/>
          <table:table-cell office:value="-0.37839770317077637" office:value-type="float"/>
        </table:table-row>
        <table:table-row>
          <table:table-cell office:value="-0.0031296211481094366" office:value-type="float"/>
          <table:table-cell office:value="-0.0031296211481094366" office:value-type="float"/>
          <table:table-cell office:value="-0.0031296211481094366" office:value-type="float"/>
          <table:table-cell office:value="-0.0031296211481094366" office:value-type="float"/>
          <table:table-cell office:value="-0.0031296211481094366" office:value-type="float"/>
          <table:table-cell office:value="-0.0031296211481094366" office:value-type="float"/>
          <table:table-cell office:value="0.9488538484293358" office:value-type="float"/>
          <table:table-cell office:value="6" office:value-type="float"/>
          <table:table-cell office:value="-0.6068252325057983" office:value-type="float"/>
        </table:table-row>
        <table:table-row>
          <table:table-cell office:value="-0.008447219133377076" office:value-type="float"/>
          <table:table-cell office:value="-0.008447219133377076" office:value-type="float"/>
          <table:table-cell office:value="-0.008447219133377076" office:value-type="float"/>
          <table:table-cell office:value="-0.008447219133377076" office:value-type="float"/>
          <table:table-cell office:value="-0.008447219133377076" office:value-type="float"/>
          <table:table-cell office:value="-0.008447219133377076" office:value-type="float"/>
          <table:table-cell office:value="0.9358284467081782" office:value-type="float"/>
          <table:table-cell office:value="7" office:value-type="float"/>
          <table:table-cell office:value="-0.5317597985267639" office:value-type="float"/>
        </table:table-row>
        <table:table-row>
          <table:table-cell office:value="-0.010331310033798217" office:value-type="float"/>
          <table:table-cell office:value="-0.010331310033798217" office:value-type="float"/>
          <table:table-cell office:value="-0.010331310033798217" office:value-type="float"/>
          <table:table-cell office:value="-0.010331310033798217" office:value-type="float"/>
          <table:table-cell office:value="-0.010331310033798217" office:value-type="float"/>
          <table:table-cell office:value="-0.010331310033798217" office:value-type="float"/>
          <table:table-cell office:value="0.9312133853731255" office:value-type="float"/>
          <table:table-cell office:value="8" office:value-type="float"/>
          <table:table-cell office:value="-0.18840909004211426" office:value-type="float"/>
        </table:table-row>
        <table:table-row>
          <table:table-cell office:value="-0.004834287166595458" office:value-type="float"/>
          <table:table-cell office:value="-0.004834287166595458" office:value-type="float"/>
          <table:table-cell office:value="-0.004834287166595458" office:value-type="float"/>
          <table:table-cell office:value="-0.004834287166595458" office:value-type="float"/>
          <table:table-cell office:value="-0.004834287166595458" office:value-type="float"/>
          <table:table-cell office:value="-0.004834287166595458" office:value-type="float"/>
          <table:table-cell office:value="0.9446782865021832" office:value-type="float"/>
          <table:table-cell office:value="9" office:value-type="float"/>
          <table:table-cell office:value="0.5497022867202759" office:value-type="float"/>
        </table:table-row>
        <table:table-row>
          <table:table-cell office:value="-0.007740652561187744" office:value-type="float"/>
          <table:table-cell office:value="-0.007740652561187744" office:value-type="float"/>
          <table:table-cell office:value="-0.007740652561187744" office:value-type="float"/>
          <table:table-cell office:value="-0.007740652561187744" office:value-type="float"/>
          <table:table-cell office:value="-0.007740652561187744" office:value-type="float"/>
          <table:table-cell office:value="-0.007740652561187744" office:value-type="float"/>
          <table:table-cell office:value="0.9375591742793494" office:value-type="float"/>
          <table:table-cell office:value="10" office:value-type="float"/>
          <table:table-cell office:value="-0.2906365394592285" office:value-type="float"/>
        </table:table-row>
        <table:table-row>
          <table:table-cell office:value="-0.00561594009399414" office:value-type="float"/>
          <table:table-cell office:value="-0.00561594009399414" office:value-type="float"/>
          <table:table-cell office:value="-0.00561594009399414" office:value-type="float"/>
          <table:table-cell office:value="-0.00561594009399414" office:value-type="float"/>
          <table:table-cell office:value="-0.00561594009399414" office:value-type="float"/>
          <table:table-cell office:value="-0.00561594009399414" office:value-type="float"/>
          <table:table-cell office:value="0.9427636356741037" office:value-type="float"/>
          <table:table-cell office:value="11" office:value-type="float"/>
          <table:table-cell office:value="0.21247124671936035" office:value-type="float"/>
        </table:table-row>
        <table:table-row>
          <table:table-cell office:value="0.0019408345222473146" office:value-type="float"/>
          <table:table-cell office:value="0.0019408345222473146" office:value-type="float"/>
          <table:table-cell office:value="0.0019408345222473146" office:value-type="float"/>
          <table:table-cell office:value="0.0019408345222473146" office:value-type="float"/>
          <table:table-cell office:value="0.0019408345222473146" office:value-type="float"/>
          <table:table-cell office:value="0.0019408345222473146" office:value-type="float"/>
          <table:table-cell office:value="0.9612738775851115" office:value-type="float"/>
          <table:table-cell office:value="12" office:value-type="float"/>
          <table:table-cell office:value="0.7556774616241455" office:value-type="float"/>
        </table:table-row>
        <table:table-row>
          <table:table-cell office:value="0.005656301975250244" office:value-type="float"/>
          <table:table-cell office:value="0.005656301975250244" office:value-type="float"/>
          <table:table-cell office:value="0.005656301975250244" office:value-type="float"/>
          <table:table-cell office:value="0.005656301975250244" office:value-type="float"/>
          <table:table-cell office:value="0.005656301975250244" office:value-type="float"/>
          <table:table-cell office:value="0.005656301975250244" office:value-type="float"/>
          <table:table-cell office:value="0.9703748770008869" office:value-type="float"/>
          <table:table-cell office:value="13" office:value-type="float"/>
          <table:table-cell office:value="0.37154674530029297" office:value-type="float"/>
        </table:table-row>
        <table:table-row>
          <table:table-cell office:value="-0.0019511812925338745" office:value-type="float"/>
          <table:table-cell office:value="-0.0019511812925338745" office:value-type="float"/>
          <table:table-cell office:value="-0.0019511812925338745" office:value-type="float"/>
          <table:table-cell office:value="-0.0019511812925338745" office:value-type="float"/>
          <table:table-cell office:value="-0.0019511812925338745" office:value-type="float"/>
          <table:table-cell office:value="-0.0019511812925338745" office:value-type="float"/>
          <table:table-cell office:value="0.9517404247680551" office:value-type="float"/>
          <table:table-cell office:value="14" office:value-type="float"/>
          <table:table-cell office:value="-0.7607483267784119" office:value-type="float"/>
        </table:table-row>
        <table:table-row>
          <table:table-cell office:value="0.0010016638040542605" office:value-type="float"/>
          <table:table-cell office:value="0.0010016638040542605" office:value-type="float"/>
          <table:table-cell office:value="0.0010016638040542605" office:value-type="float"/>
          <table:table-cell office:value="0.0010016638040542605" office:value-type="float"/>
          <table:table-cell office:value="0.0010016638040542605" office:value-type="float"/>
          <table:table-cell office:value="0.0010016638040542605" office:value-type="float"/>
          <table:table-cell office:value="0.9589733885441752" office:value-type="float"/>
          <table:table-cell office:value="15" office:value-type="float"/>
          <table:table-cell office:value="0.2952845096588135" office:value-type="float"/>
        </table:table-row>
        <table:table-row>
          <table:table-cell office:value="0.006132243275642395" office:value-type="float"/>
          <table:table-cell office:value="0.006132243275642395" office:value-type="float"/>
          <table:table-cell office:value="0.006132243275642395" office:value-type="float"/>
          <table:table-cell office:value="0.006132243275642395" office:value-type="float"/>
          <table:table-cell office:value="0.006132243275642395" office:value-type="float"/>
          <table:table-cell office:value="0.006132243275642395" office:value-type="float"/>
          <table:table-cell office:value="0.9715406903343644" office:value-type="float"/>
          <table:table-cell office:value="16" office:value-type="float"/>
          <table:table-cell office:value="0.5130579471588135" office:value-type="float"/>
        </table:table-row>
        <table:table-row>
          <table:table-cell office:value="4.154443740844553e-06" office:value-type="float"/>
          <table:table-cell office:value="4.154443740844553e-06" office:value-type="float"/>
          <table:table-cell office:value="4.154443740844553e-06" office:value-type="float"/>
          <table:table-cell office:value="4.154443740844553e-06" office:value-type="float"/>
          <table:table-cell office:value="4.154443740844553e-06" office:value-type="float"/>
          <table:table-cell office:value="4.154443740844553e-06" office:value-type="float"/>
          <table:table-cell office:value="0.9565299995977574" office:value-type="float"/>
          <table:table-cell office:value="17" office:value-type="float"/>
          <table:table-cell office:value="-0.612808883190155" office:value-type="float"/>
        </table:table-row>
        <table:table-row>
          <table:table-cell office:value="-0.008993813395500184" office:value-type="float"/>
          <table:table-cell office:value="-0.008993813395500184" office:value-type="float"/>
          <table:table-cell office:value="-0.008993813395500184" office:value-type="float"/>
          <table:table-cell office:value="-0.008993813395500184" office:value-type="float"/>
          <table:table-cell office:value="-0.008993813395500184" office:value-type="float"/>
          <table:table-cell office:value="-0.008993813395500184" office:value-type="float"/>
          <table:table-cell office:value="0.9344895696696436" office:value-type="float"/>
          <table:table-cell office:value="18" office:value-type="float"/>
          <table:table-cell office:value="-0.8997967839241028" office:value-type="float"/>
        </table:table-row>
        <table:table-row>
          <table:table-cell office:value="-0.013632317185401917" office:value-type="float"/>
          <table:table-cell office:value="-0.013632317185401917" office:value-type="float"/>
          <table:table-cell office:value="-0.013632317185401917" office:value-type="float"/>
          <table:table-cell office:value="-0.013632317185401917" office:value-type="float"/>
          <table:table-cell office:value="-0.013632317185401917" office:value-type="float"/>
          <table:table-cell office:value="-0.013632317185401917" office:value-type="float"/>
          <table:table-cell office:value="0.9231276022144184" office:value-type="float"/>
          <table:table-cell office:value="19" office:value-type="float"/>
          <table:table-cell office:value="-0.46385037899017334" office:value-type="float"/>
        </table:table-row>
        <table:table-row>
          <table:table-cell office:value="-0.00515639364719391" office:value-type="float"/>
          <table:table-cell office:value="-0.00515639364719391" office:value-type="float"/>
          <table:table-cell office:value="-0.00515639364719391" office:value-type="float"/>
          <table:table-cell office:value="-0.00515639364719391" office:value-type="float"/>
          <table:table-cell office:value="-0.00515639364719391" office:value-type="float"/>
          <table:table-cell office:value="-0.00515639364719391" office:value-type="float"/>
          <table:table-cell office:value="0.9438892899818734" office:value-type="float"/>
          <table:table-cell office:value="20" office:value-type="float"/>
          <table:table-cell office:value="0.8475923538208008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834170341491699" office:value-type="float"/>
          <table:table-cell office:value="-0.004834170341491699" office:value-type="float"/>
          <table:table-cell office:value="-0.004834170341491699" office:value-type="float"/>
          <table:table-cell office:value="-0.004834170341491699" office:value-type="float"/>
          <table:table-cell office:value="-0.004834170341491699" office:value-type="float"/>
          <table:table-cell office:value="-0.004834170341491699" office:value-type="float"/>
          <table:table-cell office:value="0.9524570512771379" office:value-type="float"/>
          <table:table-cell office:value="1" office:value-type="float"/>
          <table:table-cell office:value="-0.4834170341491699" office:value-type="float"/>
        </table:table-row>
        <table:table-row>
          <table:table-cell office:value="-0.014424331784248352" office:value-type="float"/>
          <table:table-cell office:value="-0.014424331784248352" office:value-type="float"/>
          <table:table-cell office:value="-0.014424331784248352" office:value-type="float"/>
          <table:table-cell office:value="-0.014424331784248352" office:value-type="float"/>
          <table:table-cell office:value="-0.014424331784248352" office:value-type="float"/>
          <table:table-cell office:value="-0.014424331784248352" office:value-type="float"/>
          <table:table-cell office:value="0.9289660491914707" office:value-type="float"/>
          <table:table-cell office:value="2" office:value-type="float"/>
          <table:table-cell office:value="-0.9590161442756653" office:value-type="float"/>
        </table:table-row>
        <table:table-row>
          <table:table-cell office:value="-0.015707942247390746" office:value-type="float"/>
          <table:table-cell office:value="-0.015707942247390746" office:value-type="float"/>
          <table:table-cell office:value="-0.015707942247390746" office:value-type="float"/>
          <table:table-cell office:value="-0.015707942247390746" office:value-type="float"/>
          <table:table-cell office:value="-0.015707942247390746" office:value-type="float"/>
          <table:table-cell office:value="-0.015707942247390746" office:value-type="float"/>
          <table:table-cell office:value="0.9258218585282743" office:value-type="float"/>
          <table:table-cell office:value="3" office:value-type="float"/>
          <table:table-cell office:value="-0.1283610463142395" office:value-type="float"/>
        </table:table-row>
        <table:table-row>
          <table:table-cell office:value="-0.010267481803894042" office:value-type="float"/>
          <table:table-cell office:value="-0.010267481803894042" office:value-type="float"/>
          <table:table-cell office:value="-0.010267481803894042" office:value-type="float"/>
          <table:table-cell office:value="-0.010267481803894042" office:value-type="float"/>
          <table:table-cell office:value="-0.010267481803894042" office:value-type="float"/>
          <table:table-cell office:value="-0.010267481803894042" office:value-type="float"/>
          <table:table-cell office:value="0.939148210580637" office:value-type="float"/>
          <table:table-cell office:value="4" office:value-type="float"/>
          <table:table-cell office:value="0.5440460443496704" office:value-type="float"/>
        </table:table-row>
        <table:table-row>
          <table:table-cell office:value="-0.01999838352203369" office:value-type="float"/>
          <table:table-cell office:value="-0.01999838352203369" office:value-type="float"/>
          <table:table-cell office:value="-0.01999838352203369" office:value-type="float"/>
          <table:table-cell office:value="-0.01999838352203369" office:value-type="float"/>
          <table:table-cell office:value="-0.01999838352203369" office:value-type="float"/>
          <table:table-cell office:value="-0.01999838352203369" office:value-type="float"/>
          <table:table-cell office:value="0.9153124666340228" office:value-type="float"/>
          <table:table-cell office:value="5" office:value-type="float"/>
          <table:table-cell office:value="-0.9730901718139648" office:value-type="float"/>
        </table:table-row>
        <table:table-row>
          <table:table-cell office:value="-0.0245894980430603" office:value-type="float"/>
          <table:table-cell office:value="-0.0245894980430603" office:value-type="float"/>
          <table:table-cell office:value="-0.0245894980430603" office:value-type="float"/>
          <table:table-cell office:value="-0.0245894980430603" office:value-type="float"/>
          <table:table-cell office:value="-0.0245894980430603" office:value-type="float"/>
          <table:table-cell office:value="-0.0245894980430603" office:value-type="float"/>
          <table:table-cell office:value="0.9040665787068252" office:value-type="float"/>
          <table:table-cell office:value="6" office:value-type="float"/>
          <table:table-cell office:value="-0.45911145210266113" office:value-type="float"/>
        </table:table-row>
        <table:table-row>
          <table:table-cell office:value="-0.018264338970184323" office:value-type="float"/>
          <table:table-cell office:value="-0.018264338970184323" office:value-type="float"/>
          <table:table-cell office:value="-0.018264338970184323" office:value-type="float"/>
          <table:table-cell office:value="-0.018264338970184323" office:value-type="float"/>
          <table:table-cell office:value="-0.018264338970184323" office:value-type="float"/>
          <table:table-cell office:value="-0.018264338970184323" office:value-type="float"/>
          <table:table-cell office:value="0.9195599909773069" office:value-type="float"/>
          <table:table-cell office:value="7" office:value-type="float"/>
          <table:table-cell office:value="0.6325159072875977" office:value-type="float"/>
        </table:table-row>
        <table:table-row>
          <table:table-cell office:value="-0.01720635414123535" office:value-type="float"/>
          <table:table-cell office:value="-0.01720635414123535" office:value-type="float"/>
          <table:table-cell office:value="-0.01720635414123535" office:value-type="float"/>
          <table:table-cell office:value="-0.01720635414123535" office:value-type="float"/>
          <table:table-cell office:value="-0.01720635414123535" office:value-type="float"/>
          <table:table-cell office:value="-0.01720635414123535" office:value-type="float"/>
          <table:table-cell office:value="0.9221515139638375" office:value-type="float"/>
          <table:table-cell office:value="8" office:value-type="float"/>
          <table:table-cell office:value="0.10579848289489746" office:value-type="float"/>
        </table:table-row>
        <table:table-row>
          <table:table-cell office:value="-0.017633115053176877" office:value-type="float"/>
          <table:table-cell office:value="-0.017633115053176877" office:value-type="float"/>
          <table:table-cell office:value="-0.017633115053176877" office:value-type="float"/>
          <table:table-cell office:value="-0.017633115053176877" office:value-type="float"/>
          <table:table-cell office:value="-0.017633115053176877" office:value-type="float"/>
          <table:table-cell office:value="-0.017633115053176877" office:value-type="float"/>
          <table:table-cell office:value="0.921106167487416" office:value-type="float"/>
          <table:table-cell office:value="9" office:value-type="float"/>
          <table:table-cell office:value="-0.04267609119415283" office:value-type="float"/>
        </table:table-row>
        <table:table-row>
          <table:table-cell office:value="-0.007832077741622923" office:value-type="float"/>
          <table:table-cell office:value="-0.007832077741622923" office:value-type="float"/>
          <table:table-cell office:value="-0.007832077741622923" office:value-type="float"/>
          <table:table-cell office:value="-0.007832077741622923" office:value-type="float"/>
          <table:table-cell office:value="-0.007832077741622923" office:value-type="float"/>
          <table:table-cell office:value="-0.007832077741622923" office:value-type="float"/>
          <table:table-cell office:value="0.9451137078507026" office:value-type="float"/>
          <table:table-cell office:value="10" office:value-type="float"/>
          <table:table-cell office:value="0.9801037311553955" office:value-type="float"/>
        </table:table-row>
        <table:table-row>
          <table:table-cell office:value="-0.004949859380722043" office:value-type="float"/>
          <table:table-cell office:value="-0.004949859380722043" office:value-type="float"/>
          <table:table-cell office:value="-0.004949859380722043" office:value-type="float"/>
          <table:table-cell office:value="-0.004949859380722043" office:value-type="float"/>
          <table:table-cell office:value="-0.004949859380722043" office:value-type="float"/>
          <table:table-cell office:value="-0.004949859380722043" office:value-type="float"/>
          <table:table-cell office:value="0.9521736721621907" office:value-type="float"/>
          <table:table-cell office:value="11" office:value-type="float"/>
          <table:table-cell office:value="0.2882218360900879" office:value-type="float"/>
        </table:table-row>
        <table:table-row>
          <table:table-cell office:value="0.0014833223819732694" office:value-type="float"/>
          <table:table-cell office:value="0.0014833223819732694" office:value-type="float"/>
          <table:table-cell office:value="0.0014833223819732694" office:value-type="float"/>
          <table:table-cell office:value="0.0014833223819732694" office:value-type="float"/>
          <table:table-cell office:value="0.0014833223819732694" office:value-type="float"/>
          <table:table-cell office:value="0.0014833223819732694" office:value-type="float"/>
          <table:table-cell office:value="0.9679316849033727" office:value-type="float"/>
          <table:table-cell office:value="12" office:value-type="float"/>
          <table:table-cell office:value="0.6433181762695312" office:value-type="float"/>
        </table:table-row>
        <table:table-row>
          <table:table-cell office:value="0.004091212749481204" office:value-type="float"/>
          <table:table-cell office:value="0.004091212749481204" office:value-type="float"/>
          <table:table-cell office:value="0.004091212749481204" office:value-type="float"/>
          <table:table-cell office:value="0.004091212749481204" office:value-type="float"/>
          <table:table-cell office:value="0.004091212749481204" office:value-type="float"/>
          <table:table-cell office:value="0.004091212749481204" office:value-type="float"/>
          <table:table-cell office:value="0.9743196856088864" office:value-type="float"/>
          <table:table-cell office:value="13" office:value-type="float"/>
          <table:table-cell office:value="0.26078903675079346" office:value-type="float"/>
        </table:table-row>
        <table:table-row>
          <table:table-cell office:value="0.010594964027404789" office:value-type="float"/>
          <table:table-cell office:value="0.010594964027404789" office:value-type="float"/>
          <table:table-cell office:value="0.010594964027404789" office:value-type="float"/>
          <table:table-cell office:value="0.010594964027404789" office:value-type="float"/>
          <table:table-cell office:value="0.010594964027404789" office:value-type="float"/>
          <table:table-cell office:value="0.010594964027404789" office:value-type="float"/>
          <table:table-cell office:value="0.9902505576537732" office:value-type="float"/>
          <table:table-cell office:value="14" office:value-type="float"/>
          <table:table-cell office:value="0.6503751277923584" office:value-type="float"/>
        </table:table-row>
        <table:table-row>
          <table:table-cell office:value="0.01886610269546509" office:value-type="float"/>
          <table:table-cell office:value="0.01886610269546509" office:value-type="float"/>
          <table:table-cell office:value="0.01886610269546509" office:value-type="float"/>
          <table:table-cell office:value="0.01886610269546509" office:value-type="float"/>
          <table:table-cell office:value="0.01886610269546509" office:value-type="float"/>
          <table:table-cell office:value="0.01886610269546509" office:value-type="float"/>
          <table:table-cell office:value="0.9894893730176758" office:value-type="float"/>
          <table:table-cell office:value="15" office:value-type="float"/>
          <table:table-cell office:value="0.8271138668060303" office:value-type="float"/>
        </table:table-row>
        <table:table-row>
          <table:table-cell office:value="0.01497396528720856" office:value-type="float"/>
          <table:table-cell office:value="0.01497396528720856" office:value-type="float"/>
          <table:table-cell office:value="0.01497396528720856" office:value-type="float"/>
          <table:table-cell office:value="0.01497396528720856" office:value-type="float"/>
          <table:table-cell office:value="0.01497396528720856" office:value-type="float"/>
          <table:table-cell office:value="0.01497396528720856" office:value-type="float"/>
          <table:table-cell office:value="0.9990231236767029" office:value-type="float"/>
          <table:table-cell office:value="16" office:value-type="float"/>
          <table:table-cell office:value="-0.3892137408256531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196661710739136" office:value-type="float"/>
          <table:table-cell office:value="-0.009196661710739136" office:value-type="float"/>
          <table:table-cell office:value="-0.009196661710739136" office:value-type="float"/>
          <table:table-cell office:value="-0.009196661710739136" office:value-type="float"/>
          <table:table-cell office:value="-0.009196661710739136" office:value-type="float"/>
          <table:table-cell office:value="-0.009196661710739136" office:value-type="float"/>
          <table:table-cell office:value="0.9776964005529147" office:value-type="float"/>
          <table:table-cell office:value="1" office:value-type="float"/>
          <table:table-cell office:value="-0.9196661710739136" office:value-type="float"/>
        </table:table-row>
        <table:table-row>
          <table:table-cell office:value="-0.0026806271076202396" office:value-type="float"/>
          <table:table-cell office:value="-0.0026806271076202396" office:value-type="float"/>
          <table:table-cell office:value="-0.0026806271076202396" office:value-type="float"/>
          <table:table-cell office:value="-0.0026806271076202396" office:value-type="float"/>
          <table:table-cell office:value="-0.0026806271076202396" office:value-type="float"/>
          <table:table-cell office:value="-0.0026806271076202396" office:value-type="float"/>
          <table:table-cell office:value="0.9936573604768747" office:value-type="float"/>
          <table:table-cell office:value="2" office:value-type="float"/>
          <table:table-cell office:value="0.6516034603118896" office:value-type="float"/>
        </table:table-row>
        <table:table-row>
          <table:table-cell office:value="-0.011962302327156067" office:value-type="float"/>
          <table:table-cell office:value="-0.011962302327156067" office:value-type="float"/>
          <table:table-cell office:value="-0.011962302327156067" office:value-type="float"/>
          <table:table-cell office:value="-0.011962302327156067" office:value-type="float"/>
          <table:table-cell office:value="-0.011962302327156067" office:value-type="float"/>
          <table:table-cell office:value="-0.011962302327156067" office:value-type="float"/>
          <table:table-cell office:value="0.9709219922307769" office:value-type="float"/>
          <table:table-cell office:value="3" office:value-type="float"/>
          <table:table-cell office:value="-0.9281675219535828" office:value-type="float"/>
        </table:table-row>
        <table:table-row>
          <table:table-cell office:value="-0.00959881603717804" office:value-type="float"/>
          <table:table-cell office:value="-0.00959881603717804" office:value-type="float"/>
          <table:table-cell office:value="-0.00959881603717804" office:value-type="float"/>
          <table:table-cell office:value="-0.00959881603717804" office:value-type="float"/>
          <table:table-cell office:value="-0.00959881603717804" office:value-type="float"/>
          <table:table-cell office:value="-0.00959881603717804" office:value-type="float"/>
          <table:table-cell office:value="0.9767113276552867" office:value-type="float"/>
          <table:table-cell office:value="4" office:value-type="float"/>
          <table:table-cell office:value="0.23634862899780273" office:value-type="float"/>
        </table:table-row>
        <table:table-row>
          <table:table-cell office:value="-0.004985209107398987" office:value-type="float"/>
          <table:table-cell office:value="-0.004985209107398987" office:value-type="float"/>
          <table:table-cell office:value="-0.004985209107398987" office:value-type="float"/>
          <table:table-cell office:value="-0.004985209107398987" office:value-type="float"/>
          <table:table-cell office:value="-0.004985209107398987" office:value-type="float"/>
          <table:table-cell office:value="-0.004985209107398987" office:value-type="float"/>
          <table:table-cell office:value="0.9880123105070139" office:value-type="float"/>
          <table:table-cell office:value="5" office:value-type="float"/>
          <table:table-cell office:value="0.4613606929779053" office:value-type="float"/>
        </table:table-row>
        <table:table-row>
          <table:table-cell office:value="-0.0038925486803054812" office:value-type="float"/>
          <table:table-cell office:value="-0.0038925486803054812" office:value-type="float"/>
          <table:table-cell office:value="-0.0038925486803054812" office:value-type="float"/>
          <table:table-cell office:value="-0.0038925486803054812" office:value-type="float"/>
          <table:table-cell office:value="-0.0038925486803054812" office:value-type="float"/>
          <table:table-cell office:value="-0.0038925486803054812" office:value-type="float"/>
          <table:table-cell office:value="0.9906887710155245" office:value-type="float"/>
          <table:table-cell office:value="6" office:value-type="float"/>
          <table:table-cell office:value="0.10926604270935059" office:value-type="float"/>
        </table:table-row>
        <table:table-row>
          <table:table-cell office:value="-0.007898474335670471" office:value-type="float"/>
          <table:table-cell office:value="-0.007898474335670471" office:value-type="float"/>
          <table:table-cell office:value="-0.007898474335670471" office:value-type="float"/>
          <table:table-cell office:value="-0.007898474335670471" office:value-type="float"/>
          <table:table-cell office:value="-0.007898474335670471" office:value-type="float"/>
          <table:table-cell office:value="-0.007898474335670471" office:value-type="float"/>
          <table:table-cell office:value="0.980876297212356" office:value-type="float"/>
          <table:table-cell office:value="7" office:value-type="float"/>
          <table:table-cell office:value="-0.400592565536499" office:value-type="float"/>
        </table:table-row>
        <table:table-row>
          <table:table-cell office:value="-0.008042897582054138" office:value-type="float"/>
          <table:table-cell office:value="-0.008042897582054138" office:value-type="float"/>
          <table:table-cell office:value="-0.008042897582054138" office:value-type="float"/>
          <table:table-cell office:value="-0.008042897582054138" office:value-type="float"/>
          <table:table-cell office:value="-0.008042897582054138" office:value-type="float"/>
          <table:table-cell office:value="-0.008042897582054138" office:value-type="float"/>
          <table:table-cell office:value="0.9805225339517197" office:value-type="float"/>
          <table:table-cell office:value="8" office:value-type="float"/>
          <table:table-cell office:value="-0.0144423246383667" office:value-type="float"/>
        </table:table-row>
        <table:table-row>
          <table:table-cell office:value="-0.00970585286617279" office:value-type="float"/>
          <table:table-cell office:value="-0.00970585286617279" office:value-type="float"/>
          <table:table-cell office:value="-0.00970585286617279" office:value-type="float"/>
          <table:table-cell office:value="-0.00970585286617279" office:value-type="float"/>
          <table:table-cell office:value="-0.00970585286617279" office:value-type="float"/>
          <table:table-cell office:value="-0.00970585286617279" office:value-type="float"/>
          <table:table-cell office:value="0.9764491420405641" office:value-type="float"/>
          <table:table-cell office:value="9" office:value-type="float"/>
          <table:table-cell office:value="-0.16629552841186523" office:value-type="float"/>
        </table:table-row>
        <table:table-row>
          <table:table-cell office:value="-0.011760232448577882" office:value-type="float"/>
          <table:table-cell office:value="-0.011760232448577882" office:value-type="float"/>
          <table:table-cell office:value="-0.011760232448577882" office:value-type="float"/>
          <table:table-cell office:value="-0.011760232448577882" office:value-type="float"/>
          <table:table-cell office:value="-0.011760232448577882" office:value-type="float"/>
          <table:table-cell office:value="-0.011760232448577882" office:value-type="float"/>
          <table:table-cell office:value="0.9714169603256796" office:value-type="float"/>
          <table:table-cell office:value="10" office:value-type="float"/>
          <table:table-cell office:value="-0.20543795824050903" office:value-type="float"/>
        </table:table-row>
        <table:table-row>
          <table:table-cell office:value="-0.006111179590225221" office:value-type="float"/>
          <table:table-cell office:value="-0.006111179590225221" office:value-type="float"/>
          <table:table-cell office:value="-0.006111179590225221" office:value-type="float"/>
          <table:table-cell office:value="-0.006111179590225221" office:value-type="float"/>
          <table:table-cell office:value="-0.006111179590225221" office:value-type="float"/>
          <table:table-cell office:value="-0.006111179590225221" office:value-type="float"/>
          <table:table-cell office:value="0.9852542573586545" office:value-type="float"/>
          <table:table-cell office:value="11" office:value-type="float"/>
          <table:table-cell office:value="0.5649052858352661" office:value-type="float"/>
        </table:table-row>
        <table:table-row>
          <table:table-cell office:value="-0.0013325917720794682" office:value-type="float"/>
          <table:table-cell office:value="-0.0013325917720794682" office:value-type="float"/>
          <table:table-cell office:value="-0.0013325917720794682" office:value-type="float"/>
          <table:table-cell office:value="-0.0013325917720794682" office:value-type="float"/>
          <table:table-cell office:value="-0.0013325917720794682" office:value-type="float"/>
          <table:table-cell office:value="-0.0013325917720794682" office:value-type="float"/>
          <table:table-cell office:value="0.9969593592041911" office:value-type="float"/>
          <table:table-cell office:value="12" office:value-type="float"/>
          <table:table-cell office:value="0.4778587818145752" office:value-type="float"/>
        </table:table-row>
        <table:table-row>
          <table:table-cell office:value="-0.006018320322036743" office:value-type="float"/>
          <table:table-cell office:value="-0.006018320322036743" office:value-type="float"/>
          <table:table-cell office:value="-0.006018320322036743" office:value-type="float"/>
          <table:table-cell office:value="-0.006018320322036743" office:value-type="float"/>
          <table:table-cell office:value="-0.006018320322036743" office:value-type="float"/>
          <table:table-cell office:value="-0.006018320322036743" office:value-type="float"/>
          <table:table-cell office:value="0.9854817151836045" office:value-type="float"/>
          <table:table-cell office:value="13" office:value-type="float"/>
          <table:table-cell office:value="-0.46857285499572754" office:value-type="float"/>
        </table:table-row>
        <table:table-row>
          <table:table-cell office:value="0.0009724462032318117" office:value-type="float"/>
          <table:table-cell office:value="0.0009724462032318117" office:value-type="float"/>
          <table:table-cell office:value="0.0009724462032318117" office:value-type="float"/>
          <table:table-cell office:value="0.0009724462032318117" office:value-type="float"/>
          <table:table-cell office:value="0.0009724462032318117" office:value-type="float"/>
          <table:table-cell office:value="0.0009724462032318117" office:value-type="float"/>
          <table:table-cell office:value="0.9973944739185582" office:value-type="float"/>
          <table:table-cell office:value="14" office:value-type="float"/>
          <table:table-cell office:value="0.6990766525268555" office:value-type="float"/>
        </table:table-row>
        <table:table-row>
          <table:table-cell office:value="-0.008114703297615052" office:value-type="float"/>
          <table:table-cell office:value="-0.008114703297615052" office:value-type="float"/>
          <table:table-cell office:value="-0.008114703297615052" office:value-type="float"/>
          <table:table-cell office:value="-0.008114703297615052" office:value-type="float"/>
          <table:table-cell office:value="-0.008114703297615052" office:value-type="float"/>
          <table:table-cell office:value="-0.008114703297615052" office:value-type="float"/>
          <table:table-cell office:value="0.9803466465879801" office:value-type="float"/>
          <table:table-cell office:value="15" office:value-type="float"/>
          <table:table-cell office:value="-0.9087149500846863" office:value-type="float"/>
        </table:table-row>
        <table:table-row>
          <table:table-cell office:value="0.0012489455938339226" office:value-type="float"/>
          <table:table-cell office:value="0.0012489455938339226" office:value-type="float"/>
          <table:table-cell office:value="0.0012489455938339226" office:value-type="float"/>
          <table:table-cell office:value="0.0012489455938339226" office:value-type="float"/>
          <table:table-cell office:value="0.0012489455938339226" office:value-type="float"/>
          <table:table-cell office:value="0.0012489455938339226" office:value-type="float"/>
          <table:table-cell office:value="0.9967171914973926" office:value-type="float"/>
          <table:table-cell office:value="16" office:value-type="float"/>
          <table:table-cell office:value="0.9363648891448975" office:value-type="float"/>
        </table:table-row>
        <table:table-row>
          <table:table-cell office:value="0.0008590847253799432" office:value-type="float"/>
          <table:table-cell office:value="0.0008590847253799432" office:value-type="float"/>
          <table:table-cell office:value="0.0008590847253799432" office:value-type="float"/>
          <table:table-cell office:value="0.0008590847253799432" office:value-type="float"/>
          <table:table-cell office:value="0.0008590847253799432" office:value-type="float"/>
          <table:table-cell office:value="0.0008590847253799432" office:value-type="float"/>
          <table:table-cell office:value="0.9976721516957832" office:value-type="float"/>
          <table:table-cell office:value="17" office:value-type="float"/>
          <table:table-cell office:value="-0.03898608684539795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00665020942688" office:value-type="float"/>
          <table:table-cell office:value="-0.00300665020942688" office:value-type="float"/>
          <table:table-cell office:value="-0.00300665020942688" office:value-type="float"/>
          <table:table-cell office:value="-0.00300665020942688" office:value-type="float"/>
          <table:table-cell office:value="-0.00300665020942688" office:value-type="float"/>
          <table:table-cell office:value="-0.00300665020942688" office:value-type="float"/>
          <table:table-cell office:value="0.9075325599759795" office:value-type="float"/>
          <table:table-cell office:value="1" office:value-type="float"/>
          <table:table-cell office:value="-0.300665020942688" office:value-type="float"/>
        </table:table-row>
        <table:table-row>
          <table:table-cell office:value="-0.004531126618385315" office:value-type="float"/>
          <table:table-cell office:value="-0.004531126618385315" office:value-type="float"/>
          <table:table-cell office:value="-0.004531126618385315" office:value-type="float"/>
          <table:table-cell office:value="-0.004531126618385315" office:value-type="float"/>
          <table:table-cell office:value="-0.004531126618385315" office:value-type="float"/>
          <table:table-cell office:value="-0.004531126618385315" office:value-type="float"/>
          <table:table-cell office:value="0.9037983706491208" office:value-type="float"/>
          <table:table-cell office:value="2" office:value-type="float"/>
          <table:table-cell office:value="-0.1524476408958435" office:value-type="float"/>
        </table:table-row>
        <table:table-row>
          <table:table-cell office:value="0.004787351489067077" office:value-type="float"/>
          <table:table-cell office:value="0.004787351489067077" office:value-type="float"/>
          <table:table-cell office:value="0.004787351489067077" office:value-type="float"/>
          <table:table-cell office:value="0.004787351489067077" office:value-type="float"/>
          <table:table-cell office:value="0.004787351489067077" office:value-type="float"/>
          <table:table-cell office:value="0.004787351489067077" office:value-type="float"/>
          <table:table-cell office:value="0.9266238871916751" office:value-type="float"/>
          <table:table-cell office:value="3" office:value-type="float"/>
          <table:table-cell office:value="0.9318478107452393" office:value-type="float"/>
        </table:table-row>
        <table:table-row>
          <table:table-cell office:value="0.013933472037315368" office:value-type="float"/>
          <table:table-cell office:value="0.013933472037315368" office:value-type="float"/>
          <table:table-cell office:value="0.013933472037315368" office:value-type="float"/>
          <table:table-cell office:value="0.013933472037315368" office:value-type="float"/>
          <table:table-cell office:value="0.013933472037315368" office:value-type="float"/>
          <table:table-cell office:value="0.013933472037315368" office:value-type="float"/>
          <table:table-cell office:value="0.9490272156608678" office:value-type="float"/>
          <table:table-cell office:value="4" office:value-type="float"/>
          <table:table-cell office:value="0.9146120548248291" office:value-type="float"/>
        </table:table-row>
        <table:table-row>
          <table:table-cell office:value="0.008467268347740173" office:value-type="float"/>
          <table:table-cell office:value="0.008467268347740173" office:value-type="float"/>
          <table:table-cell office:value="0.008467268347740173" office:value-type="float"/>
          <table:table-cell office:value="0.008467268347740173" office:value-type="float"/>
          <table:table-cell office:value="0.008467268347740173" office:value-type="float"/>
          <table:table-cell office:value="0.008467268347740173" office:value-type="float"/>
          <table:table-cell office:value="0.9356378057912897" office:value-type="float"/>
          <table:table-cell office:value="5" office:value-type="float"/>
          <table:table-cell office:value="-0.5466203689575195" office:value-type="float"/>
        </table:table-row>
        <table:table-row>
          <table:table-cell office:value="0.015083500742912294" office:value-type="float"/>
          <table:table-cell office:value="0.015083500742912294" office:value-type="float"/>
          <table:table-cell office:value="0.015083500742912294" office:value-type="float"/>
          <table:table-cell office:value="0.015083500742912294" office:value-type="float"/>
          <table:table-cell office:value="0.015083500742912294" office:value-type="float"/>
          <table:table-cell office:value="0.015083500742912294" office:value-type="float"/>
          <table:table-cell office:value="0.9518441991791337" office:value-type="float"/>
          <table:table-cell office:value="6" office:value-type="float"/>
          <table:table-cell office:value="0.6616232395172119" office:value-type="float"/>
        </table:table-row>
        <table:table-row>
          <table:table-cell office:value="0.013295462727546694" office:value-type="float"/>
          <table:table-cell office:value="0.013295462727546694" office:value-type="float"/>
          <table:table-cell office:value="0.013295462727546694" office:value-type="float"/>
          <table:table-cell office:value="0.013295462727546694" office:value-type="float"/>
          <table:table-cell office:value="0.013295462727546694" office:value-type="float"/>
          <table:table-cell office:value="0.013295462727546694" office:value-type="float"/>
          <table:table-cell office:value="0.9474644184007892" office:value-type="float"/>
          <table:table-cell office:value="7" office:value-type="float"/>
          <table:table-cell office:value="-0.17880380153656006" office:value-type="float"/>
        </table:table-row>
        <table:table-row>
          <table:table-cell office:value="0.00727873742580414" office:value-type="float"/>
          <table:table-cell office:value="0.00727873742580414" office:value-type="float"/>
          <table:table-cell office:value="0.00727873742580414" office:value-type="float"/>
          <table:table-cell office:value="0.00727873742580414" office:value-type="float"/>
          <table:table-cell office:value="0.00727873742580414" office:value-type="float"/>
          <table:table-cell office:value="0.00727873742580414" office:value-type="float"/>
          <table:table-cell office:value="0.9327265114890269" office:value-type="float"/>
          <table:table-cell office:value="8" office:value-type="float"/>
          <table:table-cell office:value="-0.6016725301742554" office:value-type="float"/>
        </table:table-row>
        <table:table-row>
          <table:table-cell office:value="0.016844720244407654" office:value-type="float"/>
          <table:table-cell office:value="0.016844720244407654" office:value-type="float"/>
          <table:table-cell office:value="0.016844720244407654" office:value-type="float"/>
          <table:table-cell office:value="0.016844720244407654" office:value-type="float"/>
          <table:table-cell office:value="0.016844720244407654" office:value-type="float"/>
          <table:table-cell office:value="0.016844720244407654" office:value-type="float"/>
          <table:table-cell office:value="0.9561582882828362" office:value-type="float"/>
          <table:table-cell office:value="9" office:value-type="float"/>
          <table:table-cell office:value="0.9565982818603516" office:value-type="float"/>
        </table:table-row>
        <table:table-row>
          <table:table-cell office:value="0.008428088426589967" office:value-type="float"/>
          <table:table-cell office:value="0.008428088426589967" office:value-type="float"/>
          <table:table-cell office:value="0.008428088426589967" office:value-type="float"/>
          <table:table-cell office:value="0.008428088426589967" office:value-type="float"/>
          <table:table-cell office:value="0.008428088426589967" office:value-type="float"/>
          <table:table-cell office:value="0.008428088426589967" office:value-type="float"/>
          <table:table-cell office:value="0.9355418349763093" office:value-type="float"/>
          <table:table-cell office:value="10" office:value-type="float"/>
          <table:table-cell office:value="-0.8416631817817688" office:value-type="float"/>
        </table:table-row>
        <table:table-row>
          <table:table-cell office:value="0.0004759335517883316" office:value-type="float"/>
          <table:table-cell office:value="0.0004759335517883316" office:value-type="float"/>
          <table:table-cell office:value="0.0004759335517883316" office:value-type="float"/>
          <table:table-cell office:value="0.0004759335517883316" office:value-type="float"/>
          <table:table-cell office:value="0.0004759335517883316" office:value-type="float"/>
          <table:table-cell office:value="0.0004759335517883316" office:value-type="float"/>
          <table:table-cell office:value="0.9160631131774595" office:value-type="float"/>
          <table:table-cell office:value="11" office:value-type="float"/>
          <table:table-cell office:value="-0.7952154874801636" office:value-type="float"/>
        </table:table-row>
        <table:table-row>
          <table:table-cell office:value="-0.006343467831611632" office:value-type="float"/>
          <table:table-cell office:value="-0.006343467831611632" office:value-type="float"/>
          <table:table-cell office:value="-0.006343467831611632" office:value-type="float"/>
          <table:table-cell office:value="-0.006343467831611632" office:value-type="float"/>
          <table:table-cell office:value="-0.006343467831611632" office:value-type="float"/>
          <table:table-cell office:value="-0.006343467831611632" office:value-type="float"/>
          <table:table-cell office:value="0.8993590594368998" office:value-type="float"/>
          <table:table-cell office:value="12" office:value-type="float"/>
          <table:table-cell office:value="-0.6819401383399963" office:value-type="float"/>
        </table:table-row>
        <table:table-row>
          <table:table-cell office:value="-0.002960442900657653" office:value-type="float"/>
          <table:table-cell office:value="-0.002960442900657653" office:value-type="float"/>
          <table:table-cell office:value="-0.002960442900657653" office:value-type="float"/>
          <table:table-cell office:value="-0.002960442900657653" office:value-type="float"/>
          <table:table-cell office:value="-0.002960442900657653" office:value-type="float"/>
          <table:table-cell office:value="-0.002960442900657653" office:value-type="float"/>
          <table:table-cell office:value="0.9076457443048513" office:value-type="float"/>
          <table:table-cell office:value="13" office:value-type="float"/>
          <table:table-cell office:value="0.33830249309539795" office:value-type="float"/>
        </table:table-row>
        <table:table-row>
          <table:table-cell office:value="0.00611530363559723" office:value-type="float"/>
          <table:table-cell office:value="0.00611530363559723" office:value-type="float"/>
          <table:table-cell office:value="0.00611530363559723" office:value-type="float"/>
          <table:table-cell office:value="0.00611530363559723" office:value-type="float"/>
          <table:table-cell office:value="0.00611530363559723" office:value-type="float"/>
          <table:table-cell office:value="0.00611530363559723" office:value-type="float"/>
          <table:table-cell office:value="0.9298766923535077" office:value-type="float"/>
          <table:table-cell office:value="14" office:value-type="float"/>
          <table:table-cell office:value="0.9075746536254883" office:value-type="float"/>
        </table:table-row>
        <table:table-row>
          <table:table-cell office:value="0.01310300648212433" office:value-type="float"/>
          <table:table-cell office:value="0.01310300648212433" office:value-type="float"/>
          <table:table-cell office:value="0.01310300648212433" office:value-type="float"/>
          <table:table-cell office:value="0.01310300648212433" office:value-type="float"/>
          <table:table-cell office:value="0.01310300648212433" office:value-type="float"/>
          <table:table-cell office:value="0.01310300648212433" office:value-type="float"/>
          <table:table-cell office:value="0.9469929988016925" office:value-type="float"/>
          <table:table-cell office:value="15" office:value-type="float"/>
          <table:table-cell office:value="0.69877028465271" office:value-type="float"/>
        </table:table-row>
        <table:table-row>
          <table:table-cell office:value="0.0214726597070694" office:value-type="float"/>
          <table:table-cell office:value="0.0214726597070694" office:value-type="float"/>
          <table:table-cell office:value="0.0214726597070694" office:value-type="float"/>
          <table:table-cell office:value="0.0214726597070694" office:value-type="float"/>
          <table:table-cell office:value="0.0214726597070694" office:value-type="float"/>
          <table:table-cell office:value="0.0214726597070694" office:value-type="float"/>
          <table:table-cell office:value="0.9674943785268477" office:value-type="float"/>
          <table:table-cell office:value="16" office:value-type="float"/>
          <table:table-cell office:value="0.8369653224945068" office:value-type="float"/>
        </table:table-row>
        <table:table-row>
          <table:table-cell office:value="0.01818129658699036" office:value-type="float"/>
          <table:table-cell office:value="0.01818129658699036" office:value-type="float"/>
          <table:table-cell office:value="0.01818129658699036" office:value-type="float"/>
          <table:table-cell office:value="0.01818129658699036" office:value-type="float"/>
          <table:table-cell office:value="0.01818129658699036" office:value-type="float"/>
          <table:table-cell office:value="0.01818129658699036" office:value-type="float"/>
          <table:table-cell office:value="0.9594322183244393" office:value-type="float"/>
          <table:table-cell office:value="17" office:value-type="float"/>
          <table:table-cell office:value="-0.32913631200790405" office:value-type="float"/>
        </table:table-row>
        <table:table-row>
          <table:table-cell office:value="0.014293278455734255" office:value-type="float"/>
          <table:table-cell office:value="0.014293278455734255" office:value-type="float"/>
          <table:table-cell office:value="0.014293278455734255" office:value-type="float"/>
          <table:table-cell office:value="0.014293278455734255" office:value-type="float"/>
          <table:table-cell office:value="0.014293278455734255" office:value-type="float"/>
          <table:table-cell office:value="0.014293278455734255" office:value-type="float"/>
          <table:table-cell office:value="0.9499085577921724" office:value-type="float"/>
          <table:table-cell office:value="18" office:value-type="float"/>
          <table:table-cell office:value="-0.38880181312561035" office:value-type="float"/>
        </table:table-row>
        <table:table-row>
          <table:table-cell office:value="0.017393127679824833" office:value-type="float"/>
          <table:table-cell office:value="0.017393127679824833" office:value-type="float"/>
          <table:table-cell office:value="0.017393127679824833" office:value-type="float"/>
          <table:table-cell office:value="0.017393127679824833" office:value-type="float"/>
          <table:table-cell office:value="0.017393127679824833" office:value-type="float"/>
          <table:table-cell office:value="0.017393127679824833" office:value-type="float"/>
          <table:table-cell office:value="0.9575016066707567" office:value-type="float"/>
          <table:table-cell office:value="19" office:value-type="float"/>
          <table:table-cell office:value="0.3099849224090576" office:value-type="float"/>
        </table:table-row>
        <table:table-row>
          <table:table-cell office:value="0.02469204187393189" office:value-type="float"/>
          <table:table-cell office:value="0.02469204187393189" office:value-type="float"/>
          <table:table-cell office:value="0.02469204187393189" office:value-type="float"/>
          <table:table-cell office:value="0.02469204187393189" office:value-type="float"/>
          <table:table-cell office:value="0.02469204187393189" office:value-type="float"/>
          <table:table-cell office:value="0.02469204187393189" office:value-type="float"/>
          <table:table-cell office:value="0.9753802221226764" office:value-type="float"/>
          <table:table-cell office:value="20" office:value-type="float"/>
          <table:table-cell office:value="0.7298914194107056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802500963211059" office:value-type="float"/>
          <table:table-cell office:value="0.008802500963211059" office:value-type="float"/>
          <table:table-cell office:value="0.008802500963211059" office:value-type="float"/>
          <table:table-cell office:value="0.008802500963211059" office:value-type="float"/>
          <table:table-cell office:value="0.008802500963211059" office:value-type="float"/>
          <table:table-cell office:value="0.008802500963211059" office:value-type="float"/>
          <table:table-cell office:value="0.8896154372278468" office:value-type="float"/>
          <table:table-cell office:value="1" office:value-type="float"/>
          <table:table-cell office:value="0.880250096321106" office:value-type="float"/>
        </table:table-row>
        <table:table-row>
          <table:table-cell office:value="0.006126415729522704" office:value-type="float"/>
          <table:table-cell office:value="0.006126415729522704" office:value-type="float"/>
          <table:table-cell office:value="0.006126415729522704" office:value-type="float"/>
          <table:table-cell office:value="0.006126415729522704" office:value-type="float"/>
          <table:table-cell office:value="0.006126415729522704" office:value-type="float"/>
          <table:table-cell office:value="0.006126415729522704" office:value-type="float"/>
          <table:table-cell office:value="0.89617048055858" office:value-type="float"/>
          <table:table-cell office:value="2" office:value-type="float"/>
          <table:table-cell office:value="-0.26760852336883545" office:value-type="float"/>
        </table:table-row>
        <table:table-row>
          <table:table-cell office:value="0.009639942646026611" office:value-type="float"/>
          <table:table-cell office:value="0.009639942646026611" office:value-type="float"/>
          <table:table-cell office:value="0.009639942646026611" office:value-type="float"/>
          <table:table-cell office:value="0.009639942646026611" office:value-type="float"/>
          <table:table-cell office:value="0.009639942646026611" office:value-type="float"/>
          <table:table-cell office:value="0.009639942646026611" office:value-type="float"/>
          <table:table-cell office:value="0.8875641324156109" office:value-type="float"/>
          <table:table-cell office:value="3" office:value-type="float"/>
          <table:table-cell office:value="0.3513526916503906" office:value-type="float"/>
        </table:table-row>
        <table:table-row>
          <table:table-cell office:value="0.014450951814651489" office:value-type="float"/>
          <table:table-cell office:value="0.014450951814651489" office:value-type="float"/>
          <table:table-cell office:value="0.014450951814651489" office:value-type="float"/>
          <table:table-cell office:value="0.014450951814651489" office:value-type="float"/>
          <table:table-cell office:value="0.014450951814651489" office:value-type="float"/>
          <table:table-cell office:value="0.014450951814651489" office:value-type="float"/>
          <table:table-cell office:value="0.8757796148046285" office:value-type="float"/>
          <table:table-cell office:value="4" office:value-type="float"/>
          <table:table-cell office:value="0.4811009168624878" office:value-type="float"/>
        </table:table-row>
        <table:table-row>
          <table:table-cell office:value="0.016840150356292723" office:value-type="float"/>
          <table:table-cell office:value="0.016840150356292723" office:value-type="float"/>
          <table:table-cell office:value="0.016840150356292723" office:value-type="float"/>
          <table:table-cell office:value="0.016840150356292723" office:value-type="float"/>
          <table:table-cell office:value="0.016840150356292723" office:value-type="float"/>
          <table:table-cell office:value="0.016840150356292723" office:value-type="float"/>
          <table:table-cell office:value="0.8699272974834058" office:value-type="float"/>
          <table:table-cell office:value="5" office:value-type="float"/>
          <table:table-cell office:value="0.23891985416412354" office:value-type="float"/>
        </table:table-row>
        <table:table-row>
          <table:table-cell office:value="0.010144896507263182" office:value-type="float"/>
          <table:table-cell office:value="0.010144896507263182" office:value-type="float"/>
          <table:table-cell office:value="0.010144896507263182" office:value-type="float"/>
          <table:table-cell office:value="0.010144896507263182" office:value-type="float"/>
          <table:table-cell office:value="0.010144896507263182" office:value-type="float"/>
          <table:table-cell office:value="0.010144896507263182" office:value-type="float"/>
          <table:table-cell office:value="0.8863272531119333" office:value-type="float"/>
          <table:table-cell office:value="6" office:value-type="float"/>
          <table:table-cell office:value="-0.6695253849029541" office:value-type="float"/>
        </table:table-row>
        <table:table-row>
          <table:table-cell office:value="0.0038633155822753885" office:value-type="float"/>
          <table:table-cell office:value="0.0038633155822753885" office:value-type="float"/>
          <table:table-cell office:value="0.0038633155822753885" office:value-type="float"/>
          <table:table-cell office:value="0.0038633155822753885" office:value-type="float"/>
          <table:table-cell office:value="0.0038633155822753885" office:value-type="float"/>
          <table:table-cell office:value="0.0038633155822753885" office:value-type="float"/>
          <table:table-cell office:value="0.9017139211561533" office:value-type="float"/>
          <table:table-cell office:value="7" office:value-type="float"/>
          <table:table-cell office:value="-0.6281580924987793" office:value-type="float"/>
        </table:table-row>
        <table:table-row>
          <table:table-cell office:value="0.004819039106369017" office:value-type="float"/>
          <table:table-cell office:value="0.004819039106369017" office:value-type="float"/>
          <table:table-cell office:value="0.004819039106369017" office:value-type="float"/>
          <table:table-cell office:value="0.004819039106369017" office:value-type="float"/>
          <table:table-cell office:value="0.004819039106369017" office:value-type="float"/>
          <table:table-cell office:value="0.004819039106369017" office:value-type="float"/>
          <table:table-cell office:value="0.8993728861869493" office:value-type="float"/>
          <table:table-cell office:value="8" office:value-type="float"/>
          <table:table-cell office:value="0.09557235240936279" office:value-type="float"/>
        </table:table-row>
        <table:table-row>
          <table:table-cell office:value="0.012972524166107176" office:value-type="float"/>
          <table:table-cell office:value="0.012972524166107176" office:value-type="float"/>
          <table:table-cell office:value="0.012972524166107176" office:value-type="float"/>
          <table:table-cell office:value="0.012972524166107176" office:value-type="float"/>
          <table:table-cell office:value="0.012972524166107176" office:value-type="float"/>
          <table:table-cell office:value="0.012972524166107176" office:value-type="float"/>
          <table:table-cell office:value="0.8794010081651848" office:value-type="float"/>
          <table:table-cell office:value="9" office:value-type="float"/>
          <table:table-cell office:value="0.8153485059738159" office:value-type="float"/>
        </table:table-row>
        <table:table-row>
          <table:table-cell office:value="0.00925073981285095" office:value-type="float"/>
          <table:table-cell office:value="0.00925073981285095" office:value-type="float"/>
          <table:table-cell office:value="0.00925073981285095" office:value-type="float"/>
          <table:table-cell office:value="0.00925073981285095" office:value-type="float"/>
          <table:table-cell office:value="0.00925073981285095" office:value-type="float"/>
          <table:table-cell office:value="0.00925073981285095" office:value-type="float"/>
          <table:table-cell office:value="0.8885174807633369" office:value-type="float"/>
          <table:table-cell office:value="10" office:value-type="float"/>
          <table:table-cell office:value="-0.37217843532562256" office:value-type="float"/>
        </table:table-row>
        <table:table-row>
          <table:table-cell office:value="0.0029077273607254015" office:value-type="float"/>
          <table:table-cell office:value="0.0029077273607254015" office:value-type="float"/>
          <table:table-cell office:value="0.0029077273607254015" office:value-type="float"/>
          <table:table-cell office:value="0.0029077273607254015" office:value-type="float"/>
          <table:table-cell office:value="0.0029077273607254015" office:value-type="float"/>
          <table:table-cell office:value="0.0029077273607254015" office:value-type="float"/>
          <table:table-cell office:value="0.9040546247031644" office:value-type="float"/>
          <table:table-cell office:value="11" office:value-type="float"/>
          <table:table-cell office:value="-0.6343012452125549" office:value-type="float"/>
        </table:table-row>
        <table:table-row>
          <table:table-cell office:value="0.010082493424415587" office:value-type="float"/>
          <table:table-cell office:value="0.010082493424415587" office:value-type="float"/>
          <table:table-cell office:value="0.010082493424415587" office:value-type="float"/>
          <table:table-cell office:value="0.010082493424415587" office:value-type="float"/>
          <table:table-cell office:value="0.010082493424415587" office:value-type="float"/>
          <table:table-cell office:value="0.010082493424415587" office:value-type="float"/>
          <table:table-cell office:value="0.8864801088232864" office:value-type="float"/>
          <table:table-cell office:value="12" office:value-type="float"/>
          <table:table-cell office:value="0.7174766063690186" office:value-type="float"/>
        </table:table-row>
        <table:table-row>
          <table:table-cell office:value="0.009795133471488951" office:value-type="float"/>
          <table:table-cell office:value="0.009795133471488951" office:value-type="float"/>
          <table:table-cell office:value="0.009795133471488951" office:value-type="float"/>
          <table:table-cell office:value="0.009795133471488951" office:value-type="float"/>
          <table:table-cell office:value="0.009795133471488951" office:value-type="float"/>
          <table:table-cell office:value="0.009795133471488951" office:value-type="float"/>
          <table:table-cell office:value="0.8871839940804669" office:value-type="float"/>
          <table:table-cell office:value="13" office:value-type="float"/>
          <table:table-cell office:value="-0.028735995292663574" office:value-type="float"/>
        </table:table-row>
        <table:table-row>
          <table:table-cell office:value="0.009807880520820616" office:value-type="float"/>
          <table:table-cell office:value="0.009807880520820616" office:value-type="float"/>
          <table:table-cell office:value="0.009807880520820616" office:value-type="float"/>
          <table:table-cell office:value="0.009807880520820616" office:value-type="float"/>
          <table:table-cell office:value="0.009807880520820616" office:value-type="float"/>
          <table:table-cell office:value="0.009807880520820616" office:value-type="float"/>
          <table:table-cell office:value="0.8871527703138783" office:value-type="float"/>
          <table:table-cell office:value="14" office:value-type="float"/>
          <table:table-cell office:value="0.001274704933166504" office:value-type="float"/>
        </table:table-row>
        <table:table-row>
          <table:table-cell office:value="0.0016457915306091284" office:value-type="float"/>
          <table:table-cell office:value="0.0016457915306091284" office:value-type="float"/>
          <table:table-cell office:value="0.0016457915306091284" office:value-type="float"/>
          <table:table-cell office:value="0.0016457915306091284" office:value-type="float"/>
          <table:table-cell office:value="0.0016457915306091284" office:value-type="float"/>
          <table:table-cell office:value="0.0016457915306091284" office:value-type="float"/>
          <table:table-cell office:value="0.9071457235750848" office:value-type="float"/>
          <table:table-cell office:value="15" office:value-type="float"/>
          <table:table-cell office:value="-0.8162088990211487" office:value-type="float"/>
        </table:table-row>
        <table:table-row>
          <table:table-cell office:value="-0.006806740164756778" office:value-type="float"/>
          <table:table-cell office:value="-0.006806740164756778" office:value-type="float"/>
          <table:table-cell office:value="-0.006806740164756778" office:value-type="float"/>
          <table:table-cell office:value="-0.006806740164756778" office:value-type="float"/>
          <table:table-cell office:value="-0.006806740164756778" office:value-type="float"/>
          <table:table-cell office:value="-0.006806740164756778" office:value-type="float"/>
          <table:table-cell office:value="0.9278501132634333" office:value-type="float"/>
          <table:table-cell office:value="16" office:value-type="float"/>
          <table:table-cell office:value="-0.8452531695365906" office:value-type="float"/>
        </table:table-row>
        <table:table-row>
          <table:table-cell office:value="-0.003812376856803897" office:value-type="float"/>
          <table:table-cell office:value="-0.003812376856803897" office:value-type="float"/>
          <table:table-cell office:value="-0.003812376856803897" office:value-type="float"/>
          <table:table-cell office:value="-0.003812376856803897" office:value-type="float"/>
          <table:table-cell office:value="-0.003812376856803897" office:value-type="float"/>
          <table:table-cell office:value="-0.003812376856803897" office:value-type="float"/>
          <table:table-cell office:value="0.9205154510544364" office:value-type="float"/>
          <table:table-cell office:value="17" office:value-type="float"/>
          <table:table-cell office:value="0.2994363307952881" office:value-type="float"/>
        </table:table-row>
        <table:table-row>
          <table:table-cell office:value="-0.00572381675243378" office:value-type="float"/>
          <table:table-cell office:value="-0.00572381675243378" office:value-type="float"/>
          <table:table-cell office:value="-0.00572381675243378" office:value-type="float"/>
          <table:table-cell office:value="-0.00572381675243378" office:value-type="float"/>
          <table:table-cell office:value="-0.00572381675243378" office:value-type="float"/>
          <table:table-cell office:value="-0.00572381675243378" office:value-type="float"/>
          <table:table-cell office:value="0.9251975034727283" office:value-type="float"/>
          <table:table-cell office:value="18" office:value-type="float"/>
          <table:table-cell office:value="-0.19114398956298828" office:value-type="float"/>
        </table:table-row>
        <table:table-row>
          <table:table-cell office:value="-0.008834125399589542" office:value-type="float"/>
          <table:table-cell office:value="-0.008834125399589542" office:value-type="float"/>
          <table:table-cell office:value="-0.008834125399589542" office:value-type="float"/>
          <table:table-cell office:value="-0.008834125399589542" office:value-type="float"/>
          <table:table-cell office:value="-0.008834125399589542" office:value-type="float"/>
          <table:table-cell office:value="-0.008834125399589542" office:value-type="float"/>
          <table:table-cell office:value="0.9328161726008262" office:value-type="float"/>
          <table:table-cell office:value="19" office:value-type="float"/>
          <table:table-cell office:value="-0.31103086471557617" office:value-type="float"/>
        </table:table-row>
        <table:table-row>
          <table:table-cell office:value="-0.013203877806663517" office:value-type="float"/>
          <table:table-cell office:value="-0.013203877806663517" office:value-type="float"/>
          <table:table-cell office:value="-0.013203877806663517" office:value-type="float"/>
          <table:table-cell office:value="-0.013203877806663517" office:value-type="float"/>
          <table:table-cell office:value="-0.013203877806663517" office:value-type="float"/>
          <table:table-cell office:value="-0.013203877806663517" office:value-type="float"/>
          <table:table-cell office:value="0.943519836300456" office:value-type="float"/>
          <table:table-cell office:value="20" office:value-type="float"/>
          <table:table-cell office:value="-0.43697524070739746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898848056793213" office:value-type="float"/>
          <table:table-cell office:value="-0.002898848056793213" office:value-type="float"/>
          <table:table-cell office:value="-0.002898848056793213" office:value-type="float"/>
          <table:table-cell office:value="-0.002898848056793213" office:value-type="float"/>
          <table:table-cell office:value="-0.002898848056793213" office:value-type="float"/>
          <table:table-cell office:value="-0.002898848056793213" office:value-type="float"/>
          <table:table-cell office:value="0.9701868869352356" office:value-type="float"/>
          <table:table-cell office:value="1" office:value-type="float"/>
          <table:table-cell office:value="-0.2898848056793213" office:value-type="float"/>
        </table:table-row>
        <table:table-row>
          <table:table-cell office:value="0.0036191368103027344" office:value-type="float"/>
          <table:table-cell office:value="0.0036191368103027344" office:value-type="float"/>
          <table:table-cell office:value="0.0036191368103027344" office:value-type="float"/>
          <table:table-cell office:value="0.0036191368103027344" office:value-type="float"/>
          <table:table-cell office:value="0.0036191368103027344" office:value-type="float"/>
          <table:table-cell office:value="0.0036191368103027344" office:value-type="float"/>
          <table:table-cell office:value="0.9861526240108031" office:value-type="float"/>
          <table:table-cell office:value="2" office:value-type="float"/>
          <table:table-cell office:value="0.6517984867095947" office:value-type="float"/>
        </table:table-row>
        <table:table-row>
          <table:table-cell office:value="0.00906724452972412" office:value-type="float"/>
          <table:table-cell office:value="0.00906724452972412" office:value-type="float"/>
          <table:table-cell office:value="0.00906724452972412" office:value-type="float"/>
          <table:table-cell office:value="0.00906724452972412" office:value-type="float"/>
          <table:table-cell office:value="0.00906724452972412" office:value-type="float"/>
          <table:table-cell office:value="0.00906724452972412" office:value-type="float"/>
          <table:table-cell office:value="0.9994977079871037" office:value-type="float"/>
          <table:table-cell office:value="3" office:value-type="float"/>
          <table:table-cell office:value="0.5448107719421387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59132194519043" office:value-type="float"/>
          <table:table-cell office:value="-0.00959132194519043" office:value-type="float"/>
          <table:table-cell office:value="-0.00959132194519043" office:value-type="float"/>
          <table:table-cell office:value="-0.00959132194519043" office:value-type="float"/>
          <table:table-cell office:value="-0.00959132194519043" office:value-type="float"/>
          <table:table-cell office:value="-0.00959132194519043" office:value-type="float"/>
          <table:table-cell office:value="0.9804048768220771" office:value-type="float"/>
          <table:table-cell office:value="1" office:value-type="float"/>
          <table:table-cell office:value="-0.959132194519043" office:value-type="float"/>
        </table:table-row>
        <table:table-row>
          <table:table-cell office:value="-0.0032623958587646475" office:value-type="float"/>
          <table:table-cell office:value="-0.0032623958587646475" office:value-type="float"/>
          <table:table-cell office:value="-0.0032623958587646475" office:value-type="float"/>
          <table:table-cell office:value="-0.0032623958587646475" office:value-type="float"/>
          <table:table-cell office:value="-0.0032623958587646475" office:value-type="float"/>
          <table:table-cell office:value="-0.0032623958587646475" office:value-type="float"/>
          <table:table-cell office:value="0.99590751635361" office:value-type="float"/>
          <table:table-cell office:value="2" office:value-type="float"/>
          <table:table-cell office:value="0.6328926086425781" office:value-type="float"/>
        </table:table-row>
        <table:table-row>
          <table:table-cell office:value="-0.012005112767219543" office:value-type="float"/>
          <table:table-cell office:value="-0.012005112767219543" office:value-type="float"/>
          <table:table-cell office:value="-0.012005112767219543" office:value-type="float"/>
          <table:table-cell office:value="-0.012005112767219543" office:value-type="float"/>
          <table:table-cell office:value="-0.012005112767219543" office:value-type="float"/>
          <table:table-cell office:value="-0.012005112767219543" office:value-type="float"/>
          <table:table-cell office:value="0.9744923209622927" office:value-type="float"/>
          <table:table-cell office:value="3" office:value-type="float"/>
          <table:table-cell office:value="-0.8742716908454895" office:value-type="float"/>
        </table:table-row>
        <table:table-row>
          <table:table-cell office:value="-0.011645587086677551" office:value-type="float"/>
          <table:table-cell office:value="-0.011645587086677551" office:value-type="float"/>
          <table:table-cell office:value="-0.011645587086677551" office:value-type="float"/>
          <table:table-cell office:value="-0.011645587086677551" office:value-type="float"/>
          <table:table-cell office:value="-0.011645587086677551" office:value-type="float"/>
          <table:table-cell office:value="-0.011645587086677551" office:value-type="float"/>
          <table:table-cell office:value="0.9753729754290473" office:value-type="float"/>
          <table:table-cell office:value="4" office:value-type="float"/>
          <table:table-cell office:value="0.03595256805419922" office:value-type="float"/>
        </table:table-row>
        <table:table-row>
          <table:table-cell office:value="-0.011561247706413268" office:value-type="float"/>
          <table:table-cell office:value="-0.011561247706413268" office:value-type="float"/>
          <table:table-cell office:value="-0.011561247706413268" office:value-type="float"/>
          <table:table-cell office:value="-0.011561247706413268" office:value-type="float"/>
          <table:table-cell office:value="-0.011561247706413268" office:value-type="float"/>
          <table:table-cell office:value="-0.011561247706413268" office:value-type="float"/>
          <table:table-cell office:value="0.9755795638759174" office:value-type="float"/>
          <table:table-cell office:value="5" office:value-type="float"/>
          <table:table-cell office:value="0.008433938026428223" office:value-type="float"/>
        </table:table-row>
        <table:table-row>
          <table:table-cell office:value="-0.010903082489967346" office:value-type="float"/>
          <table:table-cell office:value="-0.010903082489967346" office:value-type="float"/>
          <table:table-cell office:value="-0.010903082489967346" office:value-type="float"/>
          <table:table-cell office:value="-0.010903082489967346" office:value-type="float"/>
          <table:table-cell office:value="-0.010903082489967346" office:value-type="float"/>
          <table:table-cell office:value="-0.010903082489967346" office:value-type="float"/>
          <table:table-cell office:value="0.9771917328226584" office:value-type="float"/>
          <table:table-cell office:value="6" office:value-type="float"/>
          <table:table-cell office:value="0.06581652164459229" office:value-type="float"/>
        </table:table-row>
        <table:table-row>
          <table:table-cell office:value="-0.015081813931465148" office:value-type="float"/>
          <table:table-cell office:value="-0.015081813931465148" office:value-type="float"/>
          <table:table-cell office:value="-0.015081813931465148" office:value-type="float"/>
          <table:table-cell office:value="-0.015081813931465148" office:value-type="float"/>
          <table:table-cell office:value="-0.015081813931465148" office:value-type="float"/>
          <table:table-cell office:value="-0.015081813931465148" office:value-type="float"/>
          <table:table-cell office:value="0.9669559730188639" office:value-type="float"/>
          <table:table-cell office:value="7" office:value-type="float"/>
          <table:table-cell office:value="-0.4178731441497803" office:value-type="float"/>
        </table:table-row>
        <table:table-row>
          <table:table-cell office:value="-0.010231631398200988" office:value-type="float"/>
          <table:table-cell office:value="-0.010231631398200988" office:value-type="float"/>
          <table:table-cell office:value="-0.010231631398200988" office:value-type="float"/>
          <table:table-cell office:value="-0.010231631398200988" office:value-type="float"/>
          <table:table-cell office:value="-0.010231631398200988" office:value-type="float"/>
          <table:table-cell office:value="-0.010231631398200988" office:value-type="float"/>
          <table:table-cell office:value="0.9788364453847206" office:value-type="float"/>
          <table:table-cell office:value="8" office:value-type="float"/>
          <table:table-cell office:value="0.485018253326416" office:value-type="float"/>
        </table:table-row>
        <table:table-row>
          <table:table-cell office:value="-0.0022461050748825064" office:value-type="float"/>
          <table:table-cell office:value="-0.0022461050748825064" office:value-type="float"/>
          <table:table-cell office:value="-0.0022461050748825064" office:value-type="float"/>
          <table:table-cell office:value="-0.0022461050748825064" office:value-type="float"/>
          <table:table-cell office:value="-0.0022461050748825064" office:value-type="float"/>
          <table:table-cell office:value="-0.0022461050748825064" office:value-type="float"/>
          <table:table-cell office:value="0.9983969102044143" office:value-type="float"/>
          <table:table-cell office:value="9" office:value-type="float"/>
          <table:table-cell office:value="0.7985526323318481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6399185657501223" office:value-type="float"/>
          <table:table-cell office:value="-0.0036399185657501223" office:value-type="float"/>
          <table:table-cell office:value="-0.0036399185657501223" office:value-type="float"/>
          <table:table-cell office:value="-0.0036399185657501223" office:value-type="float"/>
          <table:table-cell office:value="-0.0036399185657501223" office:value-type="float"/>
          <table:table-cell office:value="-0.0036399185657501223" office:value-type="float"/>
          <table:table-cell office:value="0.9413736671638989" office:value-type="float"/>
          <table:table-cell office:value="1" office:value-type="float"/>
          <table:table-cell office:value="-0.3639918565750122" office:value-type="float"/>
        </table:table-row>
        <table:table-row>
          <table:table-cell office:value="-0.0027677953243255616" office:value-type="float"/>
          <table:table-cell office:value="-0.0027677953243255616" office:value-type="float"/>
          <table:table-cell office:value="-0.0027677953243255616" office:value-type="float"/>
          <table:table-cell office:value="-0.0027677953243255616" office:value-type="float"/>
          <table:table-cell office:value="-0.0027677953243255616" office:value-type="float"/>
          <table:table-cell office:value="-0.0027677953243255616" office:value-type="float"/>
          <table:table-cell office:value="0.9392374102295866" office:value-type="float"/>
          <table:table-cell office:value="2" office:value-type="float"/>
          <table:table-cell office:value="0.08721232414245605" office:value-type="float"/>
        </table:table-row>
        <table:table-row>
          <table:table-cell office:value="-0.012355098128318786" office:value-type="float"/>
          <table:table-cell office:value="-0.012355098128318786" office:value-type="float"/>
          <table:table-cell office:value="-0.012355098128318786" office:value-type="float"/>
          <table:table-cell office:value="-0.012355098128318786" office:value-type="float"/>
          <table:table-cell office:value="-0.012355098128318786" office:value-type="float"/>
          <table:table-cell office:value="-0.012355098128318786" office:value-type="float"/>
          <table:table-cell office:value="0.9627214101089244" office:value-type="float"/>
          <table:table-cell office:value="3" office:value-type="float"/>
          <table:table-cell office:value="-0.9587302803993225" office:value-type="float"/>
        </table:table-row>
        <table:table-row>
          <table:table-cell office:value="-0.014995261430740356" office:value-type="float"/>
          <table:table-cell office:value="-0.014995261430740356" office:value-type="float"/>
          <table:table-cell office:value="-0.014995261430740356" office:value-type="float"/>
          <table:table-cell office:value="-0.014995261430740356" office:value-type="float"/>
          <table:table-cell office:value="-0.014995261430740356" office:value-type="float"/>
          <table:table-cell office:value="-0.014995261430740356" office:value-type="float"/>
          <table:table-cell office:value="0.9691884630374786" office:value-type="float"/>
          <table:table-cell office:value="4" office:value-type="float"/>
          <table:table-cell office:value="-0.264016330242157" office:value-type="float"/>
        </table:table-row>
        <table:table-row>
          <table:table-cell office:value="-0.0062212121486663816" office:value-type="float"/>
          <table:table-cell office:value="-0.0062212121486663816" office:value-type="float"/>
          <table:table-cell office:value="-0.0062212121486663816" office:value-type="float"/>
          <table:table-cell office:value="-0.0062212121486663816" office:value-type="float"/>
          <table:table-cell office:value="-0.0062212121486663816" office:value-type="float"/>
          <table:table-cell office:value="-0.0062212121486663816" office:value-type="float"/>
          <table:table-cell office:value="0.9476965193183643" office:value-type="float"/>
          <table:table-cell office:value="5" office:value-type="float"/>
          <table:table-cell office:value="0.8774049282073975" office:value-type="float"/>
        </table:table-row>
        <table:table-row>
          <table:table-cell office:value="0.003503553867340088" office:value-type="float"/>
          <table:table-cell office:value="0.003503553867340088" office:value-type="float"/>
          <table:table-cell office:value="0.003503553867340088" office:value-type="float"/>
          <table:table-cell office:value="0.003503553867340088" office:value-type="float"/>
          <table:table-cell office:value="0.003503553867340088" office:value-type="float"/>
          <table:table-cell office:value="0.003503553867340088" office:value-type="float"/>
          <table:table-cell office:value="0.92387580471119" office:value-type="float"/>
          <table:table-cell office:value="6" office:value-type="float"/>
          <table:table-cell office:value="0.972476601600647" office:value-type="float"/>
        </table:table-row>
        <table:table-row>
          <table:table-cell office:value="-0.000947311520576477" office:value-type="float"/>
          <table:table-cell office:value="-0.000947311520576477" office:value-type="float"/>
          <table:table-cell office:value="-0.000947311520576477" office:value-type="float"/>
          <table:table-cell office:value="-0.000947311520576477" office:value-type="float"/>
          <table:table-cell office:value="-0.000947311520576477" office:value-type="float"/>
          <table:table-cell office:value="-0.000947311520576477" office:value-type="float"/>
          <table:table-cell office:value="0.9347781538254003" office:value-type="float"/>
          <table:table-cell office:value="7" office:value-type="float"/>
          <table:table-cell office:value="-0.4450865387916565" office:value-type="float"/>
        </table:table-row>
        <table:table-row>
          <table:table-cell office:value="-0.006562539339065552" office:value-type="float"/>
          <table:table-cell office:value="-0.006562539339065552" office:value-type="float"/>
          <table:table-cell office:value="-0.006562539339065552" office:value-type="float"/>
          <table:table-cell office:value="-0.006562539339065552" office:value-type="float"/>
          <table:table-cell office:value="-0.006562539339065552" office:value-type="float"/>
          <table:table-cell office:value="-0.006562539339065552" office:value-type="float"/>
          <table:table-cell office:value="0.9485325967701801" office:value-type="float"/>
          <table:table-cell office:value="8" office:value-type="float"/>
          <table:table-cell office:value="-0.5615227818489075" office:value-type="float"/>
        </table:table-row>
        <table:table-row>
          <table:table-cell office:value="0.0002374398708343507" office:value-type="float"/>
          <table:table-cell office:value="0.0002374398708343507" office:value-type="float"/>
          <table:table-cell office:value="0.0002374398708343507" office:value-type="float"/>
          <table:table-cell office:value="0.0002374398708343507" office:value-type="float"/>
          <table:table-cell office:value="0.0002374398708343507" office:value-type="float"/>
          <table:table-cell office:value="0.0002374398708343507" office:value-type="float"/>
          <table:table-cell office:value="0.9318761174443914" office:value-type="float"/>
          <table:table-cell office:value="9" office:value-type="float"/>
          <table:table-cell office:value="0.6799979209899902" office:value-type="float"/>
        </table:table-row>
        <table:table-row>
          <table:table-cell office:value="0.008836086988449097" office:value-type="float"/>
          <table:table-cell office:value="0.008836086988449097" office:value-type="float"/>
          <table:table-cell office:value="0.008836086988449097" office:value-type="float"/>
          <table:table-cell office:value="0.008836086988449097" office:value-type="float"/>
          <table:table-cell office:value="0.008836086988449097" office:value-type="float"/>
          <table:table-cell office:value="0.008836086988449097" office:value-type="float"/>
          <table:table-cell office:value="0.9108138195279819" office:value-type="float"/>
          <table:table-cell office:value="10" office:value-type="float"/>
          <table:table-cell office:value="0.8598647117614746" office:value-type="float"/>
        </table:table-row>
        <table:table-row>
          <table:table-cell office:value="0.012507983446121217" office:value-type="float"/>
          <table:table-cell office:value="0.012507983446121217" office:value-type="float"/>
          <table:table-cell office:value="0.012507983446121217" office:value-type="float"/>
          <table:table-cell office:value="0.012507983446121217" office:value-type="float"/>
          <table:table-cell office:value="0.012507983446121217" office:value-type="float"/>
          <table:table-cell office:value="0.012507983446121217" office:value-type="float"/>
          <table:table-cell office:value="0.9018195468183522" office:value-type="float"/>
          <table:table-cell office:value="11" office:value-type="float"/>
          <table:table-cell office:value="0.3671896457672119" office:value-type="float"/>
        </table:table-row>
        <table:table-row>
          <table:table-cell office:value="0.015016824007034302" office:value-type="float"/>
          <table:table-cell office:value="0.015016824007034302" office:value-type="float"/>
          <table:table-cell office:value="0.015016824007034302" office:value-type="float"/>
          <table:table-cell office:value="0.015016824007034302" office:value-type="float"/>
          <table:table-cell office:value="0.015016824007034302" office:value-type="float"/>
          <table:table-cell office:value="0.015016824007034302" office:value-type="float"/>
          <table:table-cell office:value="0.8956741675981172" office:value-type="float"/>
          <table:table-cell office:value="12" office:value-type="float"/>
          <table:table-cell office:value="0.2508840560913086" office:value-type="float"/>
        </table:table-row>
        <table:table-row>
          <table:table-cell office:value="0.017245463132858276" office:value-type="float"/>
          <table:table-cell office:value="0.017245463132858276" office:value-type="float"/>
          <table:table-cell office:value="0.017245463132858276" office:value-type="float"/>
          <table:table-cell office:value="0.017245463132858276" office:value-type="float"/>
          <table:table-cell office:value="0.017245463132858276" office:value-type="float"/>
          <table:table-cell office:value="0.017245463132858276" office:value-type="float"/>
          <table:table-cell office:value="0.890215138919046" office:value-type="float"/>
          <table:table-cell office:value="13" office:value-type="float"/>
          <table:table-cell office:value="0.22286391258239746" office:value-type="float"/>
        </table:table-row>
        <table:table-row>
          <table:table-cell office:value="0.016945390701293944" office:value-type="float"/>
          <table:table-cell office:value="0.016945390701293944" office:value-type="float"/>
          <table:table-cell office:value="0.016945390701293944" office:value-type="float"/>
          <table:table-cell office:value="0.016945390701293944" office:value-type="float"/>
          <table:table-cell office:value="0.016945390701293944" office:value-type="float"/>
          <table:table-cell office:value="0.016945390701293944" office:value-type="float"/>
          <table:table-cell office:value="0.890950163262255" office:value-type="float"/>
          <table:table-cell office:value="14" office:value-type="float"/>
          <table:table-cell office:value="-0.030007243156433105" office:value-type="float"/>
        </table:table-row>
        <table:table-row>
          <table:table-cell office:value="0.011150850653648375" office:value-type="float"/>
          <table:table-cell office:value="0.011150850653648375" office:value-type="float"/>
          <table:table-cell office:value="0.011150850653648375" office:value-type="float"/>
          <table:table-cell office:value="0.011150850653648375" office:value-type="float"/>
          <table:table-cell office:value="0.011150850653648375" office:value-type="float"/>
          <table:table-cell office:value="0.011150850653648375" office:value-type="float"/>
          <table:table-cell office:value="0.9051438296731091" office:value-type="float"/>
          <table:table-cell office:value="15" office:value-type="float"/>
          <table:table-cell office:value="-0.5794540047645569" office:value-type="float"/>
        </table:table-row>
        <table:table-row>
          <table:table-cell office:value="0.01567857086658478" office:value-type="float"/>
          <table:table-cell office:value="0.01567857086658478" office:value-type="float"/>
          <table:table-cell office:value="0.01567857086658478" office:value-type="float"/>
          <table:table-cell office:value="0.01567857086658478" office:value-type="float"/>
          <table:table-cell office:value="0.01567857086658478" office:value-type="float"/>
          <table:table-cell office:value="0.01567857086658478" office:value-type="float"/>
          <table:table-cell office:value="0.8940532254533293" office:value-type="float"/>
          <table:table-cell office:value="16" office:value-type="float"/>
          <table:table-cell office:value="0.45277202129364014" office:value-type="float"/>
        </table:table-row>
        <table:table-row>
          <table:table-cell office:value="0.010372950434684754" office:value-type="float"/>
          <table:table-cell office:value="0.010372950434684754" office:value-type="float"/>
          <table:table-cell office:value="0.010372950434684754" office:value-type="float"/>
          <table:table-cell office:value="0.010372950434684754" office:value-type="float"/>
          <table:table-cell office:value="0.010372950434684754" office:value-type="float"/>
          <table:table-cell office:value="0.010372950434684754" office:value-type="float"/>
          <table:table-cell office:value="0.9070492882803692" office:value-type="float"/>
          <table:table-cell office:value="17" office:value-type="float"/>
          <table:table-cell office:value="-0.5305620431900024" office:value-type="float"/>
        </table:table-row>
        <table:table-row>
          <table:table-cell office:value="0.015247791409492492" office:value-type="float"/>
          <table:table-cell office:value="0.015247791409492492" office:value-type="float"/>
          <table:table-cell office:value="0.015247791409492492" office:value-type="float"/>
          <table:table-cell office:value="0.015247791409492492" office:value-type="float"/>
          <table:table-cell office:value="0.015247791409492492" office:value-type="float"/>
          <table:table-cell office:value="0.015247791409492492" office:value-type="float"/>
          <table:table-cell office:value="0.8951084153148786" office:value-type="float"/>
          <table:table-cell office:value="18" office:value-type="float"/>
          <table:table-cell office:value="0.4874840974807739" office:value-type="float"/>
        </table:table-row>
        <table:table-row>
          <table:table-cell office:value="0.009990835189819336" office:value-type="float"/>
          <table:table-cell office:value="0.009990835189819336" office:value-type="float"/>
          <table:table-cell office:value="0.009990835189819336" office:value-type="float"/>
          <table:table-cell office:value="0.009990835189819336" office:value-type="float"/>
          <table:table-cell office:value="0.009990835189819336" office:value-type="float"/>
          <table:table-cell office:value="0.009990835189819336" office:value-type="float"/>
          <table:table-cell office:value="0.9079852756532282" office:value-type="float"/>
          <table:table-cell office:value="19" office:value-type="float"/>
          <table:table-cell office:value="-0.5256956219673157" office:value-type="float"/>
        </table:table-row>
        <table:table-row>
          <table:table-cell office:value="0.001528761386871337" office:value-type="float"/>
          <table:table-cell office:value="0.001528761386871337" office:value-type="float"/>
          <table:table-cell office:value="0.001528761386871337" office:value-type="float"/>
          <table:table-cell office:value="0.001528761386871337" office:value-type="float"/>
          <table:table-cell office:value="0.001528761386871337" office:value-type="float"/>
          <table:table-cell office:value="0.001528761386871337" office:value-type="float"/>
          <table:table-cell office:value="0.9287130386362236" office:value-type="float"/>
          <table:table-cell office:value="20" office:value-type="float"/>
          <table:table-cell office:value="-0.8462073802947998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974148154258728" office:value-type="float"/>
          <table:table-cell office:value="-0.001974148154258728" office:value-type="float"/>
          <table:table-cell office:value="-0.001974148154258728" office:value-type="float"/>
          <table:table-cell office:value="-0.001974148154258728" office:value-type="float"/>
          <table:table-cell office:value="-0.001974148154258728" office:value-type="float"/>
          <table:table-cell office:value="-0.001974148154258728" office:value-type="float"/>
          <table:table-cell office:value="0.8924085560607512" office:value-type="float"/>
          <table:table-cell office:value="1" office:value-type="float"/>
          <table:table-cell office:value="-0.1974148154258728" office:value-type="float"/>
        </table:table-row>
        <table:table-row>
          <table:table-cell office:value="-0.009253706932067871" office:value-type="float"/>
          <table:table-cell office:value="-0.009253706932067871" office:value-type="float"/>
          <table:table-cell office:value="-0.009253706932067871" office:value-type="float"/>
          <table:table-cell office:value="-0.009253706932067871" office:value-type="float"/>
          <table:table-cell office:value="-0.009253706932067871" office:value-type="float"/>
          <table:table-cell office:value="-0.009253706932067871" office:value-type="float"/>
          <table:table-cell office:value="0.9102397606189819" office:value-type="float"/>
          <table:table-cell office:value="2" office:value-type="float"/>
          <table:table-cell office:value="-0.7279558777809143" office:value-type="float"/>
        </table:table-row>
        <table:table-row>
          <table:table-cell office:value="-0.01866903305053711" office:value-type="float"/>
          <table:table-cell office:value="-0.01866903305053711" office:value-type="float"/>
          <table:table-cell office:value="-0.01866903305053711" office:value-type="float"/>
          <table:table-cell office:value="-0.01866903305053711" office:value-type="float"/>
          <table:table-cell office:value="-0.01866903305053711" office:value-type="float"/>
          <table:table-cell office:value="-0.01866903305053711" office:value-type="float"/>
          <table:table-cell office:value="0.9333025053711309" office:value-type="float"/>
          <table:table-cell office:value="3" office:value-type="float"/>
          <table:table-cell office:value="-0.9415326118469238" office:value-type="float"/>
        </table:table-row>
        <table:table-row>
          <table:table-cell office:value="-0.008992731571197512" office:value-type="float"/>
          <table:table-cell office:value="-0.008992731571197512" office:value-type="float"/>
          <table:table-cell office:value="-0.008992731571197512" office:value-type="float"/>
          <table:table-cell office:value="-0.008992731571197512" office:value-type="float"/>
          <table:table-cell office:value="-0.008992731571197512" office:value-type="float"/>
          <table:table-cell office:value="-0.008992731571197512" office:value-type="float"/>
          <table:table-cell office:value="0.9096005041494108" office:value-type="float"/>
          <table:table-cell office:value="4" office:value-type="float"/>
          <table:table-cell office:value="0.96763014793396" office:value-type="float"/>
        </table:table-row>
        <table:table-row>
          <table:table-cell office:value="-0.00813157916069031" office:value-type="float"/>
          <table:table-cell office:value="-0.00813157916069031" office:value-type="float"/>
          <table:table-cell office:value="-0.00813157916069031" office:value-type="float"/>
          <table:table-cell office:value="-0.00813157916069031" office:value-type="float"/>
          <table:table-cell office:value="-0.00813157916069031" office:value-type="float"/>
          <table:table-cell office:value="-0.00813157916069031" office:value-type="float"/>
          <table:table-cell office:value="0.9074911201529005" office:value-type="float"/>
          <table:table-cell office:value="5" office:value-type="float"/>
          <table:table-cell office:value="0.08611524105072021" office:value-type="float"/>
        </table:table-row>
        <table:table-row>
          <table:table-cell office:value="-0.0036890542507171655" office:value-type="float"/>
          <table:table-cell office:value="-0.0036890542507171655" office:value-type="float"/>
          <table:table-cell office:value="-0.0036890542507171655" office:value-type="float"/>
          <table:table-cell office:value="-0.0036890542507171655" office:value-type="float"/>
          <table:table-cell office:value="-0.0036890542507171655" office:value-type="float"/>
          <table:table-cell office:value="-0.0036890542507171655" office:value-type="float"/>
          <table:table-cell office:value="0.8966092009538624" office:value-type="float"/>
          <table:table-cell office:value="6" office:value-type="float"/>
          <table:table-cell office:value="0.44425249099731445" office:value-type="float"/>
        </table:table-row>
        <table:table-row>
          <table:table-cell office:value="0.0010658431053161598" office:value-type="float"/>
          <table:table-cell office:value="0.0010658431053161598" office:value-type="float"/>
          <table:table-cell office:value="0.0010658431053161598" office:value-type="float"/>
          <table:table-cell office:value="0.0010658431053161598" office:value-type="float"/>
          <table:table-cell office:value="0.0010658431053161598" office:value-type="float"/>
          <table:table-cell office:value="0.0010658431053161598" office:value-type="float"/>
          <table:table-cell office:value="0.884962128652272" office:value-type="float"/>
          <table:table-cell office:value="7" office:value-type="float"/>
          <table:table-cell office:value="0.4754897356033325" office:value-type="float"/>
        </table:table-row>
        <table:table-row>
          <table:table-cell office:value="-0.004502640366554263" office:value-type="float"/>
          <table:table-cell office:value="-0.004502640366554263" office:value-type="float"/>
          <table:table-cell office:value="-0.004502640366554263" office:value-type="float"/>
          <table:table-cell office:value="-0.004502640366554263" office:value-type="float"/>
          <table:table-cell office:value="-0.004502640366554263" office:value-type="float"/>
          <table:table-cell office:value="-0.004502640366554263" office:value-type="float"/>
          <table:table-cell office:value="0.8986020717994763" office:value-type="float"/>
          <table:table-cell office:value="8" office:value-type="float"/>
          <table:table-cell office:value="-0.5568483471870422" office:value-type="float"/>
        </table:table-row>
        <table:table-row>
          <table:table-cell office:value="0.004186703562736508" office:value-type="float"/>
          <table:table-cell office:value="0.004186703562736508" office:value-type="float"/>
          <table:table-cell office:value="0.004186703562736508" office:value-type="float"/>
          <table:table-cell office:value="0.004186703562736508" office:value-type="float"/>
          <table:table-cell office:value="0.004186703562736508" office:value-type="float"/>
          <table:table-cell office:value="0.004186703562736508" office:value-type="float"/>
          <table:table-cell office:value="0.8773176129731632" office:value-type="float"/>
          <table:table-cell office:value="9" office:value-type="float"/>
          <table:table-cell office:value="0.8689343929290771" office:value-type="float"/>
        </table:table-row>
        <table:table-row>
          <table:table-cell office:value="0.01234105050563812" office:value-type="float"/>
          <table:table-cell office:value="0.01234105050563812" office:value-type="float"/>
          <table:table-cell office:value="0.01234105050563812" office:value-type="float"/>
          <table:table-cell office:value="0.01234105050563812" office:value-type="float"/>
          <table:table-cell office:value="0.01234105050563812" office:value-type="float"/>
          <table:table-cell office:value="0.01234105050563812" office:value-type="float"/>
          <table:table-cell office:value="0.8573436237774303" office:value-type="float"/>
          <table:table-cell office:value="10" office:value-type="float"/>
          <table:table-cell office:value="0.8154346942901611" office:value-type="float"/>
        </table:table-row>
        <table:table-row>
          <table:table-cell office:value="0.00382657170295715" office:value-type="float"/>
          <table:table-cell office:value="0.00382657170295715" office:value-type="float"/>
          <table:table-cell office:value="0.00382657170295715" office:value-type="float"/>
          <table:table-cell office:value="0.00382657170295715" office:value-type="float"/>
          <table:table-cell office:value="0.00382657170295715" office:value-type="float"/>
          <table:table-cell office:value="0.00382657170295715" office:value-type="float"/>
          <table:table-cell office:value="0.8781997522697422" office:value-type="float"/>
          <table:table-cell office:value="11" office:value-type="float"/>
          <table:table-cell office:value="-0.8514478802680969" office:value-type="float"/>
        </table:table-row>
        <table:table-row>
          <table:table-cell office:value="0.0038215953111648527" office:value-type="float"/>
          <table:table-cell office:value="0.0038215953111648527" office:value-type="float"/>
          <table:table-cell office:value="0.0038215953111648527" office:value-type="float"/>
          <table:table-cell office:value="0.0038215953111648527" office:value-type="float"/>
          <table:table-cell office:value="0.0038215953111648527" office:value-type="float"/>
          <table:table-cell office:value="0.0038215953111648527" office:value-type="float"/>
          <table:table-cell office:value="0.8782119418903935" office:value-type="float"/>
          <table:table-cell office:value="12" office:value-type="float"/>
          <table:table-cell office:value="-0.0004976391792297363" office:value-type="float"/>
        </table:table-row>
        <table:table-row>
          <table:table-cell office:value="0.013274191021919247" office:value-type="float"/>
          <table:table-cell office:value="0.013274191021919247" office:value-type="float"/>
          <table:table-cell office:value="0.013274191021919247" office:value-type="float"/>
          <table:table-cell office:value="0.013274191021919247" office:value-type="float"/>
          <table:table-cell office:value="0.013274191021919247" office:value-type="float"/>
          <table:table-cell office:value="0.013274191021919247" office:value-type="float"/>
          <table:table-cell office:value="0.8550579056542243" office:value-type="float"/>
          <table:table-cell office:value="13" office:value-type="float"/>
          <table:table-cell office:value="0.9452595710754395" office:value-type="float"/>
        </table:table-row>
        <table:table-row>
          <table:table-cell office:value="0.00989961504936218" office:value-type="float"/>
          <table:table-cell office:value="0.00989961504936218" office:value-type="float"/>
          <table:table-cell office:value="0.00989961504936218" office:value-type="float"/>
          <table:table-cell office:value="0.00989961504936218" office:value-type="float"/>
          <table:table-cell office:value="0.00989961504936218" office:value-type="float"/>
          <table:table-cell office:value="0.00989961504936218" office:value-type="float"/>
          <table:table-cell office:value="0.8633238948852454" office:value-type="float"/>
          <table:table-cell office:value="14" office:value-type="float"/>
          <table:table-cell office:value="-0.3374575972557068" office:value-type="float"/>
        </table:table-row>
        <table:table-row>
          <table:table-cell office:value="0.01399549841880798" office:value-type="float"/>
          <table:table-cell office:value="0.01399549841880798" office:value-type="float"/>
          <table:table-cell office:value="0.01399549841880798" office:value-type="float"/>
          <table:table-cell office:value="0.01399549841880798" office:value-type="float"/>
          <table:table-cell office:value="0.01399549841880798" office:value-type="float"/>
          <table:table-cell office:value="0.01399549841880798" office:value-type="float"/>
          <table:table-cell office:value="0.8532910705841518" office:value-type="float"/>
          <table:table-cell office:value="15" office:value-type="float"/>
          <table:table-cell office:value="0.4095883369445801" office:value-type="float"/>
        </table:table-row>
        <table:table-row>
          <table:table-cell office:value="0.006263523101806637" office:value-type="float"/>
          <table:table-cell office:value="0.006263523101806637" office:value-type="float"/>
          <table:table-cell office:value="0.006263523101806637" office:value-type="float"/>
          <table:table-cell office:value="0.006263523101806637" office:value-type="float"/>
          <table:table-cell office:value="0.006263523101806637" office:value-type="float"/>
          <table:table-cell office:value="0.006263523101806637" office:value-type="float"/>
          <table:table-cell office:value="0.8722304648145993" office:value-type="float"/>
          <table:table-cell office:value="16" office:value-type="float"/>
          <table:table-cell office:value="-0.7731975317001343" office:value-type="float"/>
        </table:table-row>
        <table:table-row>
          <table:table-cell office:value="0.014029015302658078" office:value-type="float"/>
          <table:table-cell office:value="0.014029015302658078" office:value-type="float"/>
          <table:table-cell office:value="0.014029015302658078" office:value-type="float"/>
          <table:table-cell office:value="0.014029015302658078" office:value-type="float"/>
          <table:table-cell office:value="0.014029015302658078" office:value-type="float"/>
          <table:table-cell office:value="0.014029015302658078" office:value-type="float"/>
          <table:table-cell office:value="0.8532089713209509" office:value-type="float"/>
          <table:table-cell office:value="17" office:value-type="float"/>
          <table:table-cell office:value="0.776549220085144" office:value-type="float"/>
        </table:table-row>
        <table:table-row>
          <table:table-cell office:value="0.006880797147750852" office:value-type="float"/>
          <table:table-cell office:value="0.006880797147750852" office:value-type="float"/>
          <table:table-cell office:value="0.006880797147750852" office:value-type="float"/>
          <table:table-cell office:value="0.006880797147750852" office:value-type="float"/>
          <table:table-cell office:value="0.006880797147750852" office:value-type="float"/>
          <table:table-cell office:value="0.006880797147750852" office:value-type="float"/>
          <table:table-cell office:value="0.8707184583705726" office:value-type="float"/>
          <table:table-cell office:value="18" office:value-type="float"/>
          <table:table-cell office:value="-0.7148218154907227" office:value-type="float"/>
        </table:table-row>
        <table:table-row>
          <table:table-cell office:value="5.282461643218734e-05" office:value-type="float"/>
          <table:table-cell office:value="5.282461643218734e-05" office:value-type="float"/>
          <table:table-cell office:value="5.282461643218734e-05" office:value-type="float"/>
          <table:table-cell office:value="5.282461643218734e-05" office:value-type="float"/>
          <table:table-cell office:value="5.282461643218734e-05" office:value-type="float"/>
          <table:table-cell office:value="5.282461643218734e-05" office:value-type="float"/>
          <table:table-cell office:value="0.887443507050043" office:value-type="float"/>
          <table:table-cell office:value="19" office:value-type="float"/>
          <table:table-cell office:value="-0.6827972531318665" office:value-type="float"/>
        </table:table-row>
        <table:table-row>
          <table:table-cell office:value="-0.006980471014976504" office:value-type="float"/>
          <table:table-cell office:value="-0.006980471014976504" office:value-type="float"/>
          <table:table-cell office:value="-0.006980471014976504" office:value-type="float"/>
          <table:table-cell office:value="-0.006980471014976504" office:value-type="float"/>
          <table:table-cell office:value="-0.006980471014976504" office:value-type="float"/>
          <table:table-cell office:value="-0.006980471014976504" office:value-type="float"/>
          <table:table-cell office:value="0.9046714925571403" office:value-type="float"/>
          <table:table-cell office:value="20" office:value-type="float"/>
          <table:table-cell office:value="-0.7033295631408691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6512296199798584" office:value-type="float"/>
          <table:table-cell office:value="0.0006512296199798584" office:value-type="float"/>
          <table:table-cell office:value="0.0006512296199798584" office:value-type="float"/>
          <table:table-cell office:value="0.0006512296199798584" office:value-type="float"/>
          <table:table-cell office:value="0.0006512296199798584" office:value-type="float"/>
          <table:table-cell office:value="0.0006512296199798584" office:value-type="float"/>
          <table:table-cell office:value="0.8796931930463101" office:value-type="float"/>
          <table:table-cell office:value="1" office:value-type="float"/>
          <table:table-cell office:value="0.06512296199798584" office:value-type="float"/>
        </table:table-row>
        <table:table-row>
          <table:table-cell office:value="-0.006609756350517273" office:value-type="float"/>
          <table:table-cell office:value="-0.006609756350517273" office:value-type="float"/>
          <table:table-cell office:value="-0.006609756350517273" office:value-type="float"/>
          <table:table-cell office:value="-0.006609756350517273" office:value-type="float"/>
          <table:table-cell office:value="-0.006609756350517273" office:value-type="float"/>
          <table:table-cell office:value="-0.006609756350517273" office:value-type="float"/>
          <table:table-cell office:value="0.8974789037035353" office:value-type="float"/>
          <table:table-cell office:value="2" office:value-type="float"/>
          <table:table-cell office:value="-0.7260985970497131" office:value-type="float"/>
        </table:table-row>
        <table:table-row>
          <table:table-cell office:value="-0.0038453656435012817" office:value-type="float"/>
          <table:table-cell office:value="-0.0038453656435012817" office:value-type="float"/>
          <table:table-cell office:value="-0.0038453656435012817" office:value-type="float"/>
          <table:table-cell office:value="-0.0038453656435012817" office:value-type="float"/>
          <table:table-cell office:value="-0.0038453656435012817" office:value-type="float"/>
          <table:table-cell office:value="-0.0038453656435012817" office:value-type="float"/>
          <table:table-cell office:value="0.8907075570216545" office:value-type="float"/>
          <table:table-cell office:value="3" office:value-type="float"/>
          <table:table-cell office:value="0.2764390707015991" office:value-type="float"/>
        </table:table-row>
        <table:table-row>
          <table:table-cell office:value="-0.009576999545097352" office:value-type="float"/>
          <table:table-cell office:value="-0.009576999545097352" office:value-type="float"/>
          <table:table-cell office:value="-0.009576999545097352" office:value-type="float"/>
          <table:table-cell office:value="-0.009576999545097352" office:value-type="float"/>
          <table:table-cell office:value="-0.009576999545097352" office:value-type="float"/>
          <table:table-cell office:value="-0.009576999545097352" office:value-type="float"/>
          <table:table-cell office:value="0.9047471354730025" office:value-type="float"/>
          <table:table-cell office:value="4" office:value-type="float"/>
          <table:table-cell office:value="-0.5731633901596069" office:value-type="float"/>
        </table:table-row>
        <table:table-row>
          <table:table-cell office:value="-0.01883227229118347" office:value-type="float"/>
          <table:table-cell office:value="-0.01883227229118347" office:value-type="float"/>
          <table:table-cell office:value="-0.01883227229118347" office:value-type="float"/>
          <table:table-cell office:value="-0.01883227229118347" office:value-type="float"/>
          <table:table-cell office:value="-0.01883227229118347" office:value-type="float"/>
          <table:table-cell office:value="-0.01883227229118347" office:value-type="float"/>
          <table:table-cell office:value="0.927417831131201" office:value-type="float"/>
          <table:table-cell office:value="5" office:value-type="float"/>
          <table:table-cell office:value="-0.9255272746086121" office:value-type="float"/>
        </table:table-row>
        <table:table-row>
          <table:table-cell office:value="-0.02506400167942047" office:value-type="float"/>
          <table:table-cell office:value="-0.02506400167942047" office:value-type="float"/>
          <table:table-cell office:value="-0.02506400167942047" office:value-type="float"/>
          <table:table-cell office:value="-0.02506400167942047" office:value-type="float"/>
          <table:table-cell office:value="-0.02506400167942047" office:value-type="float"/>
          <table:table-cell office:value="-0.02506400167942047" office:value-type="float"/>
          <table:table-cell office:value="0.9426823883474881" office:value-type="float"/>
          <table:table-cell office:value="6" office:value-type="float"/>
          <table:table-cell office:value="-0.6231729388237" office:value-type="float"/>
        </table:table-row>
        <table:table-row>
          <table:table-cell office:value="-0.03445508062839508" office:value-type="float"/>
          <table:table-cell office:value="-0.03445508062839508" office:value-type="float"/>
          <table:table-cell office:value="-0.03445508062839508" office:value-type="float"/>
          <table:table-cell office:value="-0.03445508062839508" office:value-type="float"/>
          <table:table-cell office:value="-0.03445508062839508" office:value-type="float"/>
          <table:table-cell office:value="-0.03445508062839508" office:value-type="float"/>
          <table:table-cell office:value="0.9656857399066684" office:value-type="float"/>
          <table:table-cell office:value="7" office:value-type="float"/>
          <table:table-cell office:value="-0.9391078948974609" office:value-type="float"/>
        </table:table-row>
        <table:table-row>
          <table:table-cell office:value="-0.04207735896110534" office:value-type="float"/>
          <table:table-cell office:value="-0.04207735896110534" office:value-type="float"/>
          <table:table-cell office:value="-0.04207735896110534" office:value-type="float"/>
          <table:table-cell office:value="-0.04207735896110534" office:value-type="float"/>
          <table:table-cell office:value="-0.04207735896110534" office:value-type="float"/>
          <table:table-cell office:value="-0.04207735896110534" office:value-type="float"/>
          <table:table-cell office:value="0.9843564324992806" office:value-type="float"/>
          <table:table-cell office:value="8" office:value-type="float"/>
          <table:table-cell office:value="-0.7622278332710266" office:value-type="float"/>
        </table:table-row>
        <table:table-row>
          <table:table-cell office:value="-0.04284818768501281" office:value-type="float"/>
          <table:table-cell office:value="-0.04284818768501281" office:value-type="float"/>
          <table:table-cell office:value="-0.04284818768501281" office:value-type="float"/>
          <table:table-cell office:value="-0.04284818768501281" office:value-type="float"/>
          <table:table-cell office:value="-0.04284818768501281" office:value-type="float"/>
          <table:table-cell office:value="-0.04284818768501281" office:value-type="float"/>
          <table:table-cell office:value="0.9862445695519346" office:value-type="float"/>
          <table:table-cell office:value="9" office:value-type="float"/>
          <table:table-cell office:value="-0.07708287239074707" office:value-type="float"/>
        </table:table-row>
        <table:table-row>
          <table:table-cell office:value="-0.049343786239624016" office:value-type="float"/>
          <table:table-cell office:value="-0.049343786239624016" office:value-type="float"/>
          <table:table-cell office:value="-0.049343786239624016" office:value-type="float"/>
          <table:table-cell office:value="-0.049343786239624016" office:value-type="float"/>
          <table:table-cell office:value="-0.049343786239624016" office:value-type="float"/>
          <table:table-cell office:value="-0.049343786239624016" office:value-type="float"/>
          <table:table-cell office:value="0.9978445284153079" office:value-type="float"/>
          <table:table-cell office:value="10" office:value-type="float"/>
          <table:table-cell office:value="-0.6495598554611206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823055505752564" office:value-type="float"/>
          <table:table-cell office:value="-0.005823055505752564" office:value-type="float"/>
          <table:table-cell office:value="-0.005823055505752564" office:value-type="float"/>
          <table:table-cell office:value="-0.005823055505752564" office:value-type="float"/>
          <table:table-cell office:value="-0.005823055505752564" office:value-type="float"/>
          <table:table-cell office:value="-0.005823055505752564" office:value-type="float"/>
          <table:table-cell office:value="0.9820568982174619" office:value-type="float"/>
          <table:table-cell office:value="1" office:value-type="float"/>
          <table:table-cell office:value="-0.5823055505752563" office:value-type="float"/>
        </table:table-row>
        <table:table-row>
          <table:table-cell office:value="-0.00034545660018920916" office:value-type="float"/>
          <table:table-cell office:value="-0.00034545660018920916" office:value-type="float"/>
          <table:table-cell office:value="-0.00034545660018920916" office:value-type="float"/>
          <table:table-cell office:value="-0.00034545660018920916" office:value-type="float"/>
          <table:table-cell office:value="-0.00034545660018920916" office:value-type="float"/>
          <table:table-cell office:value="-0.00034545660018920916" office:value-type="float"/>
          <table:table-cell office:value="0.968639575883204" office:value-type="float"/>
          <table:table-cell office:value="2" office:value-type="float"/>
          <table:table-cell office:value="0.5477598905563354" office:value-type="float"/>
        </table:table-row>
        <table:table-row>
          <table:table-cell office:value="-0.006743518710136414" office:value-type="float"/>
          <table:table-cell office:value="-0.006743518710136414" office:value-type="float"/>
          <table:table-cell office:value="-0.006743518710136414" office:value-type="float"/>
          <table:table-cell office:value="-0.006743518710136414" office:value-type="float"/>
          <table:table-cell office:value="-0.006743518710136414" office:value-type="float"/>
          <table:table-cell office:value="-0.006743518710136414" office:value-type="float"/>
          <table:table-cell office:value="0.9843115633952094" office:value-type="float"/>
          <table:table-cell office:value="3" office:value-type="float"/>
          <table:table-cell office:value="-0.6398062109947205" office:value-type="float"/>
        </table:table-row>
        <table:table-row>
          <table:table-cell office:value="-0.00028752267360687266" office:value-type="float"/>
          <table:table-cell office:value="-0.00028752267360687266" office:value-type="float"/>
          <table:table-cell office:value="-0.00028752267360687266" office:value-type="float"/>
          <table:table-cell office:value="-0.00028752267360687266" office:value-type="float"/>
          <table:table-cell office:value="-0.00028752267360687266" office:value-type="float"/>
          <table:table-cell office:value="-0.00028752267360687266" office:value-type="float"/>
          <table:table-cell office:value="0.9684976673242814" office:value-type="float"/>
          <table:table-cell office:value="4" office:value-type="float"/>
          <table:table-cell office:value="0.6455996036529541" office:value-type="float"/>
        </table:table-row>
        <table:table-row>
          <table:table-cell office:value="0.006793497204780579" office:value-type="float"/>
          <table:table-cell office:value="0.006793497204780579" office:value-type="float"/>
          <table:table-cell office:value="0.006793497204780579" office:value-type="float"/>
          <table:table-cell office:value="0.006793497204780579" office:value-type="float"/>
          <table:table-cell office:value="0.006793497204780579" office:value-type="float"/>
          <table:table-cell office:value="0.006793497204780579" office:value-type="float"/>
          <table:table-cell office:value="0.9511527817637276" office:value-type="float"/>
          <table:table-cell office:value="5" office:value-type="float"/>
          <table:table-cell office:value="0.7081019878387451" office:value-type="float"/>
        </table:table-row>
        <table:table-row>
          <table:table-cell office:value="0.012825224995613099" office:value-type="float"/>
          <table:table-cell office:value="0.012825224995613099" office:value-type="float"/>
          <table:table-cell office:value="0.012825224995613099" office:value-type="float"/>
          <table:table-cell office:value="0.012825224995613099" office:value-type="float"/>
          <table:table-cell office:value="0.012825224995613099" office:value-type="float"/>
          <table:table-cell office:value="0.012825224995613099" office:value-type="float"/>
          <table:table-cell office:value="0.9363781264088231" office:value-type="float"/>
          <table:table-cell office:value="6" office:value-type="float"/>
          <table:table-cell office:value="0.603172779083252" office:value-type="float"/>
        </table:table-row>
        <table:table-row>
          <table:table-cell office:value="0.005519171953201295" office:value-type="float"/>
          <table:table-cell office:value="0.005519171953201295" office:value-type="float"/>
          <table:table-cell office:value="0.005519171953201295" office:value-type="float"/>
          <table:table-cell office:value="0.005519171953201295" office:value-type="float"/>
          <table:table-cell office:value="0.005519171953201295" office:value-type="float"/>
          <table:table-cell office:value="0.005519171953201295" office:value-type="float"/>
          <table:table-cell office:value="0.9542742283964407" office:value-type="float"/>
          <table:table-cell office:value="7" office:value-type="float"/>
          <table:table-cell office:value="-0.7306053042411804" office:value-type="float"/>
        </table:table-row>
        <table:table-row>
          <table:table-cell office:value="0.0006522727012634282" office:value-type="float"/>
          <table:table-cell office:value="0.0006522727012634282" office:value-type="float"/>
          <table:table-cell office:value="0.0006522727012634282" office:value-type="float"/>
          <table:table-cell office:value="0.0006522727012634282" office:value-type="float"/>
          <table:table-cell office:value="0.0006522727012634282" office:value-type="float"/>
          <table:table-cell office:value="0.0006522727012634282" office:value-type="float"/>
          <table:table-cell office:value="0.9661956481932216" office:value-type="float"/>
          <table:table-cell office:value="8" office:value-type="float"/>
          <table:table-cell office:value="-0.4866899251937866" office:value-type="float"/>
        </table:table-row>
        <table:table-row>
          <table:table-cell office:value="-0.001435301303863525" office:value-type="float"/>
          <table:table-cell office:value="-0.001435301303863525" office:value-type="float"/>
          <table:table-cell office:value="-0.001435301303863525" office:value-type="float"/>
          <table:table-cell office:value="-0.001435301303863525" office:value-type="float"/>
          <table:table-cell office:value="-0.001435301303863525" office:value-type="float"/>
          <table:table-cell office:value="-0.001435301303863525" office:value-type="float"/>
          <table:table-cell office:value="0.9713091393060809" office:value-type="float"/>
          <table:table-cell office:value="9" office:value-type="float"/>
          <table:table-cell office:value="-0.2087574005126953" office:value-type="float"/>
        </table:table-row>
        <table:table-row>
          <table:table-cell office:value="0.00556950330734253" office:value-type="float"/>
          <table:table-cell office:value="0.00556950330734253" office:value-type="float"/>
          <table:table-cell office:value="0.00556950330734253" office:value-type="float"/>
          <table:table-cell office:value="0.00556950330734253" office:value-type="float"/>
          <table:table-cell office:value="0.00556950330734253" office:value-type="float"/>
          <table:table-cell office:value="0.00556950330734253" office:value-type="float"/>
          <table:table-cell office:value="0.9541509422607314" office:value-type="float"/>
          <table:table-cell office:value="10" office:value-type="float"/>
          <table:table-cell office:value="0.7004804611206055" office:value-type="float"/>
        </table:table-row>
        <table:table-row>
          <table:table-cell office:value="0.014115643501281739" office:value-type="float"/>
          <table:table-cell office:value="0.014115643501281739" office:value-type="float"/>
          <table:table-cell office:value="0.014115643501281739" office:value-type="float"/>
          <table:table-cell office:value="0.014115643501281739" office:value-type="float"/>
          <table:table-cell office:value="0.014115643501281739" office:value-type="float"/>
          <table:table-cell office:value="0.014115643501281739" office:value-type="float"/>
          <table:table-cell office:value="0.9332172595152902" office:value-type="float"/>
          <table:table-cell office:value="11" office:value-type="float"/>
          <table:table-cell office:value="0.8546140193939209" office:value-type="float"/>
        </table:table-row>
        <table:table-row>
          <table:table-cell office:value="0.006000062227249145" office:value-type="float"/>
          <table:table-cell office:value="0.006000062227249145" office:value-type="float"/>
          <table:table-cell office:value="0.006000062227249145" office:value-type="float"/>
          <table:table-cell office:value="0.006000062227249145" office:value-type="float"/>
          <table:table-cell office:value="0.006000062227249145" office:value-type="float"/>
          <table:table-cell office:value="0.006000062227249145" office:value-type="float"/>
          <table:table-cell office:value="0.9530962926027563" office:value-type="float"/>
          <table:table-cell office:value="12" office:value-type="float"/>
          <table:table-cell office:value="-0.8115581274032593" office:value-type="float"/>
        </table:table-row>
        <table:table-row>
          <table:table-cell office:value="0.002767883539199829" office:value-type="float"/>
          <table:table-cell office:value="0.002767883539199829" office:value-type="float"/>
          <table:table-cell office:value="0.002767883539199829" office:value-type="float"/>
          <table:table-cell office:value="0.002767883539199829" office:value-type="float"/>
          <table:table-cell office:value="0.002767883539199829" office:value-type="float"/>
          <table:table-cell office:value="0.002767883539199829" office:value-type="float"/>
          <table:table-cell office:value="0.9610134811459755" office:value-type="float"/>
          <table:table-cell office:value="13" office:value-type="float"/>
          <table:table-cell office:value="-0.32321786880493164" office:value-type="float"/>
        </table:table-row>
        <table:table-row>
          <table:table-cell office:value="-0.004756455421447755" office:value-type="float"/>
          <table:table-cell office:value="-0.004756455421447755" office:value-type="float"/>
          <table:table-cell office:value="-0.004756455421447755" office:value-type="float"/>
          <table:table-cell office:value="-0.004756455421447755" office:value-type="float"/>
          <table:table-cell office:value="-0.004756455421447755" office:value-type="float"/>
          <table:table-cell office:value="-0.004756455421447755" office:value-type="float"/>
          <table:table-cell office:value="0.9794442722513056" office:value-type="float"/>
          <table:table-cell office:value="14" office:value-type="float"/>
          <table:table-cell office:value="-0.7524338960647583" office:value-type="float"/>
        </table:table-row>
        <table:table-row>
          <table:table-cell office:value="-0.0008181357383728032" office:value-type="float"/>
          <table:table-cell office:value="-0.0008181357383728032" office:value-type="float"/>
          <table:table-cell office:value="-0.0008181357383728032" office:value-type="float"/>
          <table:table-cell office:value="-0.0008181357383728032" office:value-type="float"/>
          <table:table-cell office:value="-0.0008181357383728032" office:value-type="float"/>
          <table:table-cell office:value="-0.0008181357383728032" office:value-type="float"/>
          <table:table-cell office:value="0.9697973985838124" office:value-type="float"/>
          <table:table-cell office:value="15" office:value-type="float"/>
          <table:table-cell office:value="0.3938319683074951" office:value-type="float"/>
        </table:table-row>
        <table:table-row>
          <table:table-cell office:value="-0.010006589889526367" office:value-type="float"/>
          <table:table-cell office:value="-0.010006589889526367" office:value-type="float"/>
          <table:table-cell office:value="-0.010006589889526367" office:value-type="float"/>
          <table:table-cell office:value="-0.010006589889526367" office:value-type="float"/>
          <table:table-cell office:value="-0.010006589889526367" office:value-type="float"/>
          <table:table-cell office:value="-0.010006589889526367" office:value-type="float"/>
          <table:table-cell office:value="0.9923044227790966" office:value-type="float"/>
          <table:table-cell office:value="16" office:value-type="float"/>
          <table:table-cell office:value="-0.9188454151153564" office:value-type="float"/>
        </table:table-row>
        <table:table-row>
          <table:table-cell office:value="-0.009756003618240356" office:value-type="float"/>
          <table:table-cell office:value="-0.009756003618240356" office:value-type="float"/>
          <table:table-cell office:value="-0.009756003618240356" office:value-type="float"/>
          <table:table-cell office:value="-0.009756003618240356" office:value-type="float"/>
          <table:table-cell office:value="-0.009756003618240356" office:value-type="float"/>
          <table:table-cell office:value="-0.009756003618240356" office:value-type="float"/>
          <table:table-cell office:value="0.9916906142778992" office:value-type="float"/>
          <table:table-cell office:value="17" office:value-type="float"/>
          <table:table-cell office:value="0.025058627128601074" office:value-type="float"/>
        </table:table-row>
        <table:table-row>
          <table:table-cell office:value="-0.009340611696243286" office:value-type="float"/>
          <table:table-cell office:value="-0.009340611696243286" office:value-type="float"/>
          <table:table-cell office:value="-0.009340611696243286" office:value-type="float"/>
          <table:table-cell office:value="-0.009340611696243286" office:value-type="float"/>
          <table:table-cell office:value="-0.009340611696243286" office:value-type="float"/>
          <table:table-cell office:value="-0.009340611696243286" office:value-type="float"/>
          <table:table-cell office:value="0.9906731160257324" office:value-type="float"/>
          <table:table-cell office:value="18" office:value-type="float"/>
          <table:table-cell office:value="0.04153919219970703" office:value-type="float"/>
        </table:table-row>
        <table:table-row>
          <table:table-cell office:value="-0.012147283554077147" office:value-type="float"/>
          <table:table-cell office:value="-0.012147283554077147" office:value-type="float"/>
          <table:table-cell office:value="-0.012147283554077147" office:value-type="float"/>
          <table:table-cell office:value="-0.012147283554077147" office:value-type="float"/>
          <table:table-cell office:value="-0.012147283554077147" office:value-type="float"/>
          <table:table-cell office:value="-0.012147283554077147" office:value-type="float"/>
          <table:table-cell office:value="0.9975480299528546" office:value-type="float"/>
          <table:table-cell office:value="19" office:value-type="float"/>
          <table:table-cell office:value="-0.28066718578338623" office:value-type="float"/>
        </table:table-row>
        <table:table-row>
          <table:table-cell office:value="-0.013597216606140135" office:value-type="float"/>
          <table:table-cell office:value="-0.013597216606140135" office:value-type="float"/>
          <table:table-cell office:value="-0.013597216606140135" office:value-type="float"/>
          <table:table-cell office:value="-0.013597216606140135" office:value-type="float"/>
          <table:table-cell office:value="-0.013597216606140135" office:value-type="float"/>
          <table:table-cell office:value="-0.013597216606140135" office:value-type="float"/>
          <table:table-cell office:value="0.9989003739083948" office:value-type="float"/>
          <table:table-cell office:value="20" office:value-type="float"/>
          <table:table-cell office:value="-0.14499330520629883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355775475502014" office:value-type="float"/>
          <table:table-cell office:value="-0.003355775475502014" office:value-type="float"/>
          <table:table-cell office:value="-0.003355775475502014" office:value-type="float"/>
          <table:table-cell office:value="-0.003355775475502014" office:value-type="float"/>
          <table:table-cell office:value="-0.003355775475502014" office:value-type="float"/>
          <table:table-cell office:value="-0.003355775475502014" office:value-type="float"/>
          <table:table-cell office:value="0.9790493385977149" office:value-type="float"/>
          <table:table-cell office:value="1" office:value-type="float"/>
          <table:table-cell office:value="-0.3355775475502014" office:value-type="float"/>
        </table:table-row>
        <table:table-row>
          <table:table-cell office:value="-0.004215462803840637" office:value-type="float"/>
          <table:table-cell office:value="-0.004215462803840637" office:value-type="float"/>
          <table:table-cell office:value="-0.004215462803840637" office:value-type="float"/>
          <table:table-cell office:value="-0.004215462803840637" office:value-type="float"/>
          <table:table-cell office:value="-0.004215462803840637" office:value-type="float"/>
          <table:table-cell office:value="-0.004215462803840637" office:value-type="float"/>
          <table:table-cell office:value="0.9811551338904811" office:value-type="float"/>
          <table:table-cell office:value="2" office:value-type="float"/>
          <table:table-cell office:value="-0.0859687328338623" office:value-type="float"/>
        </table:table-row>
        <table:table-row>
          <table:table-cell office:value="0.0024684137105941773" office:value-type="float"/>
          <table:table-cell office:value="0.0024684137105941773" office:value-type="float"/>
          <table:table-cell office:value="0.0024684137105941773" office:value-type="float"/>
          <table:table-cell office:value="0.0024684137105941773" office:value-type="float"/>
          <table:table-cell office:value="0.0024684137105941773" office:value-type="float"/>
          <table:table-cell office:value="0.0024684137105941773" office:value-type="float"/>
          <table:table-cell office:value="0.9647830469263436" office:value-type="float"/>
          <table:table-cell office:value="3" office:value-type="float"/>
          <table:table-cell office:value="0.6683876514434814" office:value-type="float"/>
        </table:table-row>
        <table:table-row>
          <table:table-cell office:value="-0.004806081056594849" office:value-type="float"/>
          <table:table-cell office:value="-0.004806081056594849" office:value-type="float"/>
          <table:table-cell office:value="-0.004806081056594849" office:value-type="float"/>
          <table:table-cell office:value="-0.004806081056594849" office:value-type="float"/>
          <table:table-cell office:value="-0.004806081056594849" office:value-type="float"/>
          <table:table-cell office:value="-0.004806081056594849" office:value-type="float"/>
          <table:table-cell office:value="0.9826018472425031" office:value-type="float"/>
          <table:table-cell office:value="4" office:value-type="float"/>
          <table:table-cell office:value="-0.7274494767189026" office:value-type="float"/>
        </table:table-row>
        <table:table-row>
          <table:table-cell office:value="-0.002684684991836548" office:value-type="float"/>
          <table:table-cell office:value="-0.002684684991836548" office:value-type="float"/>
          <table:table-cell office:value="-0.002684684991836548" office:value-type="float"/>
          <table:table-cell office:value="-0.002684684991836548" office:value-type="float"/>
          <table:table-cell office:value="-0.002684684991836548" office:value-type="float"/>
          <table:table-cell office:value="-0.002684684991836548" office:value-type="float"/>
          <table:table-cell office:value="0.9774055093414971" office:value-type="float"/>
          <table:table-cell office:value="5" office:value-type="float"/>
          <table:table-cell office:value="0.21213960647583008" office:value-type="float"/>
        </table:table-row>
        <table:table-row>
          <table:table-cell office:value="-0.006953544020652772" office:value-type="float"/>
          <table:table-cell office:value="-0.006953544020652772" office:value-type="float"/>
          <table:table-cell office:value="-0.006953544020652772" office:value-type="float"/>
          <table:table-cell office:value="-0.006953544020652772" office:value-type="float"/>
          <table:table-cell office:value="-0.006953544020652772" office:value-type="float"/>
          <table:table-cell office:value="-0.006953544020652772" office:value-type="float"/>
          <table:table-cell office:value="0.9878620357459698" office:value-type="float"/>
          <table:table-cell office:value="6" office:value-type="float"/>
          <table:table-cell office:value="-0.4268859028816223" office:value-type="float"/>
        </table:table-row>
        <table:table-row>
          <table:table-cell office:value="-0.016637084484100343" office:value-type="float"/>
          <table:table-cell office:value="-0.016637084484100343" office:value-type="float"/>
          <table:table-cell office:value="-0.016637084484100343" office:value-type="float"/>
          <table:table-cell office:value="-0.016637084484100343" office:value-type="float"/>
          <table:table-cell office:value="-0.016637084484100343" office:value-type="float"/>
          <table:table-cell office:value="-0.016637084484100343" office:value-type="float"/>
          <table:table-cell office:value="0.9884182312149896" office:value-type="float"/>
          <table:table-cell office:value="7" office:value-type="float"/>
          <table:table-cell office:value="-0.9683540463447571" office:value-type="float"/>
        </table:table-row>
        <table:table-row>
          <table:table-cell office:value="-0.021234002113342285" office:value-type="float"/>
          <table:table-cell office:value="-0.021234002113342285" office:value-type="float"/>
          <table:table-cell office:value="-0.021234002113342285" office:value-type="float"/>
          <table:table-cell office:value="-0.021234002113342285" office:value-type="float"/>
          <table:table-cell office:value="-0.021234002113342285" office:value-type="float"/>
          <table:table-cell office:value="-0.021234002113342285" office:value-type="float"/>
          <table:table-cell office:value="0.9771581286337423" office:value-type="float"/>
          <table:table-cell office:value="8" office:value-type="float"/>
          <table:table-cell office:value="-0.45969176292419434" office:value-type="float"/>
        </table:table-row>
        <table:table-row>
          <table:table-cell office:value="-0.02263906240463257" office:value-type="float"/>
          <table:table-cell office:value="-0.02263906240463257" office:value-type="float"/>
          <table:table-cell office:value="-0.02263906240463257" office:value-type="float"/>
          <table:table-cell office:value="-0.02263906240463257" office:value-type="float"/>
          <table:table-cell office:value="-0.02263906240463257" office:value-type="float"/>
          <table:table-cell office:value="-0.02263906240463257" office:value-type="float"/>
          <table:table-cell office:value="0.9737164478622348" office:value-type="float"/>
          <table:table-cell office:value="9" office:value-type="float"/>
          <table:table-cell office:value="-0.14050602912902832" office:value-type="float"/>
        </table:table-row>
        <table:table-row>
          <table:table-cell office:value="-0.031524149775505064" office:value-type="float"/>
          <table:table-cell office:value="-0.031524149775505064" office:value-type="float"/>
          <table:table-cell office:value="-0.031524149775505064" office:value-type="float"/>
          <table:table-cell office:value="-0.031524149775505064" office:value-type="float"/>
          <table:table-cell office:value="-0.031524149775505064" office:value-type="float"/>
          <table:table-cell office:value="-0.031524149775505064" office:value-type="float"/>
          <table:table-cell office:value="0.9519525174835503" office:value-type="float"/>
          <table:table-cell office:value="10" office:value-type="float"/>
          <table:table-cell office:value="-0.8885087370872498" office:value-type="float"/>
        </table:table-row>
        <table:table-row>
          <table:table-cell office:value="-0.034873618483543395" office:value-type="float"/>
          <table:table-cell office:value="-0.034873618483543395" office:value-type="float"/>
          <table:table-cell office:value="-0.034873618483543395" office:value-type="float"/>
          <table:table-cell office:value="-0.034873618483543395" office:value-type="float"/>
          <table:table-cell office:value="-0.034873618483543395" office:value-type="float"/>
          <table:table-cell office:value="-0.034873618483543395" office:value-type="float"/>
          <table:table-cell office:value="0.9437480282394372" office:value-type="float"/>
          <table:table-cell office:value="11" office:value-type="float"/>
          <table:table-cell office:value="-0.334946870803833" office:value-type="float"/>
        </table:table-row>
        <table:table-row>
          <table:table-cell office:value="-0.02794551193714142" office:value-type="float"/>
          <table:table-cell office:value="-0.02794551193714142" office:value-type="float"/>
          <table:table-cell office:value="-0.02794551193714142" office:value-type="float"/>
          <table:table-cell office:value="-0.02794551193714142" office:value-type="float"/>
          <table:table-cell office:value="-0.02794551193714142" office:value-type="float"/>
          <table:table-cell office:value="-0.02794551193714142" office:value-type="float"/>
          <table:table-cell office:value="0.9607183541617578" office:value-type="float"/>
          <table:table-cell office:value="12" office:value-type="float"/>
          <table:table-cell office:value="0.6928106546401978" office:value-type="float"/>
        </table:table-row>
        <table:table-row>
          <table:table-cell office:value="-0.03626634120941162" office:value-type="float"/>
          <table:table-cell office:value="-0.03626634120941162" office:value-type="float"/>
          <table:table-cell office:value="-0.03626634120941162" office:value-type="float"/>
          <table:table-cell office:value="-0.03626634120941162" office:value-type="float"/>
          <table:table-cell office:value="-0.03626634120941162" office:value-type="float"/>
          <table:table-cell office:value="-0.03626634120941162" office:value-type="float"/>
          <table:table-cell office:value="0.9403365682078819" office:value-type="float"/>
          <table:table-cell office:value="13" office:value-type="float"/>
          <table:table-cell office:value="-0.8320829272270203" office:value-type="float"/>
        </table:table-row>
        <table:table-row>
          <table:table-cell office:value="-0.02757686495780945" office:value-type="float"/>
          <table:table-cell office:value="-0.02757686495780945" office:value-type="float"/>
          <table:table-cell office:value="-0.02757686495780945" office:value-type="float"/>
          <table:table-cell office:value="-0.02757686495780945" office:value-type="float"/>
          <table:table-cell office:value="-0.02757686495780945" office:value-type="float"/>
          <table:table-cell office:value="-0.02757686495780945" office:value-type="float"/>
          <table:table-cell office:value="0.9616213511563394" office:value-type="float"/>
          <table:table-cell office:value="14" office:value-type="float"/>
          <table:table-cell office:value="0.8689476251602173" office:value-type="float"/>
        </table:table-row>
        <table:table-row>
          <table:table-cell office:value="-0.036183874011039736" office:value-type="float"/>
          <table:table-cell office:value="-0.036183874011039736" office:value-type="float"/>
          <table:table-cell office:value="-0.036183874011039736" office:value-type="float"/>
          <table:table-cell office:value="-0.036183874011039736" office:value-type="float"/>
          <table:table-cell office:value="-0.036183874011039736" office:value-type="float"/>
          <table:table-cell office:value="-0.036183874011039736" office:value-type="float"/>
          <table:table-cell office:value="0.9405385707644099" office:value-type="float"/>
          <table:table-cell office:value="15" office:value-type="float"/>
          <table:table-cell office:value="-0.8607009053230286" office:value-type="float"/>
        </table:table-row>
        <table:table-row>
          <table:table-cell office:value="-0.03597351372241974" office:value-type="float"/>
          <table:table-cell office:value="-0.03597351372241974" office:value-type="float"/>
          <table:table-cell office:value="-0.03597351372241974" office:value-type="float"/>
          <table:table-cell office:value="-0.03597351372241974" office:value-type="float"/>
          <table:table-cell office:value="-0.03597351372241974" office:value-type="float"/>
          <table:table-cell office:value="-0.03597351372241974" office:value-type="float"/>
          <table:table-cell office:value="0.9410538461336735" office:value-type="float"/>
          <table:table-cell office:value="16" office:value-type="float"/>
          <table:table-cell office:value="0.02103602886199951" office:value-type="float"/>
        </table:table-row>
        <table:table-row>
          <table:table-cell office:value="-0.039490872621536256" office:value-type="float"/>
          <table:table-cell office:value="-0.039490872621536256" office:value-type="float"/>
          <table:table-cell office:value="-0.039490872621536256" office:value-type="float"/>
          <table:table-cell office:value="-0.039490872621536256" office:value-type="float"/>
          <table:table-cell office:value="-0.039490872621536256" office:value-type="float"/>
          <table:table-cell office:value="-0.039490872621536256" office:value-type="float"/>
          <table:table-cell office:value="0.9324381115886005" office:value-type="float"/>
          <table:table-cell office:value="17" office:value-type="float"/>
          <table:table-cell office:value="-0.3517358899116516" office:value-type="float"/>
        </table:table-row>
        <table:table-row>
          <table:table-cell office:value="-0.04477486431598664" office:value-type="float"/>
          <table:table-cell office:value="-0.04477486431598664" office:value-type="float"/>
          <table:table-cell office:value="-0.04477486431598664" office:value-type="float"/>
          <table:table-cell office:value="-0.04477486431598664" office:value-type="float"/>
          <table:table-cell office:value="-0.04477486431598664" office:value-type="float"/>
          <table:table-cell office:value="-0.04477486431598664" office:value-type="float"/>
          <table:table-cell office:value="0.9194950281320927" office:value-type="float"/>
          <table:table-cell office:value="18" office:value-type="float"/>
          <table:table-cell office:value="-0.5283991694450378" office:value-type="float"/>
        </table:table-row>
        <table:table-row>
          <table:table-cell office:value="-0.04175526440143586" office:value-type="float"/>
          <table:table-cell office:value="-0.04175526440143586" office:value-type="float"/>
          <table:table-cell office:value="-0.04175526440143586" office:value-type="float"/>
          <table:table-cell office:value="-0.04175526440143586" office:value-type="float"/>
          <table:table-cell office:value="-0.04175526440143586" office:value-type="float"/>
          <table:table-cell office:value="-0.04175526440143586" office:value-type="float"/>
          <table:table-cell office:value="0.9268915071500938" office:value-type="float"/>
          <table:table-cell office:value="19" office:value-type="float"/>
          <table:table-cell office:value="0.3019599914550781" office:value-type="float"/>
        </table:table-row>
        <table:table-row>
          <table:table-cell office:value="-0.04987245380878449" office:value-type="float"/>
          <table:table-cell office:value="-0.04987245380878449" office:value-type="float"/>
          <table:table-cell office:value="-0.04987245380878449" office:value-type="float"/>
          <table:table-cell office:value="-0.04987245380878449" office:value-type="float"/>
          <table:table-cell office:value="-0.04987245380878449" office:value-type="float"/>
          <table:table-cell office:value="-0.04987245380878449" office:value-type="float"/>
          <table:table-cell office:value="0.9070085349565651" office:value-type="float"/>
          <table:table-cell office:value="20" office:value-type="float"/>
          <table:table-cell office:value="-0.8117189407348633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6673210859298707" office:value-type="float"/>
          <table:table-cell office:value="-0.006673210859298707" office:value-type="float"/>
          <table:table-cell office:value="-0.006673210859298707" office:value-type="float"/>
          <table:table-cell office:value="-0.006673210859298707" office:value-type="float"/>
          <table:table-cell office:value="-0.006673210859298707" office:value-type="float"/>
          <table:table-cell office:value="-0.006673210859298707" office:value-type="float"/>
          <table:table-cell office:value="0.979203119532655" office:value-type="float"/>
          <table:table-cell office:value="1" office:value-type="float"/>
          <table:table-cell office:value="-0.6673210859298706" office:value-type="float"/>
        </table:table-row>
        <table:table-row>
          <table:table-cell office:value="-0.0062548303604125985" office:value-type="float"/>
          <table:table-cell office:value="-0.0062548303604125985" office:value-type="float"/>
          <table:table-cell office:value="-0.0062548303604125985" office:value-type="float"/>
          <table:table-cell office:value="-0.0062548303604125985" office:value-type="float"/>
          <table:table-cell office:value="-0.0062548303604125985" office:value-type="float"/>
          <table:table-cell office:value="-0.0062548303604125985" office:value-type="float"/>
          <table:table-cell office:value="0.980227938273257" office:value-type="float"/>
          <table:table-cell office:value="2" office:value-type="float"/>
          <table:table-cell office:value="0.04183804988861084" office:value-type="float"/>
        </table:table-row>
        <table:table-row>
          <table:table-cell office:value="-0.013967087864875796" office:value-type="float"/>
          <table:table-cell office:value="-0.013967087864875796" office:value-type="float"/>
          <table:table-cell office:value="-0.013967087864875796" office:value-type="float"/>
          <table:table-cell office:value="-0.013967087864875796" office:value-type="float"/>
          <table:table-cell office:value="-0.013967087864875796" office:value-type="float"/>
          <table:table-cell office:value="-0.013967087864875796" office:value-type="float"/>
          <table:table-cell office:value="0.9613368426223718" office:value-type="float"/>
          <table:table-cell office:value="3" office:value-type="float"/>
          <table:table-cell office:value="-0.7712257504463196" office:value-type="float"/>
        </table:table-row>
        <table:table-row>
          <table:table-cell office:value="-0.02134138584136963" office:value-type="float"/>
          <table:table-cell office:value="-0.02134138584136963" office:value-type="float"/>
          <table:table-cell office:value="-0.02134138584136963" office:value-type="float"/>
          <table:table-cell office:value="-0.02134138584136963" office:value-type="float"/>
          <table:table-cell office:value="-0.02134138584136963" office:value-type="float"/>
          <table:table-cell office:value="-0.02134138584136963" office:value-type="float"/>
          <table:table-cell office:value="0.9432735753687235" office:value-type="float"/>
          <table:table-cell office:value="4" office:value-type="float"/>
          <table:table-cell office:value="-0.7374297976493835" office:value-type="float"/>
        </table:table-row>
        <table:table-row>
          <table:table-cell office:value="-0.020257630348205567" office:value-type="float"/>
          <table:table-cell office:value="-0.020257630348205567" office:value-type="float"/>
          <table:table-cell office:value="-0.020257630348205567" office:value-type="float"/>
          <table:table-cell office:value="-0.020257630348205567" office:value-type="float"/>
          <table:table-cell office:value="-0.020257630348205567" office:value-type="float"/>
          <table:table-cell office:value="-0.020257630348205567" office:value-type="float"/>
          <table:table-cell office:value="0.9459282233329138" office:value-type="float"/>
          <table:table-cell office:value="5" office:value-type="float"/>
          <table:table-cell office:value="0.10837554931640625" office:value-type="float"/>
        </table:table-row>
        <table:table-row>
          <table:table-cell office:value="-0.012365896701812745" office:value-type="float"/>
          <table:table-cell office:value="-0.012365896701812745" office:value-type="float"/>
          <table:table-cell office:value="-0.012365896701812745" office:value-type="float"/>
          <table:table-cell office:value="-0.012365896701812745" office:value-type="float"/>
          <table:table-cell office:value="-0.012365896701812745" office:value-type="float"/>
          <table:table-cell office:value="-0.012365896701812745" office:value-type="float"/>
          <table:table-cell office:value="0.9652589439525299" office:value-type="float"/>
          <table:table-cell office:value="6" office:value-type="float"/>
          <table:table-cell office:value="0.7891733646392822" office:value-type="float"/>
        </table:table-row>
        <table:table-row>
          <table:table-cell office:value="-0.02080528438091278" office:value-type="float"/>
          <table:table-cell office:value="-0.02080528438091278" office:value-type="float"/>
          <table:table-cell office:value="-0.02080528438091278" office:value-type="float"/>
          <table:table-cell office:value="-0.02080528438091278" office:value-type="float"/>
          <table:table-cell office:value="-0.02080528438091278" office:value-type="float"/>
          <table:table-cell office:value="-0.02080528438091278" office:value-type="float"/>
          <table:table-cell office:value="0.9445867503972036" office:value-type="float"/>
          <table:table-cell office:value="7" office:value-type="float"/>
          <table:table-cell office:value="-0.8439387679100037" office:value-type="float"/>
        </table:table-row>
        <table:table-row>
          <table:table-cell office:value="-0.029071611166000367" office:value-type="float"/>
          <table:table-cell office:value="-0.029071611166000367" office:value-type="float"/>
          <table:table-cell office:value="-0.029071611166000367" office:value-type="float"/>
          <table:table-cell office:value="-0.029071611166000367" office:value-type="float"/>
          <table:table-cell office:value="-0.029071611166000367" office:value-type="float"/>
          <table:table-cell office:value="-0.029071611166000367" office:value-type="float"/>
          <table:table-cell office:value="0.9243384677266377" office:value-type="float"/>
          <table:table-cell office:value="8" office:value-type="float"/>
          <table:table-cell office:value="-0.8266326785087585" office:value-type="float"/>
        </table:table-row>
        <table:table-row>
          <table:table-cell office:value="-0.02759460687637329" office:value-type="float"/>
          <table:table-cell office:value="-0.02759460687637329" office:value-type="float"/>
          <table:table-cell office:value="-0.02759460687637329" office:value-type="float"/>
          <table:table-cell office:value="-0.02759460687637329" office:value-type="float"/>
          <table:table-cell office:value="-0.02759460687637329" office:value-type="float"/>
          <table:table-cell office:value="-0.02759460687637329" office:value-type="float"/>
          <table:table-cell office:value="0.927956374584126" office:value-type="float"/>
          <table:table-cell office:value="9" office:value-type="float"/>
          <table:table-cell office:value="0.14770042896270752" office:value-type="float"/>
        </table:table-row>
        <table:table-row>
          <table:table-cell office:value="-0.03360336184501648" office:value-type="float"/>
          <table:table-cell office:value="-0.03360336184501648" office:value-type="float"/>
          <table:table-cell office:value="-0.03360336184501648" office:value-type="float"/>
          <table:table-cell office:value="-0.03360336184501648" office:value-type="float"/>
          <table:table-cell office:value="-0.03360336184501648" office:value-type="float"/>
          <table:table-cell office:value="-0.03360336184501648" office:value-type="float"/>
          <table:table-cell office:value="0.9132379909215371" office:value-type="float"/>
          <table:table-cell office:value="10" office:value-type="float"/>
          <table:table-cell office:value="-0.6008754968643188" office:value-type="float"/>
        </table:table-row>
        <table:table-row>
          <table:table-cell office:value="-0.02531152367591858" office:value-type="float"/>
          <table:table-cell office:value="-0.02531152367591858" office:value-type="float"/>
          <table:table-cell office:value="-0.02531152367591858" office:value-type="float"/>
          <table:table-cell office:value="-0.02531152367591858" office:value-type="float"/>
          <table:table-cell office:value="-0.02531152367591858" office:value-type="float"/>
          <table:table-cell office:value="-0.02531152367591858" office:value-type="float"/>
          <table:table-cell office:value="0.9335487634655604" office:value-type="float"/>
          <table:table-cell office:value="11" office:value-type="float"/>
          <table:table-cell office:value="0.82918381690979" office:value-type="float"/>
        </table:table-row>
        <table:table-row>
          <table:table-cell office:value="-0.03127766788005829" office:value-type="float"/>
          <table:table-cell office:value="-0.03127766788005829" office:value-type="float"/>
          <table:table-cell office:value="-0.03127766788005829" office:value-type="float"/>
          <table:table-cell office:value="-0.03127766788005829" office:value-type="float"/>
          <table:table-cell office:value="-0.03127766788005829" office:value-type="float"/>
          <table:table-cell office:value="-0.03127766788005829" office:value-type="float"/>
          <table:table-cell office:value="0.9189347544335549" office:value-type="float"/>
          <table:table-cell office:value="12" office:value-type="float"/>
          <table:table-cell office:value="-0.596614420413971" office:value-type="float"/>
        </table:table-row>
        <table:table-row>
          <table:table-cell office:value="-0.0385966831445694" office:value-type="float"/>
          <table:table-cell office:value="-0.0385966831445694" office:value-type="float"/>
          <table:table-cell office:value="-0.0385966831445694" office:value-type="float"/>
          <table:table-cell office:value="-0.0385966831445694" office:value-type="float"/>
          <table:table-cell office:value="-0.0385966831445694" office:value-type="float"/>
          <table:table-cell office:value="-0.0385966831445694" office:value-type="float"/>
          <table:table-cell office:value="0.9010069016158615" office:value-type="float"/>
          <table:table-cell office:value="13" office:value-type="float"/>
          <table:table-cell office:value="-0.7319015264511108" office:value-type="float"/>
        </table:table-row>
        <table:table-row>
          <table:table-cell office:value="-0.04325295805931091" office:value-type="float"/>
          <table:table-cell office:value="-0.04325295805931091" office:value-type="float"/>
          <table:table-cell office:value="-0.04325295805931091" office:value-type="float"/>
          <table:table-cell office:value="-0.04325295805931091" office:value-type="float"/>
          <table:table-cell office:value="-0.04325295805931091" office:value-type="float"/>
          <table:table-cell office:value="-0.04325295805931091" office:value-type="float"/>
          <table:table-cell office:value="0.8896014039726234" office:value-type="float"/>
          <table:table-cell office:value="14" office:value-type="float"/>
          <table:table-cell office:value="-0.4656274914741516" office:value-type="float"/>
        </table:table-row>
        <table:table-row>
          <table:table-cell office:value="-0.04947065055370331" office:value-type="float"/>
          <table:table-cell office:value="-0.04947065055370331" office:value-type="float"/>
          <table:table-cell office:value="-0.04947065055370331" office:value-type="float"/>
          <table:table-cell office:value="-0.04947065055370331" office:value-type="float"/>
          <table:table-cell office:value="-0.04947065055370331" office:value-type="float"/>
          <table:table-cell office:value="-0.04947065055370331" office:value-type="float"/>
          <table:table-cell office:value="0.8743712299838293" office:value-type="float"/>
          <table:table-cell office:value="15" office:value-type="float"/>
          <table:table-cell office:value="-0.6217692494392395" office:value-type="float"/>
        </table:table-row>
        <table:table-row>
          <table:table-cell office:value="-0.041734763979911806" office:value-type="float"/>
          <table:table-cell office:value="-0.041734763979911806" office:value-type="float"/>
          <table:table-cell office:value="-0.041734763979911806" office:value-type="float"/>
          <table:table-cell office:value="-0.041734763979911806" office:value-type="float"/>
          <table:table-cell office:value="-0.041734763979911806" office:value-type="float"/>
          <table:table-cell office:value="-0.041734763979911806" office:value-type="float"/>
          <table:table-cell office:value="0.8933202047976657" office:value-type="float"/>
          <table:table-cell office:value="16" office:value-type="float"/>
          <table:table-cell office:value="0.7735886573791504" office:value-type="float"/>
        </table:table-row>
        <table:table-row>
          <table:table-cell office:value="-0.03477239191532135" office:value-type="float"/>
          <table:table-cell office:value="-0.03477239191532135" office:value-type="float"/>
          <table:table-cell office:value="-0.03477239191532135" office:value-type="float"/>
          <table:table-cell office:value="-0.03477239191532135" office:value-type="float"/>
          <table:table-cell office:value="-0.03477239191532135" office:value-type="float"/>
          <table:table-cell office:value="-0.03477239191532135" office:value-type="float"/>
          <table:table-cell office:value="0.9103744637553202" office:value-type="float"/>
          <table:table-cell office:value="17" office:value-type="float"/>
          <table:table-cell office:value="0.6962372064590454" office:value-type="float"/>
        </table:table-row>
        <table:table-row>
          <table:table-cell office:value="-0.02586686670780182" office:value-type="float"/>
          <table:table-cell office:value="-0.02586686670780182" office:value-type="float"/>
          <table:table-cell office:value="-0.02586686670780182" office:value-type="float"/>
          <table:table-cell office:value="-0.02586686670780182" office:value-type="float"/>
          <table:table-cell office:value="-0.02586686670780182" office:value-type="float"/>
          <table:table-cell office:value="-0.02586686670780182" office:value-type="float"/>
          <table:table-cell office:value="0.9321884564052363" office:value-type="float"/>
          <table:table-cell office:value="18" office:value-type="float"/>
          <table:table-cell office:value="0.8905525207519531" office:value-type="float"/>
        </table:table-row>
        <table:table-row>
          <table:table-cell office:value="-0.029736953377723696" office:value-type="float"/>
          <table:table-cell office:value="-0.029736953377723696" office:value-type="float"/>
          <table:table-cell office:value="-0.029736953377723696" office:value-type="float"/>
          <table:table-cell office:value="-0.029736953377723696" office:value-type="float"/>
          <table:table-cell office:value="-0.029736953377723696" office:value-type="float"/>
          <table:table-cell office:value="-0.029736953377723696" office:value-type="float"/>
          <table:table-cell office:value="0.9227087188035807" office:value-type="float"/>
          <table:table-cell office:value="19" office:value-type="float"/>
          <table:table-cell office:value="-0.3870086669921875" office:value-type="float"/>
        </table:table-row>
        <table:table-row>
          <table:table-cell office:value="-0.027923739552497866" office:value-type="float"/>
          <table:table-cell office:value="-0.027923739552497866" office:value-type="float"/>
          <table:table-cell office:value="-0.027923739552497866" office:value-type="float"/>
          <table:table-cell office:value="-0.027923739552497866" office:value-type="float"/>
          <table:table-cell office:value="-0.027923739552497866" office:value-type="float"/>
          <table:table-cell office:value="-0.027923739552497866" office:value-type="float"/>
          <table:table-cell office:value="0.927150167469944" office:value-type="float"/>
          <table:table-cell office:value="20" office:value-type="float"/>
          <table:table-cell office:value="0.181321382522583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044365525245667" office:value-type="float"/>
          <table:table-cell office:value="-0.005044365525245667" office:value-type="float"/>
          <table:table-cell office:value="-0.005044365525245667" office:value-type="float"/>
          <table:table-cell office:value="-0.005044365525245667" office:value-type="float"/>
          <table:table-cell office:value="-0.005044365525245667" office:value-type="float"/>
          <table:table-cell office:value="-0.005044365525245667" office:value-type="float"/>
          <table:table-cell office:value="0.9854507050192567" office:value-type="float"/>
          <table:table-cell office:value="1" office:value-type="float"/>
          <table:table-cell office:value="-0.5044365525245667" office:value-type="float"/>
        </table:table-row>
        <table:table-row>
          <table:table-cell office:value="0.003770591616630554" office:value-type="float"/>
          <table:table-cell office:value="0.003770591616630554" office:value-type="float"/>
          <table:table-cell office:value="0.003770591616630554" office:value-type="float"/>
          <table:table-cell office:value="0.003770591616630554" office:value-type="float"/>
          <table:table-cell office:value="0.003770591616630554" office:value-type="float"/>
          <table:table-cell office:value="0.003770591616630554" office:value-type="float"/>
          <table:table-cell office:value="0.9638585579171576" office:value-type="float"/>
          <table:table-cell office:value="2" office:value-type="float"/>
          <table:table-cell office:value="0.8814957141876221" office:value-type="float"/>
        </table:table-row>
        <table:table-row>
          <table:table-cell office:value="0.001419823169708252" office:value-type="float"/>
          <table:table-cell office:value="0.001419823169708252" office:value-type="float"/>
          <table:table-cell office:value="0.001419823169708252" office:value-type="float"/>
          <table:table-cell office:value="0.001419823169708252" office:value-type="float"/>
          <table:table-cell office:value="0.001419823169708252" office:value-type="float"/>
          <table:table-cell office:value="0.001419823169708252" office:value-type="float"/>
          <table:table-cell office:value="0.9696167411155522" office:value-type="float"/>
          <table:table-cell office:value="3" office:value-type="float"/>
          <table:table-cell office:value="-0.23507684469223022" office:value-type="float"/>
        </table:table-row>
        <table:table-row>
          <table:table-cell office:value="-0.0028450489044189457" office:value-type="float"/>
          <table:table-cell office:value="-0.0028450489044189457" office:value-type="float"/>
          <table:table-cell office:value="-0.0028450489044189457" office:value-type="float"/>
          <table:table-cell office:value="-0.0028450489044189457" office:value-type="float"/>
          <table:table-cell office:value="-0.0028450489044189457" office:value-type="float"/>
          <table:table-cell office:value="-0.0028450489044189457" office:value-type="float"/>
          <table:table-cell office:value="0.9800635015154091" office:value-type="float"/>
          <table:table-cell office:value="4" office:value-type="float"/>
          <table:table-cell office:value="-0.4264872074127197" office:value-type="float"/>
        </table:table-row>
        <table:table-row>
          <table:table-cell office:value="-0.0001759517192840578" office:value-type="float"/>
          <table:table-cell office:value="-0.0001759517192840578" office:value-type="float"/>
          <table:table-cell office:value="-0.0001759517192840578" office:value-type="float"/>
          <table:table-cell office:value="-0.0001759517192840578" office:value-type="float"/>
          <table:table-cell office:value="-0.0001759517192840578" office:value-type="float"/>
          <table:table-cell office:value="-0.0001759517192840578" office:value-type="float"/>
          <table:table-cell office:value="0.9735255753379297" office:value-type="float"/>
          <table:table-cell office:value="5" office:value-type="float"/>
          <table:table-cell office:value="0.26690971851348877" office:value-type="float"/>
        </table:table-row>
        <table:table-row>
          <table:table-cell office:value="0.001308218240737915" office:value-type="float"/>
          <table:table-cell office:value="0.001308218240737915" office:value-type="float"/>
          <table:table-cell office:value="0.001308218240737915" office:value-type="float"/>
          <table:table-cell office:value="0.001308218240737915" office:value-type="float"/>
          <table:table-cell office:value="0.001308218240737915" office:value-type="float"/>
          <table:table-cell office:value="0.001308218240737915" office:value-type="float"/>
          <table:table-cell office:value="0.969890116244309" office:value-type="float"/>
          <table:table-cell office:value="6" office:value-type="float"/>
          <table:table-cell office:value="0.14841699600219727" office:value-type="float"/>
        </table:table-row>
        <table:table-row>
          <table:table-cell office:value="0.002136375904083252" office:value-type="float"/>
          <table:table-cell office:value="0.002136375904083252" office:value-type="float"/>
          <table:table-cell office:value="0.002136375904083252" office:value-type="float"/>
          <table:table-cell office:value="0.002136375904083252" office:value-type="float"/>
          <table:table-cell office:value="0.002136375904083252" office:value-type="float"/>
          <table:table-cell office:value="0.002136375904083252" office:value-type="float"/>
          <table:table-cell office:value="0.9678615525425374" office:value-type="float"/>
          <table:table-cell office:value="7" office:value-type="float"/>
          <table:table-cell office:value="0.08281576633453369" office:value-type="float"/>
        </table:table-row>
        <table:table-row>
          <table:table-cell office:value="0.007697036266326905" office:value-type="float"/>
          <table:table-cell office:value="0.007697036266326905" office:value-type="float"/>
          <table:table-cell office:value="0.007697036266326905" office:value-type="float"/>
          <table:table-cell office:value="0.007697036266326905" office:value-type="float"/>
          <table:table-cell office:value="0.007697036266326905" office:value-type="float"/>
          <table:table-cell office:value="0.007697036266326905" office:value-type="float"/>
          <table:table-cell office:value="0.9542407720221205" office:value-type="float"/>
          <table:table-cell office:value="8" office:value-type="float"/>
          <table:table-cell office:value="0.5560660362243652" office:value-type="float"/>
        </table:table-row>
        <table:table-row>
          <table:table-cell office:value="0.001614998579025269" office:value-type="float"/>
          <table:table-cell office:value="0.001614998579025269" office:value-type="float"/>
          <table:table-cell office:value="0.001614998579025269" office:value-type="float"/>
          <table:table-cell office:value="0.001614998579025269" office:value-type="float"/>
          <table:table-cell office:value="0.001614998579025269" office:value-type="float"/>
          <table:table-cell office:value="0.001614998579025269" office:value-type="float"/>
          <table:table-cell office:value="0.9691386609523865" office:value-type="float"/>
          <table:table-cell office:value="9" office:value-type="float"/>
          <table:table-cell office:value="-0.6082037687301636" office:value-type="float"/>
        </table:table-row>
        <table:table-row>
          <table:table-cell office:value="-0.0032755541801452633" office:value-type="float"/>
          <table:table-cell office:value="-0.0032755541801452633" office:value-type="float"/>
          <table:table-cell office:value="-0.0032755541801452633" office:value-type="float"/>
          <table:table-cell office:value="-0.0032755541801452633" office:value-type="float"/>
          <table:table-cell office:value="-0.0032755541801452633" office:value-type="float"/>
          <table:table-cell office:value="-0.0032755541801452633" office:value-type="float"/>
          <table:table-cell office:value="0.9811180197725148" office:value-type="float"/>
          <table:table-cell office:value="10" office:value-type="float"/>
          <table:table-cell office:value="-0.4890552759170532" office:value-type="float"/>
        </table:table-row>
        <table:table-row>
          <table:table-cell office:value="-0.006166263222694397" office:value-type="float"/>
          <table:table-cell office:value="-0.006166263222694397" office:value-type="float"/>
          <table:table-cell office:value="-0.006166263222694397" office:value-type="float"/>
          <table:table-cell office:value="-0.006166263222694397" office:value-type="float"/>
          <table:table-cell office:value="-0.006166263222694397" office:value-type="float"/>
          <table:table-cell office:value="-0.006166263222694397" office:value-type="float"/>
          <table:table-cell office:value="0.9881987819216095" office:value-type="float"/>
          <table:table-cell office:value="11" office:value-type="float"/>
          <table:table-cell office:value="-0.28907090425491333" office:value-type="float"/>
        </table:table-row>
        <table:table-row>
          <table:table-cell office:value="-0.012997662425041199" office:value-type="float"/>
          <table:table-cell office:value="-0.012997662425041199" office:value-type="float"/>
          <table:table-cell office:value="-0.012997662425041199" office:value-type="float"/>
          <table:table-cell office:value="-0.012997662425041199" office:value-type="float"/>
          <table:table-cell office:value="-0.012997662425041199" office:value-type="float"/>
          <table:table-cell office:value="-0.012997662425041199" office:value-type="float"/>
          <table:table-cell office:value="0.9950677758033849" office:value-type="float"/>
          <table:table-cell office:value="12" office:value-type="float"/>
          <table:table-cell office:value="-0.6831399202346802" office:value-type="float"/>
        </table:table-row>
        <table:table-row>
          <table:table-cell office:value="-0.005089883208274842" office:value-type="float"/>
          <table:table-cell office:value="-0.005089883208274842" office:value-type="float"/>
          <table:table-cell office:value="-0.005089883208274842" office:value-type="float"/>
          <table:table-cell office:value="-0.005089883208274842" office:value-type="float"/>
          <table:table-cell office:value="-0.005089883208274842" office:value-type="float"/>
          <table:table-cell office:value="-0.005089883208274842" office:value-type="float"/>
          <table:table-cell office:value="0.985562200116952" office:value-type="float"/>
          <table:table-cell office:value="13" office:value-type="float"/>
          <table:table-cell office:value="0.7907779216766357" office:value-type="float"/>
        </table:table-row>
        <table:table-row>
          <table:table-cell office:value="0.0021337205171585083" office:value-type="float"/>
          <table:table-cell office:value="0.0021337205171585083" office:value-type="float"/>
          <table:table-cell office:value="0.0021337205171585083" office:value-type="float"/>
          <table:table-cell office:value="0.0021337205171585083" office:value-type="float"/>
          <table:table-cell office:value="0.0021337205171585083" office:value-type="float"/>
          <table:table-cell office:value="0.0021337205171585083" office:value-type="float"/>
          <table:table-cell office:value="0.9678680568855726" office:value-type="float"/>
          <table:table-cell office:value="14" office:value-type="float"/>
          <table:table-cell office:value="0.722360372543335" office:value-type="float"/>
        </table:table-row>
        <table:table-row>
          <table:table-cell office:value="-0.0028440946340560916" office:value-type="float"/>
          <table:table-cell office:value="-0.0028440946340560916" office:value-type="float"/>
          <table:table-cell office:value="-0.0028440946340560916" office:value-type="float"/>
          <table:table-cell office:value="-0.0028440946340560916" office:value-type="float"/>
          <table:table-cell office:value="-0.0028440946340560916" office:value-type="float"/>
          <table:table-cell office:value="-0.0028440946340560916" office:value-type="float"/>
          <table:table-cell office:value="0.9800611640399435" office:value-type="float"/>
          <table:table-cell office:value="15" office:value-type="float"/>
          <table:table-cell office:value="-0.49778151512145996" office:value-type="float"/>
        </table:table-row>
        <table:table-row>
          <table:table-cell office:value="-0.004996286034584046" office:value-type="float"/>
          <table:table-cell office:value="-0.004996286034584046" office:value-type="float"/>
          <table:table-cell office:value="-0.004996286034584046" office:value-type="float"/>
          <table:table-cell office:value="-0.004996286034584046" office:value-type="float"/>
          <table:table-cell office:value="-0.004996286034584046" office:value-type="float"/>
          <table:table-cell office:value="-0.004996286034584046" office:value-type="float"/>
          <table:table-cell office:value="0.9853329348000428" office:value-type="float"/>
          <table:table-cell office:value="16" office:value-type="float"/>
          <table:table-cell office:value="-0.2152191400527954" office:value-type="float"/>
        </table:table-row>
        <table:table-row>
          <table:table-cell office:value="0.00023825585842132593" office:value-type="float"/>
          <table:table-cell office:value="0.00023825585842132593" office:value-type="float"/>
          <table:table-cell office:value="0.00023825585842132593" office:value-type="float"/>
          <table:table-cell office:value="0.00023825585842132593" office:value-type="float"/>
          <table:table-cell office:value="0.00023825585842132593" office:value-type="float"/>
          <table:table-cell office:value="0.00023825585842132593" office:value-type="float"/>
          <table:table-cell office:value="0.9725109781249573" office:value-type="float"/>
          <table:table-cell office:value="17" office:value-type="float"/>
          <table:table-cell office:value="0.5234541893005371" office:value-type="float"/>
        </table:table-row>
        <table:table-row>
          <table:table-cell office:value="-0.009585846662521363" office:value-type="float"/>
          <table:table-cell office:value="-0.009585846662521363" office:value-type="float"/>
          <table:table-cell office:value="-0.009585846662521363" office:value-type="float"/>
          <table:table-cell office:value="-0.009585846662521363" office:value-type="float"/>
          <table:table-cell office:value="-0.009585846662521363" office:value-type="float"/>
          <table:table-cell office:value="-0.009585846662521363" office:value-type="float"/>
          <table:table-cell office:value="0.9965750164820568" office:value-type="float"/>
          <table:table-cell office:value="18" office:value-type="float"/>
          <table:table-cell office:value="-0.9824102520942688" office:value-type="float"/>
        </table:table-row>
        <table:table-row>
          <table:table-cell office:value="-0.004937520027160645" office:value-type="float"/>
          <table:table-cell office:value="-0.004937520027160645" office:value-type="float"/>
          <table:table-cell office:value="-0.004937520027160645" office:value-type="float"/>
          <table:table-cell office:value="-0.004937520027160645" office:value-type="float"/>
          <table:table-cell office:value="-0.004937520027160645" office:value-type="float"/>
          <table:table-cell office:value="-0.004937520027160645" office:value-type="float"/>
          <table:table-cell office:value="0.9851889880676349" office:value-type="float"/>
          <table:table-cell office:value="19" office:value-type="float"/>
          <table:table-cell office:value="0.4648326635360718" office:value-type="float"/>
        </table:table-row>
        <table:table-row>
          <table:table-cell office:value="-0.005045957565307618" office:value-type="float"/>
          <table:table-cell office:value="-0.005045957565307618" office:value-type="float"/>
          <table:table-cell office:value="-0.005045957565307618" office:value-type="float"/>
          <table:table-cell office:value="-0.005045957565307618" office:value-type="float"/>
          <table:table-cell office:value="-0.005045957565307618" office:value-type="float"/>
          <table:table-cell office:value="-0.005045957565307618" office:value-type="float"/>
          <table:table-cell office:value="0.9854546047050586" office:value-type="float"/>
          <table:table-cell office:value="20" office:value-type="float"/>
          <table:table-cell office:value="-0.010843753814697266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528401017189026" office:value-type="float"/>
          <table:table-cell office:value="-0.007528401017189026" office:value-type="float"/>
          <table:table-cell office:value="-0.007528401017189026" office:value-type="float"/>
          <table:table-cell office:value="-0.007528401017189026" office:value-type="float"/>
          <table:table-cell office:value="-0.007528401017189026" office:value-type="float"/>
          <table:table-cell office:value="-0.007528401017189026" office:value-type="float"/>
          <table:table-cell office:value="0.9124281354015128" office:value-type="float"/>
          <table:table-cell office:value="1" office:value-type="float"/>
          <table:table-cell office:value="-0.7528401017189026" office:value-type="float"/>
        </table:table-row>
        <table:table-row>
          <table:table-cell office:value="-0.014902878403663635" office:value-type="float"/>
          <table:table-cell office:value="-0.014902878403663635" office:value-type="float"/>
          <table:table-cell office:value="-0.014902878403663635" office:value-type="float"/>
          <table:table-cell office:value="-0.014902878403663635" office:value-type="float"/>
          <table:table-cell office:value="-0.014902878403663635" office:value-type="float"/>
          <table:table-cell office:value="-0.014902878403663635" office:value-type="float"/>
          <table:table-cell office:value="0.9304918421180689" office:value-type="float"/>
          <table:table-cell office:value="2" office:value-type="float"/>
          <table:table-cell office:value="-0.7374477386474609" office:value-type="float"/>
        </table:table-row>
        <table:table-row>
          <table:table-cell office:value="-0.008789861798286436" office:value-type="float"/>
          <table:table-cell office:value="-0.008789861798286436" office:value-type="float"/>
          <table:table-cell office:value="-0.008789861798286436" office:value-type="float"/>
          <table:table-cell office:value="-0.008789861798286436" office:value-type="float"/>
          <table:table-cell office:value="-0.008789861798286436" office:value-type="float"/>
          <table:table-cell office:value="-0.008789861798286436" office:value-type="float"/>
          <table:table-cell office:value="0.9155180706457342" office:value-type="float"/>
          <table:table-cell office:value="3" office:value-type="float"/>
          <table:table-cell office:value="0.6113016605377197" office:value-type="float"/>
        </table:table-row>
        <table:table-row>
          <table:table-cell office:value="-0.0149966162443161" office:value-type="float"/>
          <table:table-cell office:value="-0.0149966162443161" office:value-type="float"/>
          <table:table-cell office:value="-0.0149966162443161" office:value-type="float"/>
          <table:table-cell office:value="-0.0149966162443161" office:value-type="float"/>
          <table:table-cell office:value="-0.0149966162443161" office:value-type="float"/>
          <table:table-cell office:value="-0.0149966162443161" office:value-type="float"/>
          <table:table-cell office:value="0.9307214519972578" office:value-type="float"/>
          <table:table-cell office:value="4" office:value-type="float"/>
          <table:table-cell office:value="-0.6206754446029663" office:value-type="float"/>
        </table:table-row>
        <table:table-row>
          <table:table-cell office:value="-0.011436083912849424" office:value-type="float"/>
          <table:table-cell office:value="-0.011436083912849424" office:value-type="float"/>
          <table:table-cell office:value="-0.011436083912849424" office:value-type="float"/>
          <table:table-cell office:value="-0.011436083912849424" office:value-type="float"/>
          <table:table-cell office:value="-0.011436083912849424" office:value-type="float"/>
          <table:table-cell office:value="-0.011436083912849424" office:value-type="float"/>
          <table:table-cell office:value="0.9219999645724822" office:value-type="float"/>
          <table:table-cell office:value="5" office:value-type="float"/>
          <table:table-cell office:value="0.3560532331466675" office:value-type="float"/>
        </table:table-row>
        <table:table-row>
          <table:table-cell office:value="-0.012588678002357481" office:value-type="float"/>
          <table:table-cell office:value="-0.012588678002357481" office:value-type="float"/>
          <table:table-cell office:value="-0.012588678002357481" office:value-type="float"/>
          <table:table-cell office:value="-0.012588678002357481" office:value-type="float"/>
          <table:table-cell office:value="-0.012588678002357481" office:value-type="float"/>
          <table:table-cell office:value="-0.012588678002357481" office:value-type="float"/>
          <table:table-cell office:value="0.9248232319723247" office:value-type="float"/>
          <table:table-cell office:value="6" office:value-type="float"/>
          <table:table-cell office:value="-0.11525940895080566" office:value-type="float"/>
        </table:table-row>
        <table:table-row>
          <table:table-cell office:value="-0.008024571537971495" office:value-type="float"/>
          <table:table-cell office:value="-0.008024571537971495" office:value-type="float"/>
          <table:table-cell office:value="-0.008024571537971495" office:value-type="float"/>
          <table:table-cell office:value="-0.008024571537971495" office:value-type="float"/>
          <table:table-cell office:value="-0.008024571537971495" office:value-type="float"/>
          <table:table-cell office:value="-0.008024571537971495" office:value-type="float"/>
          <table:table-cell office:value="0.9136435000028409" office:value-type="float"/>
          <table:table-cell office:value="7" office:value-type="float"/>
          <table:table-cell office:value="0.45641064643859863" office:value-type="float"/>
        </table:table-row>
        <table:table-row>
          <table:table-cell office:value="-0.016650455594062804" office:value-type="float"/>
          <table:table-cell office:value="-0.016650455594062804" office:value-type="float"/>
          <table:table-cell office:value="-0.016650455594062804" office:value-type="float"/>
          <table:table-cell office:value="-0.016650455594062804" office:value-type="float"/>
          <table:table-cell office:value="-0.016650455594062804" office:value-type="float"/>
          <table:table-cell office:value="-0.016650455594062804" office:value-type="float"/>
          <table:table-cell office:value="0.9347725145206734" office:value-type="float"/>
          <table:table-cell office:value="8" office:value-type="float"/>
          <table:table-cell office:value="-0.8625884056091309" office:value-type="float"/>
        </table:table-row>
        <table:table-row>
          <table:table-cell office:value="-0.01950419008731842" office:value-type="float"/>
          <table:table-cell office:value="-0.01950419008731842" office:value-type="float"/>
          <table:table-cell office:value="-0.01950419008731842" office:value-type="float"/>
          <table:table-cell office:value="-0.01950419008731842" office:value-type="float"/>
          <table:table-cell office:value="-0.01950419008731842" office:value-type="float"/>
          <table:table-cell office:value="-0.01950419008731842" office:value-type="float"/>
          <table:table-cell office:value="0.9417627078905296" office:value-type="float"/>
          <table:table-cell office:value="9" office:value-type="float"/>
          <table:table-cell office:value="-0.2853734493255615" office:value-type="float"/>
        </table:table-row>
        <table:table-row>
          <table:table-cell office:value="-0.028563072681427003" office:value-type="float"/>
          <table:table-cell office:value="-0.028563072681427003" office:value-type="float"/>
          <table:table-cell office:value="-0.028563072681427003" office:value-type="float"/>
          <table:table-cell office:value="-0.028563072681427003" office:value-type="float"/>
          <table:table-cell office:value="-0.028563072681427003" office:value-type="float"/>
          <table:table-cell office:value="-0.028563072681427003" office:value-type="float"/>
          <table:table-cell office:value="0.9639523478858757" office:value-type="float"/>
          <table:table-cell office:value="10" office:value-type="float"/>
          <table:table-cell office:value="-0.9058882594108582" office:value-type="float"/>
        </table:table-row>
        <table:table-row>
          <table:table-cell office:value="-0.038539704084396366" office:value-type="float"/>
          <table:table-cell office:value="-0.038539704084396366" office:value-type="float"/>
          <table:table-cell office:value="-0.038539704084396366" office:value-type="float"/>
          <table:table-cell office:value="-0.038539704084396366" office:value-type="float"/>
          <table:table-cell office:value="-0.038539704084396366" office:value-type="float"/>
          <table:table-cell office:value="-0.038539704084396366" office:value-type="float"/>
          <table:table-cell office:value="0.9883900041749777" office:value-type="float"/>
          <table:table-cell office:value="11" office:value-type="float"/>
          <table:table-cell office:value="-0.997663140296936" office:value-type="float"/>
        </table:table-row>
        <table:table-row>
          <table:table-cell office:value="-0.03144675254821778" office:value-type="float"/>
          <table:table-cell office:value="-0.03144675254821778" office:value-type="float"/>
          <table:table-cell office:value="-0.03144675254821778" office:value-type="float"/>
          <table:table-cell office:value="-0.03144675254821778" office:value-type="float"/>
          <table:table-cell office:value="-0.03144675254821778" office:value-type="float"/>
          <table:table-cell office:value="-0.03144675254821778" office:value-type="float"/>
          <table:table-cell office:value="0.9710158921410501" office:value-type="float"/>
          <table:table-cell office:value="12" office:value-type="float"/>
          <table:table-cell office:value="0.7092951536178589" office:value-type="float"/>
        </table:table-row>
        <table:table-row>
          <table:table-cell office:value="-0.02777499318122864" office:value-type="float"/>
          <table:table-cell office:value="-0.02777499318122864" office:value-type="float"/>
          <table:table-cell office:value="-0.02777499318122864" office:value-type="float"/>
          <table:table-cell office:value="-0.02777499318122864" office:value-type="float"/>
          <table:table-cell office:value="-0.02777499318122864" office:value-type="float"/>
          <table:table-cell office:value="-0.02777499318122864" office:value-type="float"/>
          <table:table-cell office:value="0.9620219552336421" office:value-type="float"/>
          <table:table-cell office:value="13" office:value-type="float"/>
          <table:table-cell office:value="0.3671759366989136" office:value-type="float"/>
        </table:table-row>
        <table:table-row>
          <table:table-cell office:value="-0.023136709928512578" office:value-type="float"/>
          <table:table-cell office:value="-0.023136709928512578" office:value-type="float"/>
          <table:table-cell office:value="-0.023136709928512578" office:value-type="float"/>
          <table:table-cell office:value="-0.023136709928512578" office:value-type="float"/>
          <table:table-cell office:value="-0.023136709928512578" office:value-type="float"/>
          <table:table-cell office:value="-0.023136709928512578" office:value-type="float"/>
          <table:table-cell office:value="0.9506605279819912" office:value-type="float"/>
          <table:table-cell office:value="14" office:value-type="float"/>
          <table:table-cell office:value="0.46382832527160645" office:value-type="float"/>
        </table:table-row>
        <table:table-row>
          <table:table-cell office:value="-0.021235073804855353" office:value-type="float"/>
          <table:table-cell office:value="-0.021235073804855353" office:value-type="float"/>
          <table:table-cell office:value="-0.021235073804855353" office:value-type="float"/>
          <table:table-cell office:value="-0.021235073804855353" office:value-type="float"/>
          <table:table-cell office:value="-0.021235073804855353" office:value-type="float"/>
          <table:table-cell office:value="-0.021235073804855353" office:value-type="float"/>
          <table:table-cell office:value="0.9460024898025868" office:value-type="float"/>
          <table:table-cell office:value="15" office:value-type="float"/>
          <table:table-cell office:value="0.19016361236572266" office:value-type="float"/>
        </table:table-row>
        <table:table-row>
          <table:table-cell office:value="-0.030537115335464486" office:value-type="float"/>
          <table:table-cell office:value="-0.030537115335464486" office:value-type="float"/>
          <table:table-cell office:value="-0.030537115335464486" office:value-type="float"/>
          <table:table-cell office:value="-0.030537115335464486" office:value-type="float"/>
          <table:table-cell office:value="-0.030537115335464486" office:value-type="float"/>
          <table:table-cell office:value="-0.030537115335464486" office:value-type="float"/>
          <table:table-cell office:value="0.968787745118757" office:value-type="float"/>
          <table:table-cell office:value="16" office:value-type="float"/>
          <table:table-cell office:value="-0.9302041530609131" office:value-type="float"/>
        </table:table-row>
        <table:table-row>
          <table:table-cell office:value="-0.027934712171554573" office:value-type="float"/>
          <table:table-cell office:value="-0.027934712171554573" office:value-type="float"/>
          <table:table-cell office:value="-0.027934712171554573" office:value-type="float"/>
          <table:table-cell office:value="-0.027934712171554573" office:value-type="float"/>
          <table:table-cell office:value="-0.027934712171554573" office:value-type="float"/>
          <table:table-cell office:value="-0.027934712171554573" office:value-type="float"/>
          <table:table-cell office:value="0.9624131852621732" office:value-type="float"/>
          <table:table-cell office:value="17" office:value-type="float"/>
          <table:table-cell office:value="0.2602403163909912" office:value-type="float"/>
        </table:table-row>
        <table:table-row>
          <table:table-cell office:value="-0.03761870801448823" office:value-type="float"/>
          <table:table-cell office:value="-0.03761870801448823" office:value-type="float"/>
          <table:table-cell office:value="-0.03761870801448823" office:value-type="float"/>
          <table:table-cell office:value="-0.03761870801448823" office:value-type="float"/>
          <table:table-cell office:value="-0.03761870801448823" office:value-type="float"/>
          <table:table-cell office:value="-0.03761870801448823" office:value-type="float"/>
          <table:table-cell office:value="0.9861340337485941" office:value-type="float"/>
          <table:table-cell office:value="18" office:value-type="float"/>
          <table:table-cell office:value="-0.9683995842933655" office:value-type="float"/>
        </table:table-row>
        <table:table-row>
          <table:table-cell office:value="-0.03547522008419038" office:value-type="float"/>
          <table:table-cell office:value="-0.03547522008419038" office:value-type="float"/>
          <table:table-cell office:value="-0.03547522008419038" office:value-type="float"/>
          <table:table-cell office:value="-0.03547522008419038" office:value-type="float"/>
          <table:table-cell office:value="-0.03547522008419038" office:value-type="float"/>
          <table:table-cell office:value="-0.03547522008419038" office:value-type="float"/>
          <table:table-cell office:value="0.98088358204955" office:value-type="float"/>
          <table:table-cell office:value="19" office:value-type="float"/>
          <table:table-cell office:value="0.21434879302978516" office:value-type="float"/>
        </table:table-row>
        <table:table-row>
          <table:table-cell office:value="-0.026860386729240425" office:value-type="float"/>
          <table:table-cell office:value="-0.026860386729240425" office:value-type="float"/>
          <table:table-cell office:value="-0.026860386729240425" office:value-type="float"/>
          <table:table-cell office:value="-0.026860386729240425" office:value-type="float"/>
          <table:table-cell office:value="-0.026860386729240425" office:value-type="float"/>
          <table:table-cell office:value="-0.026860386729240425" office:value-type="float"/>
          <table:table-cell office:value="0.9597816361108137" office:value-type="float"/>
          <table:table-cell office:value="20" office:value-type="float"/>
          <table:table-cell office:value="0.8614833354949951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292620778083801" office:value-type="float"/>
          <table:table-cell office:value="-0.008292620778083801" office:value-type="float"/>
          <table:table-cell office:value="-0.008292620778083801" office:value-type="float"/>
          <table:table-cell office:value="-0.008292620778083801" office:value-type="float"/>
          <table:table-cell office:value="-0.008292620778083801" office:value-type="float"/>
          <table:table-cell office:value="-0.008292620778083801" office:value-type="float"/>
          <table:table-cell office:value="0.9393571336193356" office:value-type="float"/>
          <table:table-cell office:value="1" office:value-type="float"/>
          <table:table-cell office:value="-0.8292620778083801" office:value-type="float"/>
        </table:table-row>
        <table:table-row>
          <table:table-cell office:value="-0.012068983912467957" office:value-type="float"/>
          <table:table-cell office:value="-0.012068983912467957" office:value-type="float"/>
          <table:table-cell office:value="-0.012068983912467957" office:value-type="float"/>
          <table:table-cell office:value="-0.012068983912467957" office:value-type="float"/>
          <table:table-cell office:value="-0.012068983912467957" office:value-type="float"/>
          <table:table-cell office:value="-0.012068983912467957" office:value-type="float"/>
          <table:table-cell office:value="0.9301069708566371" office:value-type="float"/>
          <table:table-cell office:value="2" office:value-type="float"/>
          <table:table-cell office:value="-0.3776363134384155" office:value-type="float"/>
        </table:table-row>
        <table:table-row>
          <table:table-cell office:value="-0.014747185111045839" office:value-type="float"/>
          <table:table-cell office:value="-0.014747185111045839" office:value-type="float"/>
          <table:table-cell office:value="-0.014747185111045839" office:value-type="float"/>
          <table:table-cell office:value="-0.014747185111045839" office:value-type="float"/>
          <table:table-cell office:value="-0.014747185111045839" office:value-type="float"/>
          <table:table-cell office:value="-0.014747185111045839" office:value-type="float"/>
          <table:table-cell office:value="0.923546744491611" office:value-type="float"/>
          <table:table-cell office:value="3" office:value-type="float"/>
          <table:table-cell office:value="-0.2678201198577881" office:value-type="float"/>
        </table:table-row>
        <table:table-row>
          <table:table-cell office:value="-0.005551404356956483" office:value-type="float"/>
          <table:table-cell office:value="-0.005551404356956483" office:value-type="float"/>
          <table:table-cell office:value="-0.005551404356956483" office:value-type="float"/>
          <table:table-cell office:value="-0.005551404356956483" office:value-type="float"/>
          <table:table-cell office:value="-0.005551404356956483" office:value-type="float"/>
          <table:table-cell office:value="-0.005551404356956483" office:value-type="float"/>
          <table:table-cell office:value="0.9460717151256358" office:value-type="float"/>
          <table:table-cell office:value="4" office:value-type="float"/>
          <table:table-cell office:value="0.9195780754089355" office:value-type="float"/>
        </table:table-row>
        <table:table-row>
          <table:table-cell office:value="0.00024609625339507956" office:value-type="float"/>
          <table:table-cell office:value="0.00024609625339507956" office:value-type="float"/>
          <table:table-cell office:value="0.00024609625339507956" office:value-type="float"/>
          <table:table-cell office:value="0.00024609625339507956" office:value-type="float"/>
          <table:table-cell office:value="0.00024609625339507956" office:value-type="float"/>
          <table:table-cell office:value="0.00024609625339507956" office:value-type="float"/>
          <table:table-cell office:value="0.9602726334044712" office:value-type="float"/>
          <table:table-cell office:value="5" office:value-type="float"/>
          <table:table-cell office:value="0.5797500610351562" office:value-type="float"/>
        </table:table-row>
        <table:table-row>
          <table:table-cell office:value="-0.0003196644783020029" office:value-type="float"/>
          <table:table-cell office:value="-0.0003196644783020029" office:value-type="float"/>
          <table:table-cell office:value="-0.0003196644783020029" office:value-type="float"/>
          <table:table-cell office:value="-0.0003196644783020029" office:value-type="float"/>
          <table:table-cell office:value="-0.0003196644783020029" office:value-type="float"/>
          <table:table-cell office:value="-0.0003196644783020029" office:value-type="float"/>
          <table:table-cell office:value="0.9588868082953097" office:value-type="float"/>
          <table:table-cell office:value="6" office:value-type="float"/>
          <table:table-cell office:value="-0.05657607316970825" office:value-type="float"/>
        </table:table-row>
        <table:table-row>
          <table:table-cell office:value="-0.00514637589454651" office:value-type="float"/>
          <table:table-cell office:value="-0.00514637589454651" office:value-type="float"/>
          <table:table-cell office:value="-0.00514637589454651" office:value-type="float"/>
          <table:table-cell office:value="-0.00514637589454651" office:value-type="float"/>
          <table:table-cell office:value="-0.00514637589454651" office:value-type="float"/>
          <table:table-cell office:value="-0.00514637589454651" office:value-type="float"/>
          <table:table-cell office:value="0.9470638281898442" office:value-type="float"/>
          <table:table-cell office:value="7" office:value-type="float"/>
          <table:table-cell office:value="-0.4826711416244507" office:value-type="float"/>
        </table:table-row>
        <table:table-row>
          <table:table-cell office:value="-0.009641525745391847" office:value-type="float"/>
          <table:table-cell office:value="-0.009641525745391847" office:value-type="float"/>
          <table:table-cell office:value="-0.009641525745391847" office:value-type="float"/>
          <table:table-cell office:value="-0.009641525745391847" office:value-type="float"/>
          <table:table-cell office:value="-0.009641525745391847" office:value-type="float"/>
          <table:table-cell office:value="-0.009641525745391847" office:value-type="float"/>
          <table:table-cell office:value="0.9360530047379253" office:value-type="float"/>
          <table:table-cell office:value="8" office:value-type="float"/>
          <table:table-cell office:value="-0.4495149850845337" office:value-type="float"/>
        </table:table-row>
        <table:table-row>
          <table:table-cell office:value="-0.015428413748741151" office:value-type="float"/>
          <table:table-cell office:value="-0.015428413748741151" office:value-type="float"/>
          <table:table-cell office:value="-0.015428413748741151" office:value-type="float"/>
          <table:table-cell office:value="-0.015428413748741151" office:value-type="float"/>
          <table:table-cell office:value="-0.015428413748741151" office:value-type="float"/>
          <table:table-cell office:value="-0.015428413748741151" office:value-type="float"/>
          <table:table-cell office:value="0.9218780819310861" office:value-type="float"/>
          <table:table-cell office:value="9" office:value-type="float"/>
          <table:table-cell office:value="-0.5786888003349304" office:value-type="float"/>
        </table:table-row>
        <table:table-row>
          <table:table-cell office:value="-0.024076414704322816" office:value-type="float"/>
          <table:table-cell office:value="-0.024076414704322816" office:value-type="float"/>
          <table:table-cell office:value="-0.024076414704322816" office:value-type="float"/>
          <table:table-cell office:value="-0.024076414704322816" office:value-type="float"/>
          <table:table-cell office:value="-0.024076414704322816" office:value-type="float"/>
          <table:table-cell office:value="-0.024076414704322816" office:value-type="float"/>
          <table:table-cell office:value="0.9006948922948097" office:value-type="float"/>
          <table:table-cell office:value="10" office:value-type="float"/>
          <table:table-cell office:value="-0.8648000955581665" office:value-type="float"/>
        </table:table-row>
        <table:table-row>
          <table:table-cell office:value="-0.015638862252235413" office:value-type="float"/>
          <table:table-cell office:value="-0.015638862252235413" office:value-type="float"/>
          <table:table-cell office:value="-0.015638862252235413" office:value-type="float"/>
          <table:table-cell office:value="-0.015638862252235413" office:value-type="float"/>
          <table:table-cell office:value="-0.015638862252235413" office:value-type="float"/>
          <table:table-cell office:value="-0.015638862252235413" office:value-type="float"/>
          <table:table-cell office:value="0.9213625904803928" office:value-type="float"/>
          <table:table-cell office:value="11" office:value-type="float"/>
          <table:table-cell office:value="0.8437552452087402" office:value-type="float"/>
        </table:table-row>
        <table:table-row>
          <table:table-cell office:value="-0.02172242760658264" office:value-type="float"/>
          <table:table-cell office:value="-0.02172242760658264" office:value-type="float"/>
          <table:table-cell office:value="-0.02172242760658264" office:value-type="float"/>
          <table:table-cell office:value="-0.02172242760658264" office:value-type="float"/>
          <table:table-cell office:value="-0.02172242760658264" office:value-type="float"/>
          <table:table-cell office:value="-0.02172242760658264" office:value-type="float"/>
          <table:table-cell office:value="0.9064609595453682" office:value-type="float"/>
          <table:table-cell office:value="12" office:value-type="float"/>
          <table:table-cell office:value="-0.6083565354347229" office:value-type="float"/>
        </table:table-row>
        <table:table-row>
          <table:table-cell office:value="-0.030471495389938354" office:value-type="float"/>
          <table:table-cell office:value="-0.030471495389938354" office:value-type="float"/>
          <table:table-cell office:value="-0.030471495389938354" office:value-type="float"/>
          <table:table-cell office:value="-0.030471495389938354" office:value-type="float"/>
          <table:table-cell office:value="-0.030471495389938354" office:value-type="float"/>
          <table:table-cell office:value="-0.030471495389938354" office:value-type="float"/>
          <table:table-cell office:value="0.8850302077511236" office:value-type="float"/>
          <table:table-cell office:value="13" office:value-type="float"/>
          <table:table-cell office:value="-0.8749067783355713" office:value-type="float"/>
        </table:table-row>
        <table:table-row>
          <table:table-cell office:value="-0.02797867774963379" office:value-type="float"/>
          <table:table-cell office:value="-0.02797867774963379" office:value-type="float"/>
          <table:table-cell office:value="-0.02797867774963379" office:value-type="float"/>
          <table:table-cell office:value="-0.02797867774963379" office:value-type="float"/>
          <table:table-cell office:value="-0.02797867774963379" office:value-type="float"/>
          <table:table-cell office:value="-0.02797867774963379" office:value-type="float"/>
          <table:table-cell office:value="0.8911363389916787" office:value-type="float"/>
          <table:table-cell office:value="14" office:value-type="float"/>
          <table:table-cell office:value="0.24928176403045654" office:value-type="float"/>
        </table:table-row>
        <table:table-row>
          <table:table-cell office:value="-0.018129075765609744" office:value-type="float"/>
          <table:table-cell office:value="-0.018129075765609744" office:value-type="float"/>
          <table:table-cell office:value="-0.018129075765609744" office:value-type="float"/>
          <table:table-cell office:value="-0.018129075765609744" office:value-type="float"/>
          <table:table-cell office:value="-0.018129075765609744" office:value-type="float"/>
          <table:table-cell office:value="-0.018129075765609744" office:value-type="float"/>
          <table:table-cell office:value="0.9152628380220424" office:value-type="float"/>
          <table:table-cell office:value="15" office:value-type="float"/>
          <table:table-cell office:value="0.9849601984024048" office:value-type="float"/>
        </table:table-row>
        <table:table-row>
          <table:table-cell office:value="-0.021340944766998292" office:value-type="float"/>
          <table:table-cell office:value="-0.021340944766998292" office:value-type="float"/>
          <table:table-cell office:value="-0.021340944766998292" office:value-type="float"/>
          <table:table-cell office:value="-0.021340944766998292" office:value-type="float"/>
          <table:table-cell office:value="-0.021340944766998292" office:value-type="float"/>
          <table:table-cell office:value="-0.021340944766998292" office:value-type="float"/>
          <table:table-cell office:value="0.9073953978479778" office:value-type="float"/>
          <table:table-cell office:value="16" office:value-type="float"/>
          <table:table-cell office:value="-0.321186900138855" office:value-type="float"/>
        </table:table-row>
        <table:table-row>
          <table:table-cell office:value="-0.03042420566082001" office:value-type="float"/>
          <table:table-cell office:value="-0.03042420566082001" office:value-type="float"/>
          <table:table-cell office:value="-0.03042420566082001" office:value-type="float"/>
          <table:table-cell office:value="-0.03042420566082001" office:value-type="float"/>
          <table:table-cell office:value="-0.03042420566082001" office:value-type="float"/>
          <table:table-cell office:value="-0.03042420566082001" office:value-type="float"/>
          <table:table-cell office:value="0.885146043457538" office:value-type="float"/>
          <table:table-cell office:value="17" office:value-type="float"/>
          <table:table-cell office:value="-0.9083260893821716" office:value-type="float"/>
        </table:table-row>
        <table:table-row>
          <table:table-cell office:value="-0.027830657362937928" office:value-type="float"/>
          <table:table-cell office:value="-0.027830657362937928" office:value-type="float"/>
          <table:table-cell office:value="-0.027830657362937928" office:value-type="float"/>
          <table:table-cell office:value="-0.027830657362937928" office:value-type="float"/>
          <table:table-cell office:value="-0.027830657362937928" office:value-type="float"/>
          <table:table-cell office:value="-0.027830657362937928" office:value-type="float"/>
          <table:table-cell office:value="0.8914989134106129" office:value-type="float"/>
          <table:table-cell office:value="18" office:value-type="float"/>
          <table:table-cell office:value="0.259354829788208" office:value-type="float"/>
        </table:table-row>
        <table:table-row>
          <table:table-cell office:value="-0.022775368094444276" office:value-type="float"/>
          <table:table-cell office:value="-0.022775368094444276" office:value-type="float"/>
          <table:table-cell office:value="-0.022775368094444276" office:value-type="float"/>
          <table:table-cell office:value="-0.022775368094444276" office:value-type="float"/>
          <table:table-cell office:value="-0.022775368094444276" office:value-type="float"/>
          <table:table-cell office:value="-0.022775368094444276" office:value-type="float"/>
          <table:table-cell office:value="0.90388179262059" office:value-type="float"/>
          <table:table-cell office:value="19" office:value-type="float"/>
          <table:table-cell office:value="0.5055289268493652" office:value-type="float"/>
        </table:table-row>
        <table:table-row>
          <table:table-cell office:value="-0.02526253640651703" office:value-type="float"/>
          <table:table-cell office:value="-0.02526253640651703" office:value-type="float"/>
          <table:table-cell office:value="-0.02526253640651703" office:value-type="float"/>
          <table:table-cell office:value="-0.02526253640651703" office:value-type="float"/>
          <table:table-cell office:value="-0.02526253640651703" office:value-type="float"/>
          <table:table-cell office:value="-0.02526253640651703" office:value-type="float"/>
          <table:table-cell office:value="0.8977894993515925" office:value-type="float"/>
          <table:table-cell office:value="20" office:value-type="float"/>
          <table:table-cell office:value="-0.2487168312072754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1608352661132814" office:value-type="float"/>
          <table:table-cell office:value="0.00021608352661132814" office:value-type="float"/>
          <table:table-cell office:value="0.00021608352661132814" office:value-type="float"/>
          <table:table-cell office:value="0.00021608352661132814" office:value-type="float"/>
          <table:table-cell office:value="0.00021608352661132814" office:value-type="float"/>
          <table:table-cell office:value="0.00021608352661132814" office:value-type="float"/>
          <table:table-cell office:value="0.9146801446959966" office:value-type="float"/>
          <table:table-cell office:value="1" office:value-type="float"/>
          <table:table-cell office:value="0.021608352661132812" office:value-type="float"/>
        </table:table-row>
        <table:table-row>
          <table:table-cell office:value="0.003024919033050537" office:value-type="float"/>
          <table:table-cell office:value="0.003024919033050537" office:value-type="float"/>
          <table:table-cell office:value="0.003024919033050537" office:value-type="float"/>
          <table:table-cell office:value="0.003024919033050537" office:value-type="float"/>
          <table:table-cell office:value="0.003024919033050537" office:value-type="float"/>
          <table:table-cell office:value="0.003024919033050537" office:value-type="float"/>
          <table:table-cell office:value="0.9215603584581846" office:value-type="float"/>
          <table:table-cell office:value="2" office:value-type="float"/>
          <table:table-cell office:value="0.2808835506439209" office:value-type="float"/>
        </table:table-row>
        <table:table-row>
          <table:table-cell office:value="-0.0011284929513931275" office:value-type="float"/>
          <table:table-cell office:value="-0.0011284929513931275" office:value-type="float"/>
          <table:table-cell office:value="-0.0011284929513931275" office:value-type="float"/>
          <table:table-cell office:value="-0.0011284929513931275" office:value-type="float"/>
          <table:table-cell office:value="-0.0011284929513931275" office:value-type="float"/>
          <table:table-cell office:value="-0.0011284929513931275" office:value-type="float"/>
          <table:table-cell office:value="0.9113866184047371" office:value-type="float"/>
          <table:table-cell office:value="3" office:value-type="float"/>
          <table:table-cell office:value="-0.41534119844436646" office:value-type="float"/>
        </table:table-row>
        <table:table-row>
          <table:table-cell office:value="-0.010598793029785156" office:value-type="float"/>
          <table:table-cell office:value="-0.010598793029785156" office:value-type="float"/>
          <table:table-cell office:value="-0.010598793029785156" office:value-type="float"/>
          <table:table-cell office:value="-0.010598793029785156" office:value-type="float"/>
          <table:table-cell office:value="-0.010598793029785156" office:value-type="float"/>
          <table:table-cell office:value="-0.010598793029785156" office:value-type="float"/>
          <table:table-cell office:value="0.8881892155016371" office:value-type="float"/>
          <table:table-cell office:value="4" office:value-type="float"/>
          <table:table-cell office:value="-0.9470300078392029" office:value-type="float"/>
        </table:table-row>
        <table:table-row>
          <table:table-cell office:value="-0.017177913188934326" office:value-type="float"/>
          <table:table-cell office:value="-0.017177913188934326" office:value-type="float"/>
          <table:table-cell office:value="-0.017177913188934326" office:value-type="float"/>
          <table:table-cell office:value="-0.017177913188934326" office:value-type="float"/>
          <table:table-cell office:value="-0.017177913188934326" office:value-type="float"/>
          <table:table-cell office:value="-0.017177913188934326" office:value-type="float"/>
          <table:table-cell office:value="0.8720737281552632" office:value-type="float"/>
          <table:table-cell office:value="5" office:value-type="float"/>
          <table:table-cell office:value="-0.657912015914917" office:value-type="float"/>
        </table:table-row>
        <table:table-row>
          <table:table-cell office:value="-0.01789302110671997" office:value-type="float"/>
          <table:table-cell office:value="-0.01789302110671997" office:value-type="float"/>
          <table:table-cell office:value="-0.01789302110671997" office:value-type="float"/>
          <table:table-cell office:value="-0.01789302110671997" office:value-type="float"/>
          <table:table-cell office:value="-0.01789302110671997" office:value-type="float"/>
          <table:table-cell office:value="-0.01789302110671997" office:value-type="float"/>
          <table:table-cell office:value="0.8703220786456642" office:value-type="float"/>
          <table:table-cell office:value="6" office:value-type="float"/>
          <table:table-cell office:value="-0.07151079177856445" office:value-type="float"/>
        </table:table-row>
        <table:table-row>
          <table:table-cell office:value="-0.011997861862182619" office:value-type="float"/>
          <table:table-cell office:value="-0.011997861862182619" office:value-type="float"/>
          <table:table-cell office:value="-0.011997861862182619" office:value-type="float"/>
          <table:table-cell office:value="-0.011997861862182619" office:value-type="float"/>
          <table:table-cell office:value="-0.011997861862182619" office:value-type="float"/>
          <table:table-cell office:value="-0.011997861862182619" office:value-type="float"/>
          <table:table-cell office:value="0.8847622107472319" office:value-type="float"/>
          <table:table-cell office:value="7" office:value-type="float"/>
          <table:table-cell office:value="0.5895159244537354" office:value-type="float"/>
        </table:table-row>
        <table:table-row>
          <table:table-cell office:value="-0.016785537004470826" office:value-type="float"/>
          <table:table-cell office:value="-0.016785537004470826" office:value-type="float"/>
          <table:table-cell office:value="-0.016785537004470826" office:value-type="float"/>
          <table:table-cell office:value="-0.016785537004470826" office:value-type="float"/>
          <table:table-cell office:value="-0.016785537004470826" office:value-type="float"/>
          <table:table-cell office:value="-0.016785537004470826" office:value-type="float"/>
          <table:table-cell office:value="0.8730348495944189" office:value-type="float"/>
          <table:table-cell office:value="8" office:value-type="float"/>
          <table:table-cell office:value="-0.4787675142288208" office:value-type="float"/>
        </table:table-row>
        <table:table-row>
          <table:table-cell office:value="-0.020451029539108278" office:value-type="float"/>
          <table:table-cell office:value="-0.020451029539108278" office:value-type="float"/>
          <table:table-cell office:value="-0.020451029539108278" office:value-type="float"/>
          <table:table-cell office:value="-0.020451029539108278" office:value-type="float"/>
          <table:table-cell office:value="-0.020451029539108278" office:value-type="float"/>
          <table:table-cell office:value="-0.020451029539108278" office:value-type="float"/>
          <table:table-cell office:value="0.8640562632285762" office:value-type="float"/>
          <table:table-cell office:value="9" office:value-type="float"/>
          <table:table-cell office:value="-0.3665492534637451" office:value-type="float"/>
        </table:table-row>
        <table:table-row>
          <table:table-cell office:value="-0.02261136293411255" office:value-type="float"/>
          <table:table-cell office:value="-0.02261136293411255" office:value-type="float"/>
          <table:table-cell office:value="-0.02261136293411255" office:value-type="float"/>
          <table:table-cell office:value="-0.02261136293411255" office:value-type="float"/>
          <table:table-cell office:value="-0.02261136293411255" office:value-type="float"/>
          <table:table-cell office:value="-0.02261136293411255" office:value-type="float"/>
          <table:table-cell office:value="0.8587645487365213" office:value-type="float"/>
          <table:table-cell office:value="10" office:value-type="float"/>
          <table:table-cell office:value="-0.21603333950042725" office:value-type="float"/>
        </table:table-row>
        <table:table-row>
          <table:table-cell office:value="-0.015769519805908204" office:value-type="float"/>
          <table:table-cell office:value="-0.015769519805908204" office:value-type="float"/>
          <table:table-cell office:value="-0.015769519805908204" office:value-type="float"/>
          <table:table-cell office:value="-0.015769519805908204" office:value-type="float"/>
          <table:table-cell office:value="-0.015769519805908204" office:value-type="float"/>
          <table:table-cell office:value="-0.015769519805908204" office:value-type="float"/>
          <table:table-cell office:value="0.8755235733007893" office:value-type="float"/>
          <table:table-cell office:value="11" office:value-type="float"/>
          <table:table-cell office:value="0.6841843128204346" office:value-type="float"/>
        </table:table-row>
        <table:table-row>
          <table:table-cell office:value="-0.014819629192352296" office:value-type="float"/>
          <table:table-cell office:value="-0.014819629192352296" office:value-type="float"/>
          <table:table-cell office:value="-0.014819629192352296" office:value-type="float"/>
          <table:table-cell office:value="-0.014819629192352296" office:value-type="float"/>
          <table:table-cell office:value="-0.014819629192352296" office:value-type="float"/>
          <table:table-cell office:value="-0.014819629192352296" office:value-type="float"/>
          <table:table-cell office:value="0.8778503206154606" office:value-type="float"/>
          <table:table-cell office:value="12" office:value-type="float"/>
          <table:table-cell office:value="0.09498906135559082" office:value-type="float"/>
        </table:table-row>
        <table:table-row>
          <table:table-cell office:value="-0.008535351753234863" office:value-type="float"/>
          <table:table-cell office:value="-0.008535351753234863" office:value-type="float"/>
          <table:table-cell office:value="-0.008535351753234863" office:value-type="float"/>
          <table:table-cell office:value="-0.008535351753234863" office:value-type="float"/>
          <table:table-cell office:value="-0.008535351753234863" office:value-type="float"/>
          <table:table-cell office:value="-0.008535351753234863" office:value-type="float"/>
          <table:table-cell office:value="0.8932435937433825" office:value-type="float"/>
          <table:table-cell office:value="13" office:value-type="float"/>
          <table:table-cell office:value="0.6284277439117432" office:value-type="float"/>
        </table:table-row>
        <table:table-row>
          <table:table-cell office:value="-0.015241809487342835" office:value-type="float"/>
          <table:table-cell office:value="-0.015241809487342835" office:value-type="float"/>
          <table:table-cell office:value="-0.015241809487342835" office:value-type="float"/>
          <table:table-cell office:value="-0.015241809487342835" office:value-type="float"/>
          <table:table-cell office:value="-0.015241809487342835" office:value-type="float"/>
          <table:table-cell office:value="-0.015241809487342835" office:value-type="float"/>
          <table:table-cell office:value="0.8768161943132761" office:value-type="float"/>
          <table:table-cell office:value="14" office:value-type="float"/>
          <table:table-cell office:value="-0.6706457734107971" office:value-type="float"/>
        </table:table-row>
        <table:table-row>
          <table:table-cell office:value="-0.018046792149543762" office:value-type="float"/>
          <table:table-cell office:value="-0.018046792149543762" office:value-type="float"/>
          <table:table-cell office:value="-0.018046792149543762" office:value-type="float"/>
          <table:table-cell office:value="-0.018046792149543762" office:value-type="float"/>
          <table:table-cell office:value="-0.018046792149543762" office:value-type="float"/>
          <table:table-cell office:value="-0.018046792149543762" office:value-type="float"/>
          <table:table-cell office:value="0.8699454180535303" office:value-type="float"/>
          <table:table-cell office:value="15" office:value-type="float"/>
          <table:table-cell office:value="-0.2804982662200928" office:value-type="float"/>
        </table:table-row>
        <table:table-row>
          <table:table-cell office:value="-0.026021316647529602" office:value-type="float"/>
          <table:table-cell office:value="-0.026021316647529602" office:value-type="float"/>
          <table:table-cell office:value="-0.026021316647529602" office:value-type="float"/>
          <table:table-cell office:value="-0.026021316647529602" office:value-type="float"/>
          <table:table-cell office:value="-0.026021316647529602" office:value-type="float"/>
          <table:table-cell office:value="-0.026021316647529602" office:value-type="float"/>
          <table:table-cell office:value="0.8504119020921408" office:value-type="float"/>
          <table:table-cell office:value="16" office:value-type="float"/>
          <table:table-cell office:value="-0.797452449798584" office:value-type="float"/>
        </table:table-row>
        <table:table-row>
          <table:table-cell office:value="-0.02464753568172455" office:value-type="float"/>
          <table:table-cell office:value="-0.02464753568172455" office:value-type="float"/>
          <table:table-cell office:value="-0.02464753568172455" office:value-type="float"/>
          <table:table-cell office:value="-0.02464753568172455" office:value-type="float"/>
          <table:table-cell office:value="-0.02464753568172455" office:value-type="float"/>
          <table:table-cell office:value="-0.02464753568172455" office:value-type="float"/>
          <table:table-cell office:value="0.853776964476711" office:value-type="float"/>
          <table:table-cell office:value="17" office:value-type="float"/>
          <table:table-cell office:value="0.13737809658050537" office:value-type="float"/>
        </table:table-row>
        <table:table-row>
          <table:table-cell office:value="-0.033338502645492554" office:value-type="float"/>
          <table:table-cell office:value="-0.033338502645492554" office:value-type="float"/>
          <table:table-cell office:value="-0.033338502645492554" office:value-type="float"/>
          <table:table-cell office:value="-0.033338502645492554" office:value-type="float"/>
          <table:table-cell office:value="-0.033338502645492554" office:value-type="float"/>
          <table:table-cell office:value="-0.033338502645492554" office:value-type="float"/>
          <table:table-cell office:value="0.8324885300440938" office:value-type="float"/>
          <table:table-cell office:value="18" office:value-type="float"/>
          <table:table-cell office:value="-0.8690966963768005" office:value-type="float"/>
        </table:table-row>
        <table:table-row>
          <table:table-cell office:value="-0.04081455707550049" office:value-type="float"/>
          <table:table-cell office:value="-0.04081455707550049" office:value-type="float"/>
          <table:table-cell office:value="-0.04081455707550049" office:value-type="float"/>
          <table:table-cell office:value="-0.04081455707550049" office:value-type="float"/>
          <table:table-cell office:value="-0.04081455707550049" office:value-type="float"/>
          <table:table-cell office:value="-0.04081455707550049" office:value-type="float"/>
          <table:table-cell office:value="0.8141760114013007" office:value-type="float"/>
          <table:table-cell office:value="19" office:value-type="float"/>
          <table:table-cell office:value="-0.7476054430007935" office:value-type="float"/>
        </table:table-row>
        <table:table-row>
          <table:table-cell office:value="-0.04923990845680237" office:value-type="float"/>
          <table:table-cell office:value="-0.04923990845680237" office:value-type="float"/>
          <table:table-cell office:value="-0.04923990845680237" office:value-type="float"/>
          <table:table-cell office:value="-0.04923990845680237" office:value-type="float"/>
          <table:table-cell office:value="-0.04923990845680237" office:value-type="float"/>
          <table:table-cell office:value="-0.04923990845680237" office:value-type="float"/>
          <table:table-cell office:value="0.7935381996134576" office:value-type="float"/>
          <table:table-cell office:value="20" office:value-type="float"/>
          <table:table-cell office:value="-0.842535138130188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6039454936981202" office:value-type="float"/>
          <table:table-cell office:value="-0.0016039454936981202" office:value-type="float"/>
          <table:table-cell office:value="-0.0016039454936981202" office:value-type="float"/>
          <table:table-cell office:value="-0.0016039454936981202" office:value-type="float"/>
          <table:table-cell office:value="-0.0016039454936981202" office:value-type="float"/>
          <table:table-cell office:value="-0.0016039454936981202" office:value-type="float"/>
          <table:table-cell office:value="0.9999769787972631" office:value-type="float"/>
          <table:table-cell office:value="1" office:value-type="float"/>
          <table:table-cell office:value="-0.160394549369812" office:value-type="float"/>
        </table:table-row>
      </table:table>
      <table:table table:name="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43989610671997" office:value-type="float"/>
          <table:table-cell office:value="-0.00843989610671997" office:value-type="float"/>
          <table:table-cell office:value="-0.00843989610671997" office:value-type="float"/>
          <table:table-cell office:value="-0.00843989610671997" office:value-type="float"/>
          <table:table-cell office:value="-0.00843989610671997" office:value-type="float"/>
          <table:table-cell office:value="-0.00843989610671997" office:value-type="float"/>
          <table:table-cell office:value="0.9565197672486188" office:value-type="float"/>
          <table:table-cell office:value="1" office:value-type="float"/>
          <table:table-cell office:value="-0.8439896106719971" office:value-type="float"/>
        </table:table-row>
        <table:table-row>
          <table:table-cell office:value="-0.01766609787940979" office:value-type="float"/>
          <table:table-cell office:value="-0.01766609787940979" office:value-type="float"/>
          <table:table-cell office:value="-0.01766609787940979" office:value-type="float"/>
          <table:table-cell office:value="-0.01766609787940979" office:value-type="float"/>
          <table:table-cell office:value="-0.01766609787940979" office:value-type="float"/>
          <table:table-cell office:value="-0.01766609787940979" office:value-type="float"/>
          <table:table-cell office:value="0.9339202806415671" office:value-type="float"/>
          <table:table-cell office:value="2" office:value-type="float"/>
          <table:table-cell office:value="-0.9226201772689819" office:value-type="float"/>
        </table:table-row>
        <table:table-row>
          <table:table-cell office:value="-0.008667658567428588" office:value-type="float"/>
          <table:table-cell office:value="-0.008667658567428588" office:value-type="float"/>
          <table:table-cell office:value="-0.008667658567428588" office:value-type="float"/>
          <table:table-cell office:value="-0.008667658567428588" office:value-type="float"/>
          <table:table-cell office:value="-0.008667658567428588" office:value-type="float"/>
          <table:table-cell office:value="-0.008667658567428588" office:value-type="float"/>
          <table:table-cell office:value="0.9559618654373219" office:value-type="float"/>
          <table:table-cell office:value="3" office:value-type="float"/>
          <table:table-cell office:value="0.8998439311981201" office:value-type="float"/>
        </table:table-row>
        <table:table-row>
          <table:table-cell office:value="-0.011813182830810547" office:value-type="float"/>
          <table:table-cell office:value="-0.011813182830810547" office:value-type="float"/>
          <table:table-cell office:value="-0.011813182830810547" office:value-type="float"/>
          <table:table-cell office:value="-0.011813182830810547" office:value-type="float"/>
          <table:table-cell office:value="-0.011813182830810547" office:value-type="float"/>
          <table:table-cell office:value="-0.011813182830810547" office:value-type="float"/>
          <table:table-cell office:value="0.9482569360184921" office:value-type="float"/>
          <table:table-cell office:value="4" office:value-type="float"/>
          <table:table-cell office:value="-0.3145524263381958" office:value-type="float"/>
        </table:table-row>
        <table:table-row>
          <table:table-cell office:value="-0.014371849298477173" office:value-type="float"/>
          <table:table-cell office:value="-0.014371849298477173" office:value-type="float"/>
          <table:table-cell office:value="-0.014371849298477173" office:value-type="float"/>
          <table:table-cell office:value="-0.014371849298477173" office:value-type="float"/>
          <table:table-cell office:value="-0.014371849298477173" office:value-type="float"/>
          <table:table-cell office:value="-0.014371849298477173" office:value-type="float"/>
          <table:table-cell office:value="0.9419895087507395" office:value-type="float"/>
          <table:table-cell office:value="5" office:value-type="float"/>
          <table:table-cell office:value="-0.2558666467666626" office:value-type="float"/>
        </table:table-row>
        <table:table-row>
          <table:table-cell office:value="-0.006604117155075073" office:value-type="float"/>
          <table:table-cell office:value="-0.006604117155075073" office:value-type="float"/>
          <table:table-cell office:value="-0.006604117155075073" office:value-type="float"/>
          <table:table-cell office:value="-0.006604117155075073" office:value-type="float"/>
          <table:table-cell office:value="-0.006604117155075073" office:value-type="float"/>
          <table:table-cell office:value="-0.006604117155075073" office:value-type="float"/>
          <table:table-cell office:value="0.9610164889606901" office:value-type="float"/>
          <table:table-cell office:value="6" office:value-type="float"/>
          <table:table-cell office:value="0.77677321434021" office:value-type="float"/>
        </table:table-row>
        <table:table-row>
          <table:table-cell office:value="-0.0020725584030151364" office:value-type="float"/>
          <table:table-cell office:value="-0.0020725584030151364" office:value-type="float"/>
          <table:table-cell office:value="-0.0020725584030151364" office:value-type="float"/>
          <table:table-cell office:value="-0.0020725584030151364" office:value-type="float"/>
          <table:table-cell office:value="-0.0020725584030151364" office:value-type="float"/>
          <table:table-cell office:value="-0.0020725584030151364" office:value-type="float"/>
          <table:table-cell office:value="0.9721164956426803" office:value-type="float"/>
          <table:table-cell office:value="7" office:value-type="float"/>
          <table:table-cell office:value="0.45315587520599365" office:value-type="float"/>
        </table:table-row>
        <table:table-row>
          <table:table-cell office:value="0.0068441367149353035" office:value-type="float"/>
          <table:table-cell office:value="0.0068441367149353035" office:value-type="float"/>
          <table:table-cell office:value="0.0068441367149353035" office:value-type="float"/>
          <table:table-cell office:value="0.0068441367149353035" office:value-type="float"/>
          <table:table-cell office:value="0.0068441367149353035" office:value-type="float"/>
          <table:table-cell office:value="0.0068441367149353035" office:value-type="float"/>
          <table:table-cell office:value="0.9939578488736247" office:value-type="float"/>
          <table:table-cell office:value="8" office:value-type="float"/>
          <table:table-cell office:value="0.891669511795044" office:value-type="float"/>
        </table:table-row>
        <table:table-row>
          <table:table-cell office:value="-0.0029672324657440173" office:value-type="float"/>
          <table:table-cell office:value="-0.0029672324657440173" office:value-type="float"/>
          <table:table-cell office:value="-0.0029672324657440173" office:value-type="float"/>
          <table:table-cell office:value="-0.0029672324657440173" office:value-type="float"/>
          <table:table-cell office:value="-0.0029672324657440173" office:value-type="float"/>
          <table:table-cell office:value="-0.0029672324657440173" office:value-type="float"/>
          <table:table-cell office:value="0.9699250007028918" office:value-type="float"/>
          <table:table-cell office:value="9" office:value-type="float"/>
          <table:table-cell office:value="-0.9811369180679321" office:value-type="float"/>
        </table:table-row>
        <table:table-row>
          <table:table-cell office:value="-0.010322762727737425" office:value-type="float"/>
          <table:table-cell office:value="-0.010322762727737425" office:value-type="float"/>
          <table:table-cell office:value="-0.010322762727737425" office:value-type="float"/>
          <table:table-cell office:value="-0.010322762727737425" office:value-type="float"/>
          <table:table-cell office:value="-0.010322762727737425" office:value-type="float"/>
          <table:table-cell office:value="-0.010322762727737425" office:value-type="float"/>
          <table:table-cell office:value="0.9519077047734077" office:value-type="float"/>
          <table:table-cell office:value="10" office:value-type="float"/>
          <table:table-cell office:value="-0.7355530261993408" office:value-type="float"/>
        </table:table-row>
        <table:table-row>
          <table:table-cell office:value="-0.02028995931148529" office:value-type="float"/>
          <table:table-cell office:value="-0.02028995931148529" office:value-type="float"/>
          <table:table-cell office:value="-0.02028995931148529" office:value-type="float"/>
          <table:table-cell office:value="-0.02028995931148529" office:value-type="float"/>
          <table:table-cell office:value="-0.02028995931148529" office:value-type="float"/>
          <table:table-cell office:value="-0.02028995931148529" office:value-type="float"/>
          <table:table-cell office:value="0.9274931589772137" office:value-type="float"/>
          <table:table-cell office:value="11" office:value-type="float"/>
          <table:table-cell office:value="-0.9967196583747864" office:value-type="float"/>
        </table:table-row>
        <table:table-row>
          <table:table-cell office:value="-0.013156582713127134" office:value-type="float"/>
          <table:table-cell office:value="-0.013156582713127134" office:value-type="float"/>
          <table:table-cell office:value="-0.013156582713127134" office:value-type="float"/>
          <table:table-cell office:value="-0.013156582713127134" office:value-type="float"/>
          <table:table-cell office:value="-0.013156582713127134" office:value-type="float"/>
          <table:table-cell office:value="-0.013156582713127134" office:value-type="float"/>
          <table:table-cell office:value="0.9449662917863015" office:value-type="float"/>
          <table:table-cell office:value="12" office:value-type="float"/>
          <table:table-cell office:value="0.7133376598358154" office:value-type="float"/>
        </table:table-row>
        <table:table-row>
          <table:table-cell office:value="-0.019078903198242184" office:value-type="float"/>
          <table:table-cell office:value="-0.019078903198242184" office:value-type="float"/>
          <table:table-cell office:value="-0.019078903198242184" office:value-type="float"/>
          <table:table-cell office:value="-0.019078903198242184" office:value-type="float"/>
          <table:table-cell office:value="-0.019078903198242184" office:value-type="float"/>
          <table:table-cell office:value="-0.019078903198242184" office:value-type="float"/>
          <table:table-cell office:value="0.9304596285045376" office:value-type="float"/>
          <table:table-cell office:value="13" office:value-type="float"/>
          <table:table-cell office:value="-0.5922320485115051" office:value-type="float"/>
        </table:table-row>
        <table:table-row>
          <table:table-cell office:value="-0.010423632860183713" office:value-type="float"/>
          <table:table-cell office:value="-0.010423632860183713" office:value-type="float"/>
          <table:table-cell office:value="-0.010423632860183713" office:value-type="float"/>
          <table:table-cell office:value="-0.010423632860183713" office:value-type="float"/>
          <table:table-cell office:value="-0.010423632860183713" office:value-type="float"/>
          <table:table-cell office:value="-0.010423632860183713" office:value-type="float"/>
          <table:table-cell office:value="0.9516606244186273" office:value-type="float"/>
          <table:table-cell office:value="14" office:value-type="float"/>
          <table:table-cell office:value="0.8655270338058472" office:value-type="float"/>
        </table:table-row>
        <table:table-row>
          <table:table-cell office:value="-0.02005640089511871" office:value-type="float"/>
          <table:table-cell office:value="-0.02005640089511871" office:value-type="float"/>
          <table:table-cell office:value="-0.02005640089511871" office:value-type="float"/>
          <table:table-cell office:value="-0.02005640089511871" office:value-type="float"/>
          <table:table-cell office:value="-0.02005640089511871" office:value-type="float"/>
          <table:table-cell office:value="-0.02005640089511871" office:value-type="float"/>
          <table:table-cell office:value="0.9280652579224443" office:value-type="float"/>
          <table:table-cell office:value="15" office:value-type="float"/>
          <table:table-cell office:value="-0.9632768034934998" office:value-type="float"/>
        </table:table-row>
        <table:table-row>
          <table:table-cell office:value="-0.013959990143775938" office:value-type="float"/>
          <table:table-cell office:value="-0.013959990143775938" office:value-type="float"/>
          <table:table-cell office:value="-0.013959990143775938" office:value-type="float"/>
          <table:table-cell office:value="-0.013959990143775938" office:value-type="float"/>
          <table:table-cell office:value="-0.013959990143775938" office:value-type="float"/>
          <table:table-cell office:value="-0.013959990143775938" office:value-type="float"/>
          <table:table-cell office:value="0.9429983535256515" office:value-type="float"/>
          <table:table-cell office:value="16" office:value-type="float"/>
          <table:table-cell office:value="0.6096410751342773" office:value-type="float"/>
        </table:table-row>
        <table:table-row>
          <table:table-cell office:value="-0.012134425044059751" office:value-type="float"/>
          <table:table-cell office:value="-0.012134425044059751" office:value-type="float"/>
          <table:table-cell office:value="-0.012134425044059751" office:value-type="float"/>
          <table:table-cell office:value="-0.012134425044059751" office:value-type="float"/>
          <table:table-cell office:value="-0.012134425044059751" office:value-type="float"/>
          <table:table-cell office:value="-0.012134425044059751" office:value-type="float"/>
          <table:table-cell office:value="0.9474700565121893" office:value-type="float"/>
          <table:table-cell office:value="17" office:value-type="float"/>
          <table:table-cell office:value="0.18255650997161865" office:value-type="float"/>
        </table:table-row>
        <table:table-row>
          <table:table-cell office:value="-0.017665729522705075" office:value-type="float"/>
          <table:table-cell office:value="-0.017665729522705075" office:value-type="float"/>
          <table:table-cell office:value="-0.017665729522705075" office:value-type="float"/>
          <table:table-cell office:value="-0.017665729522705075" office:value-type="float"/>
          <table:table-cell office:value="-0.017665729522705075" office:value-type="float"/>
          <table:table-cell office:value="-0.017665729522705075" office:value-type="float"/>
          <table:table-cell office:value="0.9339211829275369" office:value-type="float"/>
          <table:table-cell office:value="18" office:value-type="float"/>
          <table:table-cell office:value="-0.5531304478645325" office:value-type="float"/>
        </table:table-row>
        <table:table-row>
          <table:table-cell office:value="-0.02105522036552429" office:value-type="float"/>
          <table:table-cell office:value="-0.02105522036552429" office:value-type="float"/>
          <table:table-cell office:value="-0.02105522036552429" office:value-type="float"/>
          <table:table-cell office:value="-0.02105522036552429" office:value-type="float"/>
          <table:table-cell office:value="-0.02105522036552429" office:value-type="float"/>
          <table:table-cell office:value="-0.02105522036552429" office:value-type="float"/>
          <table:table-cell office:value="0.9256186598747937" office:value-type="float"/>
          <table:table-cell office:value="19" office:value-type="float"/>
          <table:table-cell office:value="-0.3389490842819214" office:value-type="float"/>
        </table:table-row>
        <table:table-row>
          <table:table-cell office:value="-0.014495705366134641" office:value-type="float"/>
          <table:table-cell office:value="-0.014495705366134641" office:value-type="float"/>
          <table:table-cell office:value="-0.014495705366134641" office:value-type="float"/>
          <table:table-cell office:value="-0.014495705366134641" office:value-type="float"/>
          <table:table-cell office:value="-0.014495705366134641" office:value-type="float"/>
          <table:table-cell office:value="-0.014495705366134641" office:value-type="float"/>
          <table:table-cell office:value="0.9416861245834312" office:value-type="float"/>
          <table:table-cell office:value="20" office:value-type="float"/>
          <table:table-cell office:value="0.6559514999389648" office:value-type="float"/>
        </table:table-row>
      </table:table>
      <table:table table:name="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271869659423828" office:value-type="float"/>
          <table:table-cell office:value="0.004271869659423828" office:value-type="float"/>
          <table:table-cell office:value="0.004271869659423828" office:value-type="float"/>
          <table:table-cell office:value="0.004271869659423828" office:value-type="float"/>
          <table:table-cell office:value="0.004271869659423828" office:value-type="float"/>
          <table:table-cell office:value="0.004271869659423828" office:value-type="float"/>
          <table:table-cell office:value="0.8894331834961328" office:value-type="float"/>
          <table:table-cell office:value="1" office:value-type="float"/>
          <table:table-cell office:value="0.4271869659423828" office:value-type="float"/>
        </table:table-row>
        <table:table-row>
          <table:table-cell office:value="0.004771870374679565" office:value-type="float"/>
          <table:table-cell office:value="0.004771870374679565" office:value-type="float"/>
          <table:table-cell office:value="0.004771870374679565" office:value-type="float"/>
          <table:table-cell office:value="0.004771870374679565" office:value-type="float"/>
          <table:table-cell office:value="0.004771870374679565" office:value-type="float"/>
          <table:table-cell office:value="0.004771870374679565" office:value-type="float"/>
          <table:table-cell office:value="0.890657930119536" office:value-type="float"/>
          <table:table-cell office:value="2" office:value-type="float"/>
          <table:table-cell office:value="0.05000007152557373" office:value-type="float"/>
        </table:table-row>
        <table:table-row>
          <table:table-cell office:value="0.010533236265182495" office:value-type="float"/>
          <table:table-cell office:value="0.010533236265182495" office:value-type="float"/>
          <table:table-cell office:value="0.010533236265182495" office:value-type="float"/>
          <table:table-cell office:value="0.010533236265182495" office:value-type="float"/>
          <table:table-cell office:value="0.010533236265182495" office:value-type="float"/>
          <table:table-cell office:value="0.010533236265182495" office:value-type="float"/>
          <table:table-cell office:value="0.9047703367727438" office:value-type="float"/>
          <table:table-cell office:value="3" office:value-type="float"/>
          <table:table-cell office:value="0.576136589050293" office:value-type="float"/>
        </table:table-row>
        <table:table-row>
          <table:table-cell office:value="0.010592535734176636" office:value-type="float"/>
          <table:table-cell office:value="0.010592535734176636" office:value-type="float"/>
          <table:table-cell office:value="0.010592535734176636" office:value-type="float"/>
          <table:table-cell office:value="0.010592535734176636" office:value-type="float"/>
          <table:table-cell office:value="0.010592535734176636" office:value-type="float"/>
          <table:table-cell office:value="0.010592535734176636" office:value-type="float"/>
          <table:table-cell office:value="0.9049155902137974" office:value-type="float"/>
          <table:table-cell office:value="4" office:value-type="float"/>
          <table:table-cell office:value="0.0059299468994140625" office:value-type="float"/>
        </table:table-row>
        <table:table-row>
          <table:table-cell office:value="0.005710482001304627" office:value-type="float"/>
          <table:table-cell office:value="0.005710482001304627" office:value-type="float"/>
          <table:table-cell office:value="0.005710482001304627" office:value-type="float"/>
          <table:table-cell office:value="0.005710482001304627" office:value-type="float"/>
          <table:table-cell office:value="0.005710482001304627" office:value-type="float"/>
          <table:table-cell office:value="0.005710482001304627" office:value-type="float"/>
          <table:table-cell office:value="0.8929570496714111" office:value-type="float"/>
          <table:table-cell office:value="5" office:value-type="float"/>
          <table:table-cell office:value="-0.4882053732872009" office:value-type="float"/>
        </table:table-row>
        <table:table-row>
          <table:table-cell office:value="0.014825460314750672" office:value-type="float"/>
          <table:table-cell office:value="0.014825460314750672" office:value-type="float"/>
          <table:table-cell office:value="0.014825460314750672" office:value-type="float"/>
          <table:table-cell office:value="0.014825460314750672" office:value-type="float"/>
          <table:table-cell office:value="0.014825460314750672" office:value-type="float"/>
          <table:table-cell office:value="0.014825460314750672" office:value-type="float"/>
          <table:table-cell office:value="0.9152840955558883" office:value-type="float"/>
          <table:table-cell office:value="6" office:value-type="float"/>
          <table:table-cell office:value="0.9114978313446045" office:value-type="float"/>
        </table:table-row>
        <table:table-row>
          <table:table-cell office:value="0.024447274804115297" office:value-type="float"/>
          <table:table-cell office:value="0.024447274804115297" office:value-type="float"/>
          <table:table-cell office:value="0.024447274804115297" office:value-type="float"/>
          <table:table-cell office:value="0.024447274804115297" office:value-type="float"/>
          <table:table-cell office:value="0.024447274804115297" office:value-type="float"/>
          <table:table-cell office:value="0.024447274804115297" office:value-type="float"/>
          <table:table-cell office:value="0.9388526314545494" office:value-type="float"/>
          <table:table-cell office:value="7" office:value-type="float"/>
          <table:table-cell office:value="0.9621814489364624" office:value-type="float"/>
        </table:table-row>
        <table:table-row>
          <table:table-cell office:value="0.027786204218864442" office:value-type="float"/>
          <table:table-cell office:value="0.027786204218864442" office:value-type="float"/>
          <table:table-cell office:value="0.027786204218864442" office:value-type="float"/>
          <table:table-cell office:value="0.027786204218864442" office:value-type="float"/>
          <table:table-cell office:value="0.027786204218864442" office:value-type="float"/>
          <table:table-cell office:value="0.027786204218864442" office:value-type="float"/>
          <table:table-cell office:value="0.9470313048078546" office:value-type="float"/>
          <table:table-cell office:value="8" office:value-type="float"/>
          <table:table-cell office:value="0.33389294147491455" office:value-type="float"/>
        </table:table-row>
        <table:table-row>
          <table:table-cell office:value="0.01819241285324097" office:value-type="float"/>
          <table:table-cell office:value="0.01819241285324097" office:value-type="float"/>
          <table:table-cell office:value="0.01819241285324097" office:value-type="float"/>
          <table:table-cell office:value="0.01819241285324097" office:value-type="float"/>
          <table:table-cell office:value="0.01819241285324097" office:value-type="float"/>
          <table:table-cell office:value="0.01819241285324097" office:value-type="float"/>
          <table:table-cell office:value="0.923531411263358" office:value-type="float"/>
          <table:table-cell office:value="9" office:value-type="float"/>
          <table:table-cell office:value="-0.9593791365623474" office:value-type="float"/>
        </table:table-row>
        <table:table-row>
          <table:table-cell office:value="0.02172155022621155" office:value-type="float"/>
          <table:table-cell office:value="0.02172155022621155" office:value-type="float"/>
          <table:table-cell office:value="0.02172155022621155" office:value-type="float"/>
          <table:table-cell office:value="0.02172155022621155" office:value-type="float"/>
          <table:table-cell office:value="0.02172155022621155" office:value-type="float"/>
          <table:table-cell office:value="0.02172155022621155" office:value-type="float"/>
          <table:table-cell office:value="0.9321759970593222" office:value-type="float"/>
          <table:table-cell office:value="10" office:value-type="float"/>
          <table:table-cell office:value="0.3529137372970581" office:value-type="float"/>
        </table:table-row>
        <table:table-row>
          <table:table-cell office:value="0.022357405424118043" office:value-type="float"/>
          <table:table-cell office:value="0.022357405424118043" office:value-type="float"/>
          <table:table-cell office:value="0.022357405424118043" office:value-type="float"/>
          <table:table-cell office:value="0.022357405424118043" office:value-type="float"/>
          <table:table-cell office:value="0.022357405424118043" office:value-type="float"/>
          <table:table-cell office:value="0.022357405424118043" office:value-type="float"/>
          <table:table-cell office:value="0.9337335178444895" office:value-type="float"/>
          <table:table-cell office:value="11" office:value-type="float"/>
          <table:table-cell office:value="0.06358551979064941" office:value-type="float"/>
        </table:table-row>
        <table:table-row>
          <table:table-cell office:value="0.022398159503936768" office:value-type="float"/>
          <table:table-cell office:value="0.022398159503936768" office:value-type="float"/>
          <table:table-cell office:value="0.022398159503936768" office:value-type="float"/>
          <table:table-cell office:value="0.022398159503936768" office:value-type="float"/>
          <table:table-cell office:value="0.022398159503936768" office:value-type="float"/>
          <table:table-cell office:value="0.022398159503936768" office:value-type="float"/>
          <table:table-cell office:value="0.9338333445449821" office:value-type="float"/>
          <table:table-cell office:value="12" office:value-type="float"/>
          <table:table-cell office:value="0.004075407981872559" office:value-type="float"/>
        </table:table-row>
        <table:table-row>
          <table:table-cell office:value="0.018885395526885985" office:value-type="float"/>
          <table:table-cell office:value="0.018885395526885985" office:value-type="float"/>
          <table:table-cell office:value="0.018885395526885985" office:value-type="float"/>
          <table:table-cell office:value="0.018885395526885985" office:value-type="float"/>
          <table:table-cell office:value="0.018885395526885985" office:value-type="float"/>
          <table:table-cell office:value="0.018885395526885985" office:value-type="float"/>
          <table:table-cell office:value="0.925228865214378" office:value-type="float"/>
          <table:table-cell office:value="13" office:value-type="float"/>
          <table:table-cell office:value="-0.3512763977050781" office:value-type="float"/>
        </table:table-row>
        <table:table-row>
          <table:table-cell office:value="0.023033241033554076" office:value-type="float"/>
          <table:table-cell office:value="0.023033241033554076" office:value-type="float"/>
          <table:table-cell office:value="0.023033241033554076" office:value-type="float"/>
          <table:table-cell office:value="0.023033241033554076" office:value-type="float"/>
          <table:table-cell office:value="0.023033241033554076" office:value-type="float"/>
          <table:table-cell office:value="0.023033241033554076" office:value-type="float"/>
          <table:table-cell office:value="0.9353889702376108" office:value-type="float"/>
          <table:table-cell office:value="14" office:value-type="float"/>
          <table:table-cell office:value="0.4147845506668091" office:value-type="float"/>
        </table:table-row>
        <table:table-row>
          <table:table-cell office:value="0.025124496221542357" office:value-type="float"/>
          <table:table-cell office:value="0.025124496221542357" office:value-type="float"/>
          <table:table-cell office:value="0.025124496221542357" office:value-type="float"/>
          <table:table-cell office:value="0.025124496221542357" office:value-type="float"/>
          <table:table-cell office:value="0.025124496221542357" office:value-type="float"/>
          <table:table-cell office:value="0.025124496221542357" office:value-type="float"/>
          <table:table-cell office:value="0.9405114783701302" office:value-type="float"/>
          <table:table-cell office:value="15" office:value-type="float"/>
          <table:table-cell office:value="0.20912551879882812" office:value-type="float"/>
        </table:table-row>
        <table:table-row>
          <table:table-cell office:value="0.024210184812545776" office:value-type="float"/>
          <table:table-cell office:value="0.024210184812545776" office:value-type="float"/>
          <table:table-cell office:value="0.024210184812545776" office:value-type="float"/>
          <table:table-cell office:value="0.024210184812545776" office:value-type="float"/>
          <table:table-cell office:value="0.024210184812545776" office:value-type="float"/>
          <table:table-cell office:value="0.024210184812545776" office:value-type="float"/>
          <table:table-cell office:value="0.9382718819520834" office:value-type="float"/>
          <table:table-cell office:value="16" office:value-type="float"/>
          <table:table-cell office:value="-0.0914311408996582" office:value-type="float"/>
        </table:table-row>
        <table:table-row>
          <table:table-cell office:value="0.014265480637550353" office:value-type="float"/>
          <table:table-cell office:value="0.014265480637550353" office:value-type="float"/>
          <table:table-cell office:value="0.014265480637550353" office:value-type="float"/>
          <table:table-cell office:value="0.014265480637550353" office:value-type="float"/>
          <table:table-cell office:value="0.014265480637550353" office:value-type="float"/>
          <table:table-cell office:value="0.014265480637550353" office:value-type="float"/>
          <table:table-cell office:value="0.9139124310804191" office:value-type="float"/>
          <table:table-cell office:value="17" office:value-type="float"/>
          <table:table-cell office:value="-0.9944704174995422" office:value-type="float"/>
        </table:table-row>
        <table:table-row>
          <table:table-cell office:value="0.018268322348594664" office:value-type="float"/>
          <table:table-cell office:value="0.018268322348594664" office:value-type="float"/>
          <table:table-cell office:value="0.018268322348594664" office:value-type="float"/>
          <table:table-cell office:value="0.018268322348594664" office:value-type="float"/>
          <table:table-cell office:value="0.018268322348594664" office:value-type="float"/>
          <table:table-cell office:value="0.018268322348594664" office:value-type="float"/>
          <table:table-cell office:value="0.9237173507936067" office:value-type="float"/>
          <table:table-cell office:value="18" office:value-type="float"/>
          <table:table-cell office:value="0.40028417110443115" office:value-type="float"/>
        </table:table-row>
        <table:table-row>
          <table:table-cell office:value="0.019729740023612975" office:value-type="float"/>
          <table:table-cell office:value="0.019729740023612975" office:value-type="float"/>
          <table:table-cell office:value="0.019729740023612975" office:value-type="float"/>
          <table:table-cell office:value="0.019729740023612975" office:value-type="float"/>
          <table:table-cell office:value="0.019729740023612975" office:value-type="float"/>
          <table:table-cell office:value="0.019729740023612975" office:value-type="float"/>
          <table:table-cell office:value="0.9272970783984862" office:value-type="float"/>
          <table:table-cell office:value="19" office:value-type="float"/>
          <table:table-cell office:value="0.14614176750183105" office:value-type="float"/>
        </table:table-row>
        <table:table-row>
          <table:table-cell office:value="0.026912203431129454" office:value-type="float"/>
          <table:table-cell office:value="0.026912203431129454" office:value-type="float"/>
          <table:table-cell office:value="0.026912203431129454" office:value-type="float"/>
          <table:table-cell office:value="0.026912203431129454" office:value-type="float"/>
          <table:table-cell office:value="0.026912203431129454" office:value-type="float"/>
          <table:table-cell office:value="0.026912203431129454" office:value-type="float"/>
          <table:table-cell office:value="0.9448904488431132" office:value-type="float"/>
          <table:table-cell office:value="20" office:value-type="float"/>
          <table:table-cell office:value="0.718246340751648" office:value-type="float"/>
        </table:table-row>
      </table:table>
      <table:table table:name="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2769665718078615" office:value-type="float"/>
          <table:table-cell office:value="-0.0022769665718078615" office:value-type="float"/>
          <table:table-cell office:value="-0.0022769665718078615" office:value-type="float"/>
          <table:table-cell office:value="-0.0022769665718078615" office:value-type="float"/>
          <table:table-cell office:value="-0.0022769665718078615" office:value-type="float"/>
          <table:table-cell office:value="-0.0022769665718078615" office:value-type="float"/>
          <table:table-cell office:value="0.9776166826959731" office:value-type="float"/>
          <table:table-cell office:value="1" office:value-type="float"/>
          <table:table-cell office:value="-0.22769665718078613" office:value-type="float"/>
        </table:table-row>
        <table:table-row>
          <table:table-cell office:value="0.003810292482376099" office:value-type="float"/>
          <table:table-cell office:value="0.003810292482376099" office:value-type="float"/>
          <table:table-cell office:value="0.003810292482376099" office:value-type="float"/>
          <table:table-cell office:value="0.003810292482376099" office:value-type="float"/>
          <table:table-cell office:value="0.003810292482376099" office:value-type="float"/>
          <table:table-cell office:value="0.003810292482376099" office:value-type="float"/>
          <table:table-cell office:value="0.9627060040810854" office:value-type="float"/>
          <table:table-cell office:value="2" office:value-type="float"/>
          <table:table-cell office:value="0.608725905418396" office:value-type="float"/>
        </table:table-row>
        <table:table-row>
          <table:table-cell office:value="-0.0016359430551528926" office:value-type="float"/>
          <table:table-cell office:value="-0.0016359430551528926" office:value-type="float"/>
          <table:table-cell office:value="-0.0016359430551528926" office:value-type="float"/>
          <table:table-cell office:value="-0.0016359430551528926" office:value-type="float"/>
          <table:table-cell office:value="-0.0016359430551528926" office:value-type="float"/>
          <table:table-cell office:value="-0.0016359430551528926" office:value-type="float"/>
          <table:table-cell office:value="0.9760465021670439" office:value-type="float"/>
          <table:table-cell office:value="3" office:value-type="float"/>
          <table:table-cell office:value="-0.5446235537528992" office:value-type="float"/>
        </table:table-row>
        <table:table-row>
          <table:table-cell office:value="-0.010790553092956543" office:value-type="float"/>
          <table:table-cell office:value="-0.010790553092956543" office:value-type="float"/>
          <table:table-cell office:value="-0.010790553092956543" office:value-type="float"/>
          <table:table-cell office:value="-0.010790553092956543" office:value-type="float"/>
          <table:table-cell office:value="-0.010790553092956543" office:value-type="float"/>
          <table:table-cell office:value="-0.010790553092956543" office:value-type="float"/>
          <table:table-cell office:value="0.9984706255538239" office:value-type="float"/>
          <table:table-cell office:value="4" office:value-type="float"/>
          <table:table-cell office:value="-0.915461003780365" office:value-type="float"/>
        </table:table-row>
      </table:table>
      <table:table table:name="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4979281425476075" office:value-type="float"/>
          <table:table-cell office:value="-0.0074979281425476075" office:value-type="float"/>
          <table:table-cell office:value="-0.0074979281425476075" office:value-type="float"/>
          <table:table-cell office:value="-0.0074979281425476075" office:value-type="float"/>
          <table:table-cell office:value="-0.0074979281425476075" office:value-type="float"/>
          <table:table-cell office:value="-0.0074979281425476075" office:value-type="float"/>
          <table:table-cell office:value="0.9091915520281556" office:value-type="float"/>
          <table:table-cell office:value="1" office:value-type="float"/>
          <table:table-cell office:value="-0.7497928142547607" office:value-type="float"/>
        </table:table-row>
        <table:table-row>
          <table:table-cell office:value="-0.009638141393661499" office:value-type="float"/>
          <table:table-cell office:value="-0.009638141393661499" office:value-type="float"/>
          <table:table-cell office:value="-0.009638141393661499" office:value-type="float"/>
          <table:table-cell office:value="-0.009638141393661499" office:value-type="float"/>
          <table:table-cell office:value="-0.009638141393661499" office:value-type="float"/>
          <table:table-cell office:value="-0.009638141393661499" office:value-type="float"/>
          <table:table-cell office:value="0.9039491216221835" office:value-type="float"/>
          <table:table-cell office:value="2" office:value-type="float"/>
          <table:table-cell office:value="-0.21402132511138916" office:value-type="float"/>
        </table:table-row>
        <table:table-row>
          <table:table-cell office:value="-0.005681537389755248" office:value-type="float"/>
          <table:table-cell office:value="-0.005681537389755248" office:value-type="float"/>
          <table:table-cell office:value="-0.005681537389755248" office:value-type="float"/>
          <table:table-cell office:value="-0.005681537389755248" office:value-type="float"/>
          <table:table-cell office:value="-0.005681537389755248" office:value-type="float"/>
          <table:table-cell office:value="-0.005681537389755248" office:value-type="float"/>
          <table:table-cell office:value="0.9136407825460067" office:value-type="float"/>
          <table:table-cell office:value="3" office:value-type="float"/>
          <table:table-cell office:value="0.395660400390625" office:value-type="float"/>
        </table:table-row>
        <table:table-row>
          <table:table-cell office:value="-0.0012920641899108881" office:value-type="float"/>
          <table:table-cell office:value="-0.0012920641899108881" office:value-type="float"/>
          <table:table-cell office:value="-0.0012920641899108881" office:value-type="float"/>
          <table:table-cell office:value="-0.0012920641899108881" office:value-type="float"/>
          <table:table-cell office:value="-0.0012920641899108881" office:value-type="float"/>
          <table:table-cell office:value="-0.0012920641899108881" office:value-type="float"/>
          <table:table-cell office:value="0.9243927521252471" office:value-type="float"/>
          <table:table-cell office:value="4" office:value-type="float"/>
          <table:table-cell office:value="0.43894731998443604" office:value-type="float"/>
        </table:table-row>
        <table:table-row>
          <table:table-cell office:value="-0.009231775403022766" office:value-type="float"/>
          <table:table-cell office:value="-0.009231775403022766" office:value-type="float"/>
          <table:table-cell office:value="-0.009231775403022766" office:value-type="float"/>
          <table:table-cell office:value="-0.009231775403022766" office:value-type="float"/>
          <table:table-cell office:value="-0.009231775403022766" office:value-type="float"/>
          <table:table-cell office:value="-0.009231775403022766" office:value-type="float"/>
          <table:table-cell office:value="0.9049445109480689" office:value-type="float"/>
          <table:table-cell office:value="5" office:value-type="float"/>
          <table:table-cell office:value="-0.7939711213111877" office:value-type="float"/>
        </table:table-row>
        <table:table-row>
          <table:table-cell office:value="-0.016038198471069336" office:value-type="float"/>
          <table:table-cell office:value="-0.016038198471069336" office:value-type="float"/>
          <table:table-cell office:value="-0.016038198471069336" office:value-type="float"/>
          <table:table-cell office:value="-0.016038198471069336" office:value-type="float"/>
          <table:table-cell office:value="-0.016038198471069336" office:value-type="float"/>
          <table:table-cell office:value="-0.016038198471069336" office:value-type="float"/>
          <table:table-cell office:value="0.888272247457846" office:value-type="float"/>
          <table:table-cell office:value="6" office:value-type="float"/>
          <table:table-cell office:value="-0.680642306804657" office:value-type="float"/>
        </table:table-row>
        <table:table-row>
          <table:table-cell office:value="-0.016097020506858826" office:value-type="float"/>
          <table:table-cell office:value="-0.016097020506858826" office:value-type="float"/>
          <table:table-cell office:value="-0.016097020506858826" office:value-type="float"/>
          <table:table-cell office:value="-0.016097020506858826" office:value-type="float"/>
          <table:table-cell office:value="-0.016097020506858826" office:value-type="float"/>
          <table:table-cell office:value="-0.016097020506858826" office:value-type="float"/>
          <table:table-cell office:value="0.8881281634845302" office:value-type="float"/>
          <table:table-cell office:value="7" office:value-type="float"/>
          <table:table-cell office:value="-0.005882203578948975" office:value-type="float"/>
        </table:table-row>
        <table:table-row>
          <table:table-cell office:value="-0.02419922769069672" office:value-type="float"/>
          <table:table-cell office:value="-0.02419922769069672" office:value-type="float"/>
          <table:table-cell office:value="-0.02419922769069672" office:value-type="float"/>
          <table:table-cell office:value="-0.02419922769069672" office:value-type="float"/>
          <table:table-cell office:value="-0.02419922769069672" office:value-type="float"/>
          <table:table-cell office:value="-0.02419922769069672" office:value-type="float"/>
          <table:table-cell office:value="0.868281890093815" office:value-type="float"/>
          <table:table-cell office:value="8" office:value-type="float"/>
          <table:table-cell office:value="-0.8102207183837891" office:value-type="float"/>
        </table:table-row>
        <table:table-row>
          <table:table-cell office:value="-0.027673984169960024" office:value-type="float"/>
          <table:table-cell office:value="-0.027673984169960024" office:value-type="float"/>
          <table:table-cell office:value="-0.027673984169960024" office:value-type="float"/>
          <table:table-cell office:value="-0.027673984169960024" office:value-type="float"/>
          <table:table-cell office:value="-0.027673984169960024" office:value-type="float"/>
          <table:table-cell office:value="-0.027673984169960024" office:value-type="float"/>
          <table:table-cell office:value="0.8597705097391901" office:value-type="float"/>
          <table:table-cell office:value="9" office:value-type="float"/>
          <table:table-cell office:value="-0.34747564792633057" office:value-type="float"/>
        </table:table-row>
        <table:table-row>
          <table:table-cell office:value="-0.034107506275177" office:value-type="float"/>
          <table:table-cell office:value="-0.034107506275177" office:value-type="float"/>
          <table:table-cell office:value="-0.034107506275177" office:value-type="float"/>
          <table:table-cell office:value="-0.034107506275177" office:value-type="float"/>
          <table:table-cell office:value="-0.034107506275177" office:value-type="float"/>
          <table:table-cell office:value="-0.034107506275177" office:value-type="float"/>
          <table:table-cell office:value="0.8440116633324923" office:value-type="float"/>
          <table:table-cell office:value="10" office:value-type="float"/>
          <table:table-cell office:value="-0.643352210521698" office:value-type="float"/>
        </table:table-row>
        <table:table-row>
          <table:table-cell office:value="-0.03094864010810852" office:value-type="float"/>
          <table:table-cell office:value="-0.03094864010810852" office:value-type="float"/>
          <table:table-cell office:value="-0.03094864010810852" office:value-type="float"/>
          <table:table-cell office:value="-0.03094864010810852" office:value-type="float"/>
          <table:table-cell office:value="-0.03094864010810852" office:value-type="float"/>
          <table:table-cell office:value="-0.03094864010810852" office:value-type="float"/>
          <table:table-cell office:value="0.8517492736075514" office:value-type="float"/>
          <table:table-cell office:value="11" office:value-type="float"/>
          <table:table-cell office:value="0.31588661670684814" office:value-type="float"/>
        </table:table-row>
        <table:table-row>
          <table:table-cell office:value="-0.021972193717956542" office:value-type="float"/>
          <table:table-cell office:value="-0.021972193717956542" office:value-type="float"/>
          <table:table-cell office:value="-0.021972193717956542" office:value-type="float"/>
          <table:table-cell office:value="-0.021972193717956542" office:value-type="float"/>
          <table:table-cell office:value="-0.021972193717956542" office:value-type="float"/>
          <table:table-cell office:value="-0.021972193717956542" office:value-type="float"/>
          <table:table-cell office:value="0.8737369869668717" office:value-type="float"/>
          <table:table-cell office:value="12" office:value-type="float"/>
          <table:table-cell office:value="0.8976446390151978" office:value-type="float"/>
        </table:table-row>
        <table:table-row>
          <table:table-cell office:value="-0.021097469329833984" office:value-type="float"/>
          <table:table-cell office:value="-0.021097469329833984" office:value-type="float"/>
          <table:table-cell office:value="-0.021097469329833984" office:value-type="float"/>
          <table:table-cell office:value="-0.021097469329833984" office:value-type="float"/>
          <table:table-cell office:value="-0.021097469329833984" office:value-type="float"/>
          <table:table-cell office:value="-0.021097469329833984" office:value-type="float"/>
          <table:table-cell office:value="0.8758796153833402" office:value-type="float"/>
          <table:table-cell office:value="13" office:value-type="float"/>
          <table:table-cell office:value="0.08747243881225586" office:value-type="float"/>
        </table:table-row>
        <table:table-row>
          <table:table-cell office:value="-0.022700201272964477" office:value-type="float"/>
          <table:table-cell office:value="-0.022700201272964477" office:value-type="float"/>
          <table:table-cell office:value="-0.022700201272964477" office:value-type="float"/>
          <table:table-cell office:value="-0.022700201272964477" office:value-type="float"/>
          <table:table-cell office:value="-0.022700201272964477" office:value-type="float"/>
          <table:table-cell office:value="-0.022700201272964477" office:value-type="float"/>
          <table:table-cell office:value="0.8719537399282111" office:value-type="float"/>
          <table:table-cell office:value="14" office:value-type="float"/>
          <table:table-cell office:value="-0.16027319431304932" office:value-type="float"/>
        </table:table-row>
        <table:table-row>
          <table:table-cell office:value="-0.02096827745437622" office:value-type="float"/>
          <table:table-cell office:value="-0.02096827745437622" office:value-type="float"/>
          <table:table-cell office:value="-0.02096827745437622" office:value-type="float"/>
          <table:table-cell office:value="-0.02096827745437622" office:value-type="float"/>
          <table:table-cell office:value="-0.02096827745437622" office:value-type="float"/>
          <table:table-cell office:value="-0.02096827745437622" office:value-type="float"/>
          <table:table-cell office:value="0.8761960695571249" office:value-type="float"/>
          <table:table-cell office:value="15" office:value-type="float"/>
          <table:table-cell office:value="0.17319238185882568" office:value-type="float"/>
        </table:table-row>
        <table:table-row>
          <table:table-cell office:value="-0.024203846454620363" office:value-type="float"/>
          <table:table-cell office:value="-0.024203846454620363" office:value-type="float"/>
          <table:table-cell office:value="-0.024203846454620363" office:value-type="float"/>
          <table:table-cell office:value="-0.024203846454620363" office:value-type="float"/>
          <table:table-cell office:value="-0.024203846454620363" office:value-type="float"/>
          <table:table-cell office:value="-0.024203846454620363" office:value-type="float"/>
          <table:table-cell office:value="0.8682705764789598" office:value-type="float"/>
          <table:table-cell office:value="16" office:value-type="float"/>
          <table:table-cell office:value="-0.32355690002441406" office:value-type="float"/>
        </table:table-row>
        <table:table-row>
          <table:table-cell office:value="-0.025064086914062502" office:value-type="float"/>
          <table:table-cell office:value="-0.025064086914062502" office:value-type="float"/>
          <table:table-cell office:value="-0.025064086914062502" office:value-type="float"/>
          <table:table-cell office:value="-0.025064086914062502" office:value-type="float"/>
          <table:table-cell office:value="-0.025064086914062502" office:value-type="float"/>
          <table:table-cell office:value="-0.025064086914062502" office:value-type="float"/>
          <table:table-cell office:value="0.8661634262972291" office:value-type="float"/>
          <table:table-cell office:value="17" office:value-type="float"/>
          <table:table-cell office:value="-0.08602404594421387" office:value-type="float"/>
        </table:table-row>
        <table:table-row>
          <table:table-cell office:value="-0.034619792103767394" office:value-type="float"/>
          <table:table-cell office:value="-0.034619792103767394" office:value-type="float"/>
          <table:table-cell office:value="-0.034619792103767394" office:value-type="float"/>
          <table:table-cell office:value="-0.034619792103767394" office:value-type="float"/>
          <table:table-cell office:value="-0.034619792103767394" office:value-type="float"/>
          <table:table-cell office:value="-0.034619792103767394" office:value-type="float"/>
          <table:table-cell office:value="0.842756824449987" office:value-type="float"/>
          <table:table-cell office:value="18" office:value-type="float"/>
          <table:table-cell office:value="-0.9555705189704895" office:value-type="float"/>
        </table:table-row>
        <table:table-row>
          <table:table-cell office:value="-0.03612854242324829" office:value-type="float"/>
          <table:table-cell office:value="-0.03612854242324829" office:value-type="float"/>
          <table:table-cell office:value="-0.03612854242324829" office:value-type="float"/>
          <table:table-cell office:value="-0.03612854242324829" office:value-type="float"/>
          <table:table-cell office:value="-0.03612854242324829" office:value-type="float"/>
          <table:table-cell office:value="-0.03612854242324829" office:value-type="float"/>
          <table:table-cell office:value="0.8390611560179977" office:value-type="float"/>
          <table:table-cell office:value="19" office:value-type="float"/>
          <table:table-cell office:value="-0.1508750319480896" office:value-type="float"/>
        </table:table-row>
        <table:table-row>
          <table:table-cell office:value="-0.02674886703491211" office:value-type="float"/>
          <table:table-cell office:value="-0.02674886703491211" office:value-type="float"/>
          <table:table-cell office:value="-0.02674886703491211" office:value-type="float"/>
          <table:table-cell office:value="-0.02674886703491211" office:value-type="float"/>
          <table:table-cell office:value="-0.02674886703491211" office:value-type="float"/>
          <table:table-cell office:value="-0.02674886703491211" office:value-type="float"/>
          <table:table-cell office:value="0.862036574672363" office:value-type="float"/>
          <table:table-cell office:value="20" office:value-type="float"/>
          <table:table-cell office:value="0.9379675388336182" office:value-type="float"/>
        </table:table-row>
      </table:table>
      <table:table table:name="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4555680751800538" office:value-type="float"/>
          <table:table-cell office:value="-0.0014555680751800538" office:value-type="float"/>
          <table:table-cell office:value="-0.0014555680751800538" office:value-type="float"/>
          <table:table-cell office:value="-0.0014555680751800538" office:value-type="float"/>
          <table:table-cell office:value="-0.0014555680751800538" office:value-type="float"/>
          <table:table-cell office:value="-0.0014555680751800538" office:value-type="float"/>
          <table:table-cell office:value="0.9249994517399729" office:value-type="float"/>
          <table:table-cell office:value="1" office:value-type="float"/>
          <table:table-cell office:value="-0.14555680751800537" office:value-type="float"/>
        </table:table-row>
        <table:table-row>
          <table:table-cell office:value="-0.010499056577682495" office:value-type="float"/>
          <table:table-cell office:value="-0.010499056577682495" office:value-type="float"/>
          <table:table-cell office:value="-0.010499056577682495" office:value-type="float"/>
          <table:table-cell office:value="-0.010499056577682495" office:value-type="float"/>
          <table:table-cell office:value="-0.010499056577682495" office:value-type="float"/>
          <table:table-cell office:value="-0.010499056577682495" office:value-type="float"/>
          <table:table-cell office:value="0.9471513840658303" office:value-type="float"/>
          <table:table-cell office:value="2" office:value-type="float"/>
          <table:table-cell office:value="-0.9043488502502441" office:value-type="float"/>
        </table:table-row>
        <table:table-row>
          <table:table-cell office:value="-0.00788578748703003" office:value-type="float"/>
          <table:table-cell office:value="-0.00788578748703003" office:value-type="float"/>
          <table:table-cell office:value="-0.00788578748703003" office:value-type="float"/>
          <table:table-cell office:value="-0.00788578748703003" office:value-type="float"/>
          <table:table-cell office:value="-0.00788578748703003" office:value-type="float"/>
          <table:table-cell office:value="-0.00788578748703003" office:value-type="float"/>
          <table:table-cell office:value="0.9407502082331447" office:value-type="float"/>
          <table:table-cell office:value="3" office:value-type="float"/>
          <table:table-cell office:value="0.2613269090652466" office:value-type="float"/>
        </table:table-row>
        <table:table-row>
          <table:table-cell office:value="0.0017194175720214849" office:value-type="float"/>
          <table:table-cell office:value="0.0017194175720214849" office:value-type="float"/>
          <table:table-cell office:value="0.0017194175720214849" office:value-type="float"/>
          <table:table-cell office:value="0.0017194175720214849" office:value-type="float"/>
          <table:table-cell office:value="0.0017194175720214849" office:value-type="float"/>
          <table:table-cell office:value="0.0017194175720214849" office:value-type="float"/>
          <table:table-cell office:value="0.9172223569636689" office:value-type="float"/>
          <table:table-cell office:value="4" office:value-type="float"/>
          <table:table-cell office:value="0.9605205059051514" office:value-type="float"/>
        </table:table-row>
        <table:table-row>
          <table:table-cell office:value="0.009881885051727296" office:value-type="float"/>
          <table:table-cell office:value="0.009881885051727296" office:value-type="float"/>
          <table:table-cell office:value="0.009881885051727296" office:value-type="float"/>
          <table:table-cell office:value="0.009881885051727296" office:value-type="float"/>
          <table:table-cell office:value="0.009881885051727296" office:value-type="float"/>
          <table:table-cell office:value="0.009881885051727296" office:value-type="float"/>
          <table:table-cell office:value="0.8972284765963283" office:value-type="float"/>
          <table:table-cell office:value="5" office:value-type="float"/>
          <table:table-cell office:value="0.816246747970581" office:value-type="float"/>
        </table:table-row>
        <table:table-row>
          <table:table-cell office:value="0.019384896755218508" office:value-type="float"/>
          <table:table-cell office:value="0.019384896755218508" office:value-type="float"/>
          <table:table-cell office:value="0.019384896755218508" office:value-type="float"/>
          <table:table-cell office:value="0.019384896755218508" office:value-type="float"/>
          <table:table-cell office:value="0.019384896755218508" office:value-type="float"/>
          <table:table-cell office:value="0.019384896755218508" office:value-type="float"/>
          <table:table-cell office:value="0.8739509469030781" office:value-type="float"/>
          <table:table-cell office:value="6" office:value-type="float"/>
          <table:table-cell office:value="0.9503011703491211" office:value-type="float"/>
        </table:table-row>
        <table:table-row>
          <table:table-cell office:value="0.0240924608707428" office:value-type="float"/>
          <table:table-cell office:value="0.0240924608707428" office:value-type="float"/>
          <table:table-cell office:value="0.0240924608707428" office:value-type="float"/>
          <table:table-cell office:value="0.0240924608707428" office:value-type="float"/>
          <table:table-cell office:value="0.0240924608707428" office:value-type="float"/>
          <table:table-cell office:value="0.0240924608707428" office:value-type="float"/>
          <table:table-cell office:value="0.8624198168886071" office:value-type="float"/>
          <table:table-cell office:value="7" office:value-type="float"/>
          <table:table-cell office:value="0.4707564115524292" office:value-type="float"/>
        </table:table-row>
        <table:table-row>
          <table:table-cell office:value="0.03212573885917664" office:value-type="float"/>
          <table:table-cell office:value="0.03212573885917664" office:value-type="float"/>
          <table:table-cell office:value="0.03212573885917664" office:value-type="float"/>
          <table:table-cell office:value="0.03212573885917664" office:value-type="float"/>
          <table:table-cell office:value="0.03212573885917664" office:value-type="float"/>
          <table:table-cell office:value="0.03212573885917664" office:value-type="float"/>
          <table:table-cell office:value="0.8427423848550126" office:value-type="float"/>
          <table:table-cell office:value="8" office:value-type="float"/>
          <table:table-cell office:value="0.8033277988433838" office:value-type="float"/>
        </table:table-row>
        <table:table-row>
          <table:table-cell office:value="0.024467256069183353" office:value-type="float"/>
          <table:table-cell office:value="0.024467256069183353" office:value-type="float"/>
          <table:table-cell office:value="0.024467256069183353" office:value-type="float"/>
          <table:table-cell office:value="0.024467256069183353" office:value-type="float"/>
          <table:table-cell office:value="0.024467256069183353" office:value-type="float"/>
          <table:table-cell office:value="0.024467256069183353" office:value-type="float"/>
          <table:table-cell office:value="0.8615017598943826" office:value-type="float"/>
          <table:table-cell office:value="9" office:value-type="float"/>
          <table:table-cell office:value="-0.7658482789993286" office:value-type="float"/>
        </table:table-row>
        <table:table-row>
          <table:table-cell office:value="0.01650565028190613" office:value-type="float"/>
          <table:table-cell office:value="0.01650565028190613" office:value-type="float"/>
          <table:table-cell office:value="0.01650565028190613" office:value-type="float"/>
          <table:table-cell office:value="0.01650565028190613" office:value-type="float"/>
          <table:table-cell office:value="0.01650565028190613" office:value-type="float"/>
          <table:table-cell office:value="0.01650565028190613" office:value-type="float"/>
          <table:table-cell office:value="0.8810036316064014" office:value-type="float"/>
          <table:table-cell office:value="10" office:value-type="float"/>
          <table:table-cell office:value="-0.7961605787277222" office:value-type="float"/>
        </table:table-row>
        <table:table-row>
          <table:table-cell office:value="0.018325167894363406" office:value-type="float"/>
          <table:table-cell office:value="0.018325167894363406" office:value-type="float"/>
          <table:table-cell office:value="0.018325167894363406" office:value-type="float"/>
          <table:table-cell office:value="0.018325167894363406" office:value-type="float"/>
          <table:table-cell office:value="0.018325167894363406" office:value-type="float"/>
          <table:table-cell office:value="0.018325167894363406" office:value-type="float"/>
          <table:table-cell office:value="0.876546741877874" office:value-type="float"/>
          <table:table-cell office:value="11" office:value-type="float"/>
          <table:table-cell office:value="0.18195176124572754" office:value-type="float"/>
        </table:table-row>
        <table:table-row>
          <table:table-cell office:value="0.013914899826049806" office:value-type="float"/>
          <table:table-cell office:value="0.013914899826049806" office:value-type="float"/>
          <table:table-cell office:value="0.013914899826049806" office:value-type="float"/>
          <table:table-cell office:value="0.013914899826049806" office:value-type="float"/>
          <table:table-cell office:value="0.013914899826049806" office:value-type="float"/>
          <table:table-cell office:value="0.013914899826049806" office:value-type="float"/>
          <table:table-cell office:value="0.8873496482741323" office:value-type="float"/>
          <table:table-cell office:value="12" office:value-type="float"/>
          <table:table-cell office:value="-0.44102680683135986" office:value-type="float"/>
        </table:table-row>
        <table:table-row>
          <table:table-cell office:value="0.006197060942649843" office:value-type="float"/>
          <table:table-cell office:value="0.006197060942649843" office:value-type="float"/>
          <table:table-cell office:value="0.006197060942649843" office:value-type="float"/>
          <table:table-cell office:value="0.006197060942649843" office:value-type="float"/>
          <table:table-cell office:value="0.006197060942649843" office:value-type="float"/>
          <table:table-cell office:value="0.006197060942649843" office:value-type="float"/>
          <table:table-cell office:value="0.9062544154554737" office:value-type="float"/>
          <table:table-cell office:value="13" office:value-type="float"/>
          <table:table-cell office:value="-0.7717838883399963" office:value-type="float"/>
        </table:table-row>
        <table:table-row>
          <table:table-cell office:value="-0.0021313977241516104" office:value-type="float"/>
          <table:table-cell office:value="-0.0021313977241516104" office:value-type="float"/>
          <table:table-cell office:value="-0.0021313977241516104" office:value-type="float"/>
          <table:table-cell office:value="-0.0021313977241516104" office:value-type="float"/>
          <table:table-cell office:value="-0.0021313977241516104" office:value-type="float"/>
          <table:table-cell office:value="-0.0021313977241516104" office:value-type="float"/>
          <table:table-cell office:value="0.9266548895329976" office:value-type="float"/>
          <table:table-cell office:value="14" office:value-type="float"/>
          <table:table-cell office:value="-0.8328458666801453" office:value-type="float"/>
        </table:table-row>
        <table:table-row>
          <table:table-cell office:value="-0.001643521785736083" office:value-type="float"/>
          <table:table-cell office:value="-0.001643521785736083" office:value-type="float"/>
          <table:table-cell office:value="-0.001643521785736083" office:value-type="float"/>
          <table:table-cell office:value="-0.001643521785736083" office:value-type="float"/>
          <table:table-cell office:value="-0.001643521785736083" office:value-type="float"/>
          <table:table-cell office:value="-0.001643521785736083" office:value-type="float"/>
          <table:table-cell office:value="0.925459842426098" office:value-type="float"/>
          <table:table-cell office:value="15" office:value-type="float"/>
          <table:table-cell office:value="0.048787593841552734" office:value-type="float"/>
        </table:table-row>
        <table:table-row>
          <table:table-cell office:value="0.005870771408081055" office:value-type="float"/>
          <table:table-cell office:value="0.005870771408081055" office:value-type="float"/>
          <table:table-cell office:value="0.005870771408081055" office:value-type="float"/>
          <table:table-cell office:value="0.005870771408081055" office:value-type="float"/>
          <table:table-cell office:value="0.005870771408081055" office:value-type="float"/>
          <table:table-cell office:value="0.005870771408081055" office:value-type="float"/>
          <table:table-cell office:value="0.9070536583235774" office:value-type="float"/>
          <table:table-cell office:value="16" office:value-type="float"/>
          <table:table-cell office:value="0.7514293193817139" office:value-type="float"/>
        </table:table-row>
        <table:table-row>
          <table:table-cell office:value="0.01348854422569275" office:value-type="float"/>
          <table:table-cell office:value="0.01348854422569275" office:value-type="float"/>
          <table:table-cell office:value="0.01348854422569275" office:value-type="float"/>
          <table:table-cell office:value="0.01348854422569275" office:value-type="float"/>
          <table:table-cell office:value="0.01348854422569275" office:value-type="float"/>
          <table:table-cell office:value="0.01348854422569275" office:value-type="float"/>
          <table:table-cell office:value="0.8883940019439851" office:value-type="float"/>
          <table:table-cell office:value="17" office:value-type="float"/>
          <table:table-cell office:value="0.7617772817611694" office:value-type="float"/>
        </table:table-row>
        <table:table-row>
          <table:table-cell office:value="0.01053814232349396" office:value-type="float"/>
          <table:table-cell office:value="0.01053814232349396" office:value-type="float"/>
          <table:table-cell office:value="0.01053814232349396" office:value-type="float"/>
          <table:table-cell office:value="0.01053814232349396" office:value-type="float"/>
          <table:table-cell office:value="0.01053814232349396" office:value-type="float"/>
          <table:table-cell office:value="0.01053814232349396" office:value-type="float"/>
          <table:table-cell office:value="0.895620981140509" office:value-type="float"/>
          <table:table-cell office:value="18" office:value-type="float"/>
          <table:table-cell office:value="-0.29504019021987915" office:value-type="float"/>
        </table:table-row>
        <table:table-row>
          <table:table-cell office:value="0.0012536376714706431" office:value-type="float"/>
          <table:table-cell office:value="0.0012536376714706431" office:value-type="float"/>
          <table:table-cell office:value="0.0012536376714706431" office:value-type="float"/>
          <table:table-cell office:value="0.0012536376714706431" office:value-type="float"/>
          <table:table-cell office:value="0.0012536376714706431" office:value-type="float"/>
          <table:table-cell office:value="0.0012536376714706431" office:value-type="float"/>
          <table:table-cell office:value="0.9183632800524628" office:value-type="float"/>
          <table:table-cell office:value="19" office:value-type="float"/>
          <table:table-cell office:value="-0.9284504652023315" office:value-type="float"/>
        </table:table-row>
        <table:table-row>
          <table:table-cell office:value="-0.0014471215009689321" office:value-type="float"/>
          <table:table-cell office:value="-0.0014471215009689321" office:value-type="float"/>
          <table:table-cell office:value="-0.0014471215009689321" office:value-type="float"/>
          <table:table-cell office:value="-0.0014471215009689321" office:value-type="float"/>
          <table:table-cell office:value="-0.0014471215009689321" office:value-type="float"/>
          <table:table-cell office:value="-0.0014471215009689321" office:value-type="float"/>
          <table:table-cell office:value="0.9249787619430812" office:value-type="float"/>
          <table:table-cell office:value="20" office:value-type="float"/>
          <table:table-cell office:value="-0.2700759172439575" office:value-type="float"/>
        </table:table-row>
      </table:table>
      <table:table table:name="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066732287406921" office:value-type="float"/>
          <table:table-cell office:value="-0.008066732287406921" office:value-type="float"/>
          <table:table-cell office:value="-0.008066732287406921" office:value-type="float"/>
          <table:table-cell office:value="-0.008066732287406921" office:value-type="float"/>
          <table:table-cell office:value="-0.008066732287406921" office:value-type="float"/>
          <table:table-cell office:value="-0.008066732287406921" office:value-type="float"/>
          <table:table-cell office:value="0.9831737930301633" office:value-type="float"/>
          <table:table-cell office:value="1" office:value-type="float"/>
          <table:table-cell office:value="-0.8066732287406921" office:value-type="float"/>
        </table:table-row>
        <table:table-row>
          <table:table-cell office:value="-0.0006673997640609742" office:value-type="float"/>
          <table:table-cell office:value="-0.0006673997640609742" office:value-type="float"/>
          <table:table-cell office:value="-0.0006673997640609742" office:value-type="float"/>
          <table:table-cell office:value="-0.0006673997640609742" office:value-type="float"/>
          <table:table-cell office:value="-0.0006673997640609742" office:value-type="float"/>
          <table:table-cell office:value="-0.0006673997640609742" office:value-type="float"/>
          <table:table-cell office:value="0.9987016178504589" office:value-type="float"/>
          <table:table-cell office:value="2" office:value-type="float"/>
          <table:table-cell office:value="0.7399332523345947" office:value-type="float"/>
        </table:table-row>
      </table:table>
      <table:table table:name="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659234285354614" office:value-type="float"/>
          <table:table-cell office:value="-0.004659234285354614" office:value-type="float"/>
          <table:table-cell office:value="-0.004659234285354614" office:value-type="float"/>
          <table:table-cell office:value="-0.004659234285354614" office:value-type="float"/>
          <table:table-cell office:value="-0.004659234285354614" office:value-type="float"/>
          <table:table-cell office:value="-0.004659234285354614" office:value-type="float"/>
          <table:table-cell office:value="0.9362015047405978" office:value-type="float"/>
          <table:table-cell office:value="1" office:value-type="float"/>
          <table:table-cell office:value="-0.4659234285354614" office:value-type="float"/>
        </table:table-row>
        <table:table-row>
          <table:table-cell office:value="-0.013735649585723878" office:value-type="float"/>
          <table:table-cell office:value="-0.013735649585723878" office:value-type="float"/>
          <table:table-cell office:value="-0.013735649585723878" office:value-type="float"/>
          <table:table-cell office:value="-0.013735649585723878" office:value-type="float"/>
          <table:table-cell office:value="-0.013735649585723878" office:value-type="float"/>
          <table:table-cell office:value="-0.013735649585723878" office:value-type="float"/>
          <table:table-cell office:value="0.913968918561103" office:value-type="float"/>
          <table:table-cell office:value="2" office:value-type="float"/>
          <table:table-cell office:value="-0.9076415300369263" office:value-type="float"/>
        </table:table-row>
        <table:table-row>
          <table:table-cell office:value="-0.005779330730438233" office:value-type="float"/>
          <table:table-cell office:value="-0.005779330730438233" office:value-type="float"/>
          <table:table-cell office:value="-0.005779330730438233" office:value-type="float"/>
          <table:table-cell office:value="-0.005779330730438233" office:value-type="float"/>
          <table:table-cell office:value="-0.005779330730438233" office:value-type="float"/>
          <table:table-cell office:value="-0.005779330730438233" office:value-type="float"/>
          <table:table-cell office:value="0.9334578399874376" office:value-type="float"/>
          <table:table-cell office:value="3" office:value-type="float"/>
          <table:table-cell office:value="0.7956318855285645" office:value-type="float"/>
        </table:table-row>
        <table:table-row>
          <table:table-cell office:value="-0.002180187702178956" office:value-type="float"/>
          <table:table-cell office:value="-0.002180187702178956" office:value-type="float"/>
          <table:table-cell office:value="-0.002180187702178956" office:value-type="float"/>
          <table:table-cell office:value="-0.002180187702178956" office:value-type="float"/>
          <table:table-cell office:value="-0.002180187702178956" office:value-type="float"/>
          <table:table-cell office:value="-0.002180187702178956" office:value-type="float"/>
          <table:table-cell office:value="0.9422739039179682" office:value-type="float"/>
          <table:table-cell office:value="4" office:value-type="float"/>
          <table:table-cell office:value="0.35991430282592773" office:value-type="float"/>
        </table:table-row>
        <table:table-row>
          <table:table-cell office:value="-0.010673118829727173" office:value-type="float"/>
          <table:table-cell office:value="-0.010673118829727173" office:value-type="float"/>
          <table:table-cell office:value="-0.010673118829727173" office:value-type="float"/>
          <table:table-cell office:value="-0.010673118829727173" office:value-type="float"/>
          <table:table-cell office:value="-0.010673118829727173" office:value-type="float"/>
          <table:table-cell office:value="-0.010673118829727173" office:value-type="float"/>
          <table:table-cell office:value="0.9214705562348748" office:value-type="float"/>
          <table:table-cell office:value="5" office:value-type="float"/>
          <table:table-cell office:value="-0.8492931127548218" office:value-type="float"/>
        </table:table-row>
        <table:table-row>
          <table:table-cell office:value="-0.02026284158229828" office:value-type="float"/>
          <table:table-cell office:value="-0.02026284158229828" office:value-type="float"/>
          <table:table-cell office:value="-0.02026284158229828" office:value-type="float"/>
          <table:table-cell office:value="-0.02026284158229828" office:value-type="float"/>
          <table:table-cell office:value="-0.02026284158229828" office:value-type="float"/>
          <table:table-cell office:value="-0.02026284158229828" office:value-type="float"/>
          <table:table-cell office:value="0.8979806287163175" office:value-type="float"/>
          <table:table-cell office:value="6" office:value-type="float"/>
          <table:table-cell office:value="-0.9589722752571106" office:value-type="float"/>
        </table:table-row>
        <table:table-row>
          <table:table-cell office:value="-0.01194894015789032" office:value-type="float"/>
          <table:table-cell office:value="-0.01194894015789032" office:value-type="float"/>
          <table:table-cell office:value="-0.01194894015789032" office:value-type="float"/>
          <table:table-cell office:value="-0.01194894015789032" office:value-type="float"/>
          <table:table-cell office:value="-0.01194894015789032" office:value-type="float"/>
          <table:table-cell office:value="-0.01194894015789032" office:value-type="float"/>
          <table:table-cell office:value="0.9183454449779153" office:value-type="float"/>
          <table:table-cell office:value="7" office:value-type="float"/>
          <table:table-cell office:value="0.8313901424407959" office:value-type="float"/>
        </table:table-row>
        <table:table-row>
          <table:table-cell office:value="-0.014902996420860291" office:value-type="float"/>
          <table:table-cell office:value="-0.014902996420860291" office:value-type="float"/>
          <table:table-cell office:value="-0.014902996420860291" office:value-type="float"/>
          <table:table-cell office:value="-0.014902996420860291" office:value-type="float"/>
          <table:table-cell office:value="-0.014902996420860291" office:value-type="float"/>
          <table:table-cell office:value="-0.014902996420860291" office:value-type="float"/>
          <table:table-cell office:value="0.9111095144621659" office:value-type="float"/>
          <table:table-cell office:value="8" office:value-type="float"/>
          <table:table-cell office:value="-0.29540562629699707" office:value-type="float"/>
        </table:table-row>
        <table:table-row>
          <table:table-cell office:value="-0.011694132685661315" office:value-type="float"/>
          <table:table-cell office:value="-0.011694132685661315" office:value-type="float"/>
          <table:table-cell office:value="-0.011694132685661315" office:value-type="float"/>
          <table:table-cell office:value="-0.011694132685661315" office:value-type="float"/>
          <table:table-cell office:value="-0.011694132685661315" office:value-type="float"/>
          <table:table-cell office:value="-0.011694132685661315" office:value-type="float"/>
          <table:table-cell office:value="0.9189695932675247" office:value-type="float"/>
          <table:table-cell office:value="9" office:value-type="float"/>
          <table:table-cell office:value="0.32088637351989746" office:value-type="float"/>
        </table:table-row>
        <table:table-row>
          <table:table-cell office:value="-0.0027927416563034053" office:value-type="float"/>
          <table:table-cell office:value="-0.0027927416563034053" office:value-type="float"/>
          <table:table-cell office:value="-0.0027927416563034053" office:value-type="float"/>
          <table:table-cell office:value="-0.0027927416563034053" office:value-type="float"/>
          <table:table-cell office:value="-0.0027927416563034053" office:value-type="float"/>
          <table:table-cell office:value="-0.0027927416563034053" office:value-type="float"/>
          <table:table-cell office:value="0.9407734592904391" office:value-type="float"/>
          <table:table-cell office:value="10" office:value-type="float"/>
          <table:table-cell office:value="0.890139102935791" office:value-type="float"/>
        </table:table-row>
        <table:table-row>
          <table:table-cell office:value="-0.00936276376247406" office:value-type="float"/>
          <table:table-cell office:value="-0.00936276376247406" office:value-type="float"/>
          <table:table-cell office:value="-0.00936276376247406" office:value-type="float"/>
          <table:table-cell office:value="-0.00936276376247406" office:value-type="float"/>
          <table:table-cell office:value="-0.00936276376247406" office:value-type="float"/>
          <table:table-cell office:value="-0.00936276376247406" office:value-type="float"/>
          <table:table-cell office:value="0.9246802575315154" office:value-type="float"/>
          <table:table-cell office:value="11" office:value-type="float"/>
          <table:table-cell office:value="-0.6570022106170654" office:value-type="float"/>
        </table:table-row>
        <table:table-row>
          <table:table-cell office:value="-0.00768263041973114" office:value-type="float"/>
          <table:table-cell office:value="-0.00768263041973114" office:value-type="float"/>
          <table:table-cell office:value="-0.00768263041973114" office:value-type="float"/>
          <table:table-cell office:value="-0.00768263041973114" office:value-type="float"/>
          <table:table-cell office:value="-0.00768263041973114" office:value-type="float"/>
          <table:table-cell office:value="-0.00768263041973114" office:value-type="float"/>
          <table:table-cell office:value="0.9287957269210722" office:value-type="float"/>
          <table:table-cell office:value="12" office:value-type="float"/>
          <table:table-cell office:value="0.168013334274292" office:value-type="float"/>
        </table:table-row>
        <table:table-row>
          <table:table-cell office:value="-0.0171086722612381" office:value-type="float"/>
          <table:table-cell office:value="-0.0171086722612381" office:value-type="float"/>
          <table:table-cell office:value="-0.0171086722612381" office:value-type="float"/>
          <table:table-cell office:value="-0.0171086722612381" office:value-type="float"/>
          <table:table-cell office:value="-0.0171086722612381" office:value-type="float"/>
          <table:table-cell office:value="-0.0171086722612381" office:value-type="float"/>
          <table:table-cell office:value="0.9057067341152558" office:value-type="float"/>
          <table:table-cell office:value="13" office:value-type="float"/>
          <table:table-cell office:value="-0.9426041841506958" office:value-type="float"/>
        </table:table-row>
        <table:table-row>
          <table:table-cell office:value="-0.010624019503593447" office:value-type="float"/>
          <table:table-cell office:value="-0.010624019503593447" office:value-type="float"/>
          <table:table-cell office:value="-0.010624019503593447" office:value-type="float"/>
          <table:table-cell office:value="-0.010624019503593447" office:value-type="float"/>
          <table:table-cell office:value="-0.010624019503593447" office:value-type="float"/>
          <table:table-cell office:value="-0.010624019503593447" office:value-type="float"/>
          <table:table-cell office:value="0.921590824530617" office:value-type="float"/>
          <table:table-cell office:value="14" office:value-type="float"/>
          <table:table-cell office:value="0.6484652757644653" office:value-type="float"/>
        </table:table-row>
        <table:table-row>
          <table:table-cell office:value="-0.02056903898715973" office:value-type="float"/>
          <table:table-cell office:value="-0.02056903898715973" office:value-type="float"/>
          <table:table-cell office:value="-0.02056903898715973" office:value-type="float"/>
          <table:table-cell office:value="-0.02056903898715973" office:value-type="float"/>
          <table:table-cell office:value="-0.02056903898715973" office:value-type="float"/>
          <table:table-cell office:value="-0.02056903898715973" office:value-type="float"/>
          <table:table-cell office:value="0.8972306013138426" office:value-type="float"/>
          <table:table-cell office:value="15" office:value-type="float"/>
          <table:table-cell office:value="-0.9945019483566284" office:value-type="float"/>
        </table:table-row>
        <table:table-row>
          <table:table-cell office:value="-0.03025621592998505" office:value-type="float"/>
          <table:table-cell office:value="-0.03025621592998505" office:value-type="float"/>
          <table:table-cell office:value="-0.03025621592998505" office:value-type="float"/>
          <table:table-cell office:value="-0.03025621592998505" office:value-type="float"/>
          <table:table-cell office:value="-0.03025621592998505" office:value-type="float"/>
          <table:table-cell office:value="-0.03025621592998505" office:value-type="float"/>
          <table:table-cell office:value="0.8735019607558663" office:value-type="float"/>
          <table:table-cell office:value="16" office:value-type="float"/>
          <table:table-cell office:value="-0.9687176942825317" office:value-type="float"/>
        </table:table-row>
        <table:table-row>
          <table:table-cell office:value="-0.030940920710563664" office:value-type="float"/>
          <table:table-cell office:value="-0.030940920710563664" office:value-type="float"/>
          <table:table-cell office:value="-0.030940920710563664" office:value-type="float"/>
          <table:table-cell office:value="-0.030940920710563664" office:value-type="float"/>
          <table:table-cell office:value="-0.030940920710563664" office:value-type="float"/>
          <table:table-cell office:value="-0.030940920710563664" office:value-type="float"/>
          <table:table-cell office:value="0.8718247834190043" office:value-type="float"/>
          <table:table-cell office:value="17" office:value-type="float"/>
          <table:table-cell office:value="-0.06847047805786133" office:value-type="float"/>
        </table:table-row>
        <table:table-row>
          <table:table-cell office:value="-0.02890042364597321" office:value-type="float"/>
          <table:table-cell office:value="-0.02890042364597321" office:value-type="float"/>
          <table:table-cell office:value="-0.02890042364597321" office:value-type="float"/>
          <table:table-cell office:value="-0.02890042364597321" office:value-type="float"/>
          <table:table-cell office:value="-0.02890042364597321" office:value-type="float"/>
          <table:table-cell office:value="-0.02890042364597321" office:value-type="float"/>
          <table:table-cell office:value="0.8768229600488978" office:value-type="float"/>
          <table:table-cell office:value="18" office:value-type="float"/>
          <table:table-cell office:value="0.2040497064590454" office:value-type="float"/>
        </table:table-row>
        <table:table-row>
          <table:table-cell office:value="-0.024764664769172672" office:value-type="float"/>
          <table:table-cell office:value="-0.024764664769172672" office:value-type="float"/>
          <table:table-cell office:value="-0.024764664769172672" office:value-type="float"/>
          <table:table-cell office:value="-0.024764664769172672" office:value-type="float"/>
          <table:table-cell office:value="-0.024764664769172672" office:value-type="float"/>
          <table:table-cell office:value="-0.024764664769172672" office:value-type="float"/>
          <table:table-cell office:value="0.8869534589962451" office:value-type="float"/>
          <table:table-cell office:value="19" office:value-type="float"/>
          <table:table-cell office:value="0.4135758876800537" office:value-type="float"/>
        </table:table-row>
        <table:table-row>
          <table:table-cell office:value="-0.03122208416461945" office:value-type="float"/>
          <table:table-cell office:value="-0.03122208416461945" office:value-type="float"/>
          <table:table-cell office:value="-0.03122208416461945" office:value-type="float"/>
          <table:table-cell office:value="-0.03122208416461945" office:value-type="float"/>
          <table:table-cell office:value="-0.03122208416461945" office:value-type="float"/>
          <table:table-cell office:value="-0.03122208416461945" office:value-type="float"/>
          <table:table-cell office:value="0.8711360764222491" office:value-type="float"/>
          <table:table-cell office:value="20" office:value-type="float"/>
          <table:table-cell office:value="-0.6457419395446777" office:value-type="float"/>
        </table:table-row>
      </table:table>
      <table:table table:name="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594244956970215" office:value-type="float"/>
          <table:table-cell office:value="0.009594244956970215" office:value-type="float"/>
          <table:table-cell office:value="0.009594244956970215" office:value-type="float"/>
          <table:table-cell office:value="0.009594244956970215" office:value-type="float"/>
          <table:table-cell office:value="0.009594244956970215" office:value-type="float"/>
          <table:table-cell office:value="0.009594244956970215" office:value-type="float"/>
          <table:table-cell office:value="0.9266601384210705" office:value-type="float"/>
          <table:table-cell office:value="1" office:value-type="float"/>
          <table:table-cell office:value="0.9594244956970215" office:value-type="float"/>
        </table:table-row>
        <table:table-row>
          <table:table-cell office:value="0.000993105769157409" office:value-type="float"/>
          <table:table-cell office:value="0.000993105769157409" office:value-type="float"/>
          <table:table-cell office:value="0.000993105769157409" office:value-type="float"/>
          <table:table-cell office:value="0.000993105769157409" office:value-type="float"/>
          <table:table-cell office:value="0.000993105769157409" office:value-type="float"/>
          <table:table-cell office:value="0.000993105769157409" office:value-type="float"/>
          <table:table-cell office:value="0.9055917362042727" office:value-type="float"/>
          <table:table-cell office:value="2" office:value-type="float"/>
          <table:table-cell office:value="-0.8601139187812805" office:value-type="float"/>
        </table:table-row>
        <table:table-row>
          <table:table-cell office:value="0.008516837954521178" office:value-type="float"/>
          <table:table-cell office:value="0.008516837954521178" office:value-type="float"/>
          <table:table-cell office:value="0.008516837954521178" office:value-type="float"/>
          <table:table-cell office:value="0.008516837954521178" office:value-type="float"/>
          <table:table-cell office:value="0.008516837954521178" office:value-type="float"/>
          <table:table-cell office:value="0.008516837954521178" office:value-type="float"/>
          <table:table-cell office:value="0.9240210410197689" office:value-type="float"/>
          <table:table-cell office:value="3" office:value-type="float"/>
          <table:table-cell office:value="0.752373218536377" office:value-type="float"/>
        </table:table-row>
        <table:table-row>
          <table:table-cell office:value="0.01244369924068451" office:value-type="float"/>
          <table:table-cell office:value="0.01244369924068451" office:value-type="float"/>
          <table:table-cell office:value="0.01244369924068451" office:value-type="float"/>
          <table:table-cell office:value="0.01244369924068451" office:value-type="float"/>
          <table:table-cell office:value="0.01244369924068451" office:value-type="float"/>
          <table:table-cell office:value="0.01244369924068451" office:value-type="float"/>
          <table:table-cell office:value="0.9336398474615584" office:value-type="float"/>
          <table:table-cell office:value="4" office:value-type="float"/>
          <table:table-cell office:value="0.392686128616333" office:value-type="float"/>
        </table:table-row>
        <table:table-row>
          <table:table-cell office:value="0.017566246390342714" office:value-type="float"/>
          <table:table-cell office:value="0.017566246390342714" office:value-type="float"/>
          <table:table-cell office:value="0.017566246390342714" office:value-type="float"/>
          <table:table-cell office:value="0.017566246390342714" office:value-type="float"/>
          <table:table-cell office:value="0.017566246390342714" office:value-type="float"/>
          <table:table-cell office:value="0.017566246390342714" office:value-type="float"/>
          <table:table-cell office:value="0.9461874741615693" office:value-type="float"/>
          <table:table-cell office:value="5" office:value-type="float"/>
          <table:table-cell office:value="0.5122547149658203" office:value-type="float"/>
        </table:table-row>
        <table:table-row>
          <table:table-cell office:value="0.025544802546501162" office:value-type="float"/>
          <table:table-cell office:value="0.025544802546501162" office:value-type="float"/>
          <table:table-cell office:value="0.025544802546501162" office:value-type="float"/>
          <table:table-cell office:value="0.025544802546501162" office:value-type="float"/>
          <table:table-cell office:value="0.025544802546501162" office:value-type="float"/>
          <table:table-cell office:value="0.025544802546501162" office:value-type="float"/>
          <table:table-cell office:value="0.965730865628299" office:value-type="float"/>
          <table:table-cell office:value="6" office:value-type="float"/>
          <table:table-cell office:value="0.7978556156158447" office:value-type="float"/>
        </table:table-row>
        <table:table-row>
          <table:table-cell office:value="0.020142784118652345" office:value-type="float"/>
          <table:table-cell office:value="0.020142784118652345" office:value-type="float"/>
          <table:table-cell office:value="0.020142784118652345" office:value-type="float"/>
          <table:table-cell office:value="0.020142784118652345" office:value-type="float"/>
          <table:table-cell office:value="0.020142784118652345" office:value-type="float"/>
          <table:table-cell office:value="0.020142784118652345" office:value-type="float"/>
          <table:table-cell office:value="0.9524986768989576" office:value-type="float"/>
          <table:table-cell office:value="7" office:value-type="float"/>
          <table:table-cell office:value="-0.5402018427848816" office:value-type="float"/>
        </table:table-row>
        <table:table-row>
          <table:table-cell office:value="0.014417179226875305" office:value-type="float"/>
          <table:table-cell office:value="0.014417179226875305" office:value-type="float"/>
          <table:table-cell office:value="0.014417179226875305" office:value-type="float"/>
          <table:table-cell office:value="0.014417179226875305" office:value-type="float"/>
          <table:table-cell office:value="0.014417179226875305" office:value-type="float"/>
          <table:table-cell office:value="0.014417179226875305" office:value-type="float"/>
          <table:table-cell office:value="0.9384738664453206" office:value-type="float"/>
          <table:table-cell office:value="8" office:value-type="float"/>
          <table:table-cell office:value="-0.5725604891777039" office:value-type="float"/>
        </table:table-row>
        <table:table-row>
          <table:table-cell office:value="0.004902260303497314" office:value-type="float"/>
          <table:table-cell office:value="0.004902260303497314" office:value-type="float"/>
          <table:table-cell office:value="0.004902260303497314" office:value-type="float"/>
          <table:table-cell office:value="0.004902260303497314" office:value-type="float"/>
          <table:table-cell office:value="0.004902260303497314" office:value-type="float"/>
          <table:table-cell office:value="0.004902260303497314" office:value-type="float"/>
          <table:table-cell office:value="0.9151671701390927" office:value-type="float"/>
          <table:table-cell office:value="9" office:value-type="float"/>
          <table:table-cell office:value="-0.9514918923377991" office:value-type="float"/>
        </table:table-row>
        <table:table-row>
          <table:table-cell office:value="-0.0008814495801925662" office:value-type="float"/>
          <table:table-cell office:value="-0.0008814495801925662" office:value-type="float"/>
          <table:table-cell office:value="-0.0008814495801925662" office:value-type="float"/>
          <table:table-cell office:value="-0.0008814495801925662" office:value-type="float"/>
          <table:table-cell office:value="-0.0008814495801925662" office:value-type="float"/>
          <table:table-cell office:value="-0.0008814495801925662" office:value-type="float"/>
          <table:table-cell office:value="0.9010000321037606" office:value-type="float"/>
          <table:table-cell office:value="10" office:value-type="float"/>
          <table:table-cell office:value="-0.578370988368988" office:value-type="float"/>
        </table:table-row>
        <table:table-row>
          <table:table-cell office:value="0.004262257218360901" office:value-type="float"/>
          <table:table-cell office:value="0.004262257218360901" office:value-type="float"/>
          <table:table-cell office:value="0.004262257218360901" office:value-type="float"/>
          <table:table-cell office:value="0.004262257218360901" office:value-type="float"/>
          <table:table-cell office:value="0.004262257218360901" office:value-type="float"/>
          <table:table-cell office:value="0.004262257218360901" office:value-type="float"/>
          <table:table-cell office:value="0.9135994891467014" office:value-type="float"/>
          <table:table-cell office:value="11" office:value-type="float"/>
          <table:table-cell office:value="0.5143706798553467" office:value-type="float"/>
        </table:table-row>
        <table:table-row>
          <table:table-cell office:value="-0.00479759156703949" office:value-type="float"/>
          <table:table-cell office:value="-0.00479759156703949" office:value-type="float"/>
          <table:table-cell office:value="-0.00479759156703949" office:value-type="float"/>
          <table:table-cell office:value="-0.00479759156703949" office:value-type="float"/>
          <table:table-cell office:value="-0.00479759156703949" office:value-type="float"/>
          <table:table-cell office:value="-0.00479759156703949" office:value-type="float"/>
          <table:table-cell office:value="0.8914074824756965" office:value-type="float"/>
          <table:table-cell office:value="12" office:value-type="float"/>
          <table:table-cell office:value="-0.9059848785400391" office:value-type="float"/>
        </table:table-row>
        <table:table-row>
          <table:table-cell office:value="-0.014377715587615967" office:value-type="float"/>
          <table:table-cell office:value="-0.014377715587615967" office:value-type="float"/>
          <table:table-cell office:value="-0.014377715587615967" office:value-type="float"/>
          <table:table-cell office:value="-0.014377715587615967" office:value-type="float"/>
          <table:table-cell office:value="-0.014377715587615967" office:value-type="float"/>
          <table:table-cell office:value="-0.014377715587615967" office:value-type="float"/>
          <table:table-cell office:value="0.8679410669527037" office:value-type="float"/>
          <table:table-cell office:value="13" office:value-type="float"/>
          <table:table-cell office:value="-0.9580124020576477" office:value-type="float"/>
        </table:table-row>
        <table:table-row>
          <table:table-cell office:value="-0.01507674276828766" office:value-type="float"/>
          <table:table-cell office:value="-0.01507674276828766" office:value-type="float"/>
          <table:table-cell office:value="-0.01507674276828766" office:value-type="float"/>
          <table:table-cell office:value="-0.01507674276828766" office:value-type="float"/>
          <table:table-cell office:value="-0.01507674276828766" office:value-type="float"/>
          <table:table-cell office:value="-0.01507674276828766" office:value-type="float"/>
          <table:table-cell office:value="0.8662288070437217" office:value-type="float"/>
          <table:table-cell office:value="14" office:value-type="float"/>
          <table:table-cell office:value="-0.06990271806716919" office:value-type="float"/>
        </table:table-row>
        <table:table-row>
          <table:table-cell office:value="-0.022309112548828128" office:value-type="float"/>
          <table:table-cell office:value="-0.022309112548828128" office:value-type="float"/>
          <table:table-cell office:value="-0.022309112548828128" office:value-type="float"/>
          <table:table-cell office:value="-0.022309112548828128" office:value-type="float"/>
          <table:table-cell office:value="-0.022309112548828128" office:value-type="float"/>
          <table:table-cell office:value="-0.022309112548828128" office:value-type="float"/>
          <table:table-cell office:value="0.8485131914502728" office:value-type="float"/>
          <table:table-cell office:value="15" office:value-type="float"/>
          <table:table-cell office:value="-0.7232369780540466" office:value-type="float"/>
        </table:table-row>
        <table:table-row>
          <table:table-cell office:value="-0.013302342891693119" office:value-type="float"/>
          <table:table-cell office:value="-0.013302342891693119" office:value-type="float"/>
          <table:table-cell office:value="-0.013302342891693119" office:value-type="float"/>
          <table:table-cell office:value="-0.013302342891693119" office:value-type="float"/>
          <table:table-cell office:value="-0.013302342891693119" office:value-type="float"/>
          <table:table-cell office:value="-0.013302342891693119" office:value-type="float"/>
          <table:table-cell office:value="0.8705751813410358" office:value-type="float"/>
          <table:table-cell office:value="16" office:value-type="float"/>
          <table:table-cell office:value="0.900676965713501" office:value-type="float"/>
        </table:table-row>
        <table:table-row>
          <table:table-cell office:value="-0.01720218420028687" office:value-type="float"/>
          <table:table-cell office:value="-0.01720218420028687" office:value-type="float"/>
          <table:table-cell office:value="-0.01720218420028687" office:value-type="float"/>
          <table:table-cell office:value="-0.01720218420028687" office:value-type="float"/>
          <table:table-cell office:value="-0.01720218420028687" office:value-type="float"/>
          <table:table-cell office:value="-0.01720218420028687" office:value-type="float"/>
          <table:table-cell office:value="0.8610225600571533" office:value-type="float"/>
          <table:table-cell office:value="17" office:value-type="float"/>
          <table:table-cell office:value="-0.389984130859375" office:value-type="float"/>
        </table:table-row>
        <table:table-row>
          <table:table-cell office:value="-0.014149439334869389" office:value-type="float"/>
          <table:table-cell office:value="-0.014149439334869389" office:value-type="float"/>
          <table:table-cell office:value="-0.014149439334869389" office:value-type="float"/>
          <table:table-cell office:value="-0.014149439334869389" office:value-type="float"/>
          <table:table-cell office:value="-0.014149439334869389" office:value-type="float"/>
          <table:table-cell office:value="-0.014149439334869389" office:value-type="float"/>
          <table:table-cell office:value="0.8685002272923275" office:value-type="float"/>
          <table:table-cell office:value="18" office:value-type="float"/>
          <table:table-cell office:value="0.30527448654174805" office:value-type="float"/>
        </table:table-row>
        <table:table-row>
          <table:table-cell office:value="-0.009818104505538945" office:value-type="float"/>
          <table:table-cell office:value="-0.009818104505538945" office:value-type="float"/>
          <table:table-cell office:value="-0.009818104505538945" office:value-type="float"/>
          <table:table-cell office:value="-0.009818104505538945" office:value-type="float"/>
          <table:table-cell office:value="-0.009818104505538945" office:value-type="float"/>
          <table:table-cell office:value="-0.009818104505538945" office:value-type="float"/>
          <table:table-cell office:value="0.8791097875293319" office:value-type="float"/>
          <table:table-cell office:value="19" office:value-type="float"/>
          <table:table-cell office:value="0.43313348293304443" office:value-type="float"/>
        </table:table-row>
        <table:table-row>
          <table:table-cell office:value="-0.0032508289813995405" office:value-type="float"/>
          <table:table-cell office:value="-0.0032508289813995405" office:value-type="float"/>
          <table:table-cell office:value="-0.0032508289813995405" office:value-type="float"/>
          <table:table-cell office:value="-0.0032508289813995405" office:value-type="float"/>
          <table:table-cell office:value="-0.0032508289813995405" office:value-type="float"/>
          <table:table-cell office:value="-0.0032508289813995405" office:value-type="float"/>
          <table:table-cell office:value="0.8951962615637423" office:value-type="float"/>
          <table:table-cell office:value="20" office:value-type="float"/>
          <table:table-cell office:value="0.6567275524139404" office:value-type="float"/>
        </table:table-row>
      </table:table>
      <table:table table:name="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091513156890869" office:value-type="float"/>
          <table:table-cell office:value="0.009091513156890869" office:value-type="float"/>
          <table:table-cell office:value="0.009091513156890869" office:value-type="float"/>
          <table:table-cell office:value="0.009091513156890869" office:value-type="float"/>
          <table:table-cell office:value="0.009091513156890869" office:value-type="float"/>
          <table:table-cell office:value="0.009091513156890869" office:value-type="float"/>
          <table:table-cell office:value="0.8878885133932446" office:value-type="float"/>
          <table:table-cell office:value="1" office:value-type="float"/>
          <table:table-cell office:value="0.9091513156890869" office:value-type="float"/>
        </table:table-row>
        <table:table-row>
          <table:table-cell office:value="-0.0004238319396972657" office:value-type="float"/>
          <table:table-cell office:value="-0.0004238319396972657" office:value-type="float"/>
          <table:table-cell office:value="-0.0004238319396972657" office:value-type="float"/>
          <table:table-cell office:value="-0.0004238319396972657" office:value-type="float"/>
          <table:table-cell office:value="-0.0004238319396972657" office:value-type="float"/>
          <table:table-cell office:value="-0.0004238319396972657" office:value-type="float"/>
          <table:table-cell office:value="0.9111962536063793" office:value-type="float"/>
          <table:table-cell office:value="2" office:value-type="float"/>
          <table:table-cell office:value="-0.9515345096588135" office:value-type="float"/>
        </table:table-row>
        <table:table-row>
          <table:table-cell office:value="-0.008925415873527527" office:value-type="float"/>
          <table:table-cell office:value="-0.008925415873527527" office:value-type="float"/>
          <table:table-cell office:value="-0.008925415873527527" office:value-type="float"/>
          <table:table-cell office:value="-0.008925415873527527" office:value-type="float"/>
          <table:table-cell office:value="-0.008925415873527527" office:value-type="float"/>
          <table:table-cell office:value="-0.008925415873527527" office:value-type="float"/>
          <table:table-cell office:value="0.9320207962497069" office:value-type="float"/>
          <table:table-cell office:value="3" office:value-type="float"/>
          <table:table-cell office:value="-0.8501583933830261" office:value-type="float"/>
        </table:table-row>
        <table:table-row>
          <table:table-cell office:value="-0.01885172724723816" office:value-type="float"/>
          <table:table-cell office:value="-0.01885172724723816" office:value-type="float"/>
          <table:table-cell office:value="-0.01885172724723816" office:value-type="float"/>
          <table:table-cell office:value="-0.01885172724723816" office:value-type="float"/>
          <table:table-cell office:value="-0.01885172724723816" office:value-type="float"/>
          <table:table-cell office:value="-0.01885172724723816" office:value-type="float"/>
          <table:table-cell office:value="0.956335194143283" office:value-type="float"/>
          <table:table-cell office:value="4" office:value-type="float"/>
          <table:table-cell office:value="-0.9926311373710632" office:value-type="float"/>
        </table:table-row>
        <table:table-row>
          <table:table-cell office:value="-0.010357959270477295" office:value-type="float"/>
          <table:table-cell office:value="-0.010357959270477295" office:value-type="float"/>
          <table:table-cell office:value="-0.010357959270477295" office:value-type="float"/>
          <table:table-cell office:value="-0.010357959270477295" office:value-type="float"/>
          <table:table-cell office:value="-0.010357959270477295" office:value-type="float"/>
          <table:table-cell office:value="-0.010357959270477295" office:value-type="float"/>
          <table:table-cell office:value="0.9355297966066272" office:value-type="float"/>
          <table:table-cell office:value="5" office:value-type="float"/>
          <table:table-cell office:value="0.8493767976760864" office:value-type="float"/>
        </table:table-row>
        <table:table-row>
          <table:table-cell office:value="-0.01827798843383789" office:value-type="float"/>
          <table:table-cell office:value="-0.01827798843383789" office:value-type="float"/>
          <table:table-cell office:value="-0.01827798843383789" office:value-type="float"/>
          <table:table-cell office:value="-0.01827798843383789" office:value-type="float"/>
          <table:table-cell office:value="-0.01827798843383789" office:value-type="float"/>
          <table:table-cell office:value="-0.01827798843383789" office:value-type="float"/>
          <table:table-cell office:value="0.9549298268048225" office:value-type="float"/>
          <table:table-cell office:value="6" office:value-type="float"/>
          <table:table-cell office:value="-0.7920029163360596" office:value-type="float"/>
        </table:table-row>
        <table:table-row>
          <table:table-cell office:value="-0.025984952449798586" office:value-type="float"/>
          <table:table-cell office:value="-0.025984952449798586" office:value-type="float"/>
          <table:table-cell office:value="-0.025984952449798586" office:value-type="float"/>
          <table:table-cell office:value="-0.025984952449798586" office:value-type="float"/>
          <table:table-cell office:value="-0.025984952449798586" office:value-type="float"/>
          <table:table-cell office:value="-0.025984952449798586" office:value-type="float"/>
          <table:table-cell office:value="0.9738079561099173" office:value-type="float"/>
          <table:table-cell office:value="7" office:value-type="float"/>
          <table:table-cell office:value="-0.7706964015960693" office:value-type="float"/>
        </table:table-row>
        <table:table-row>
          <table:table-cell office:value="-0.02190044641494751" office:value-type="float"/>
          <table:table-cell office:value="-0.02190044641494751" office:value-type="float"/>
          <table:table-cell office:value="-0.02190044641494751" office:value-type="float"/>
          <table:table-cell office:value="-0.02190044641494751" office:value-type="float"/>
          <table:table-cell office:value="-0.02190044641494751" office:value-type="float"/>
          <table:table-cell office:value="-0.02190044641494751" office:value-type="float"/>
          <table:table-cell office:value="0.9638030004732137" office:value-type="float"/>
          <table:table-cell office:value="8" office:value-type="float"/>
          <table:table-cell office:value="0.4084506034851074" office:value-type="float"/>
        </table:table-row>
        <table:table-row>
          <table:table-cell office:value="-0.012692849636077882" office:value-type="float"/>
          <table:table-cell office:value="-0.012692849636077882" office:value-type="float"/>
          <table:table-cell office:value="-0.012692849636077882" office:value-type="float"/>
          <table:table-cell office:value="-0.012692849636077882" office:value-type="float"/>
          <table:table-cell office:value="-0.012692849636077882" office:value-type="float"/>
          <table:table-cell office:value="-0.012692849636077882" office:value-type="float"/>
          <table:table-cell office:value="0.941249086607689" office:value-type="float"/>
          <table:table-cell office:value="9" office:value-type="float"/>
          <table:table-cell office:value="0.9207596778869629" office:value-type="float"/>
        </table:table-row>
        <table:table-row>
          <table:table-cell office:value="-0.02252545118331909" office:value-type="float"/>
          <table:table-cell office:value="-0.02252545118331909" office:value-type="float"/>
          <table:table-cell office:value="-0.02252545118331909" office:value-type="float"/>
          <table:table-cell office:value="-0.02252545118331909" office:value-type="float"/>
          <table:table-cell office:value="-0.02252545118331909" office:value-type="float"/>
          <table:table-cell office:value="-0.02252545118331909" office:value-type="float"/>
          <table:table-cell office:value="0.9653339432425304" office:value-type="float"/>
          <table:table-cell office:value="10" office:value-type="float"/>
          <table:table-cell office:value="-0.9832601547241211" office:value-type="float"/>
        </table:table-row>
        <table:table-row>
          <table:table-cell office:value="-0.012828311920166015" office:value-type="float"/>
          <table:table-cell office:value="-0.012828311920166015" office:value-type="float"/>
          <table:table-cell office:value="-0.012828311920166015" office:value-type="float"/>
          <table:table-cell office:value="-0.012828311920166015" office:value-type="float"/>
          <table:table-cell office:value="-0.012828311920166015" office:value-type="float"/>
          <table:table-cell office:value="-0.012828311920166015" office:value-type="float"/>
          <table:table-cell office:value="0.9415809000830969" office:value-type="float"/>
          <table:table-cell office:value="11" office:value-type="float"/>
          <table:table-cell office:value="0.9697139263153076" office:value-type="float"/>
        </table:table-row>
        <table:table-row>
          <table:table-cell office:value="-0.021116611957550047" office:value-type="float"/>
          <table:table-cell office:value="-0.021116611957550047" office:value-type="float"/>
          <table:table-cell office:value="-0.021116611957550047" office:value-type="float"/>
          <table:table-cell office:value="-0.021116611957550047" office:value-type="float"/>
          <table:table-cell office:value="-0.021116611957550047" office:value-type="float"/>
          <table:table-cell office:value="-0.021116611957550047" office:value-type="float"/>
          <table:table-cell office:value="0.9618830060097785" office:value-type="float"/>
          <table:table-cell office:value="12" office:value-type="float"/>
          <table:table-cell office:value="-0.8288300037384033" office:value-type="float"/>
        </table:table-row>
        <table:table-row>
          <table:table-cell office:value="-0.018526370525360106" office:value-type="float"/>
          <table:table-cell office:value="-0.018526370525360106" office:value-type="float"/>
          <table:table-cell office:value="-0.018526370525360106" office:value-type="float"/>
          <table:table-cell office:value="-0.018526370525360106" office:value-type="float"/>
          <table:table-cell office:value="-0.018526370525360106" office:value-type="float"/>
          <table:table-cell office:value="-0.018526370525360106" office:value-type="float"/>
          <table:table-cell office:value="0.9555382361902972" office:value-type="float"/>
          <table:table-cell office:value="13" office:value-type="float"/>
          <table:table-cell office:value="0.25902414321899414" office:value-type="float"/>
        </table:table-row>
        <table:table-row>
          <table:table-cell office:value="-0.009279446601867674" office:value-type="float"/>
          <table:table-cell office:value="-0.009279446601867674" office:value-type="float"/>
          <table:table-cell office:value="-0.009279446601867674" office:value-type="float"/>
          <table:table-cell office:value="-0.009279446601867674" office:value-type="float"/>
          <table:table-cell office:value="-0.009279446601867674" office:value-type="float"/>
          <table:table-cell office:value="-0.009279446601867674" office:value-type="float"/>
          <table:table-cell office:value="0.9328879908874061" office:value-type="float"/>
          <table:table-cell office:value="14" office:value-type="float"/>
          <table:table-cell office:value="0.9246923923492432" office:value-type="float"/>
        </table:table-row>
        <table:table-row>
          <table:table-cell office:value="0.0006783866882324237" office:value-type="float"/>
          <table:table-cell office:value="0.0006783866882324237" office:value-type="float"/>
          <table:table-cell office:value="0.0006783866882324237" office:value-type="float"/>
          <table:table-cell office:value="0.0006783866882324237" office:value-type="float"/>
          <table:table-cell office:value="0.0006783866882324237" office:value-type="float"/>
          <table:table-cell office:value="0.0006783866882324237" office:value-type="float"/>
          <table:table-cell office:value="0.9084963803829611" office:value-type="float"/>
          <table:table-cell office:value="15" office:value-type="float"/>
          <table:table-cell office:value="0.9957833290100098" office:value-type="float"/>
        </table:table-row>
        <table:table-row>
          <table:table-cell office:value="0.009726932048797609" office:value-type="float"/>
          <table:table-cell office:value="0.009726932048797609" office:value-type="float"/>
          <table:table-cell office:value="0.009726932048797609" office:value-type="float"/>
          <table:table-cell office:value="0.009726932048797609" office:value-type="float"/>
          <table:table-cell office:value="0.009726932048797609" office:value-type="float"/>
          <table:table-cell office:value="0.009726932048797609" office:value-type="float"/>
          <table:table-cell office:value="0.8863320613351483" office:value-type="float"/>
          <table:table-cell office:value="16" office:value-type="float"/>
          <table:table-cell office:value="0.9048545360565186" office:value-type="float"/>
        </table:table-row>
        <table:table-row>
          <table:table-cell office:value="0.014751739501953126" office:value-type="float"/>
          <table:table-cell office:value="0.014751739501953126" office:value-type="float"/>
          <table:table-cell office:value="0.014751739501953126" office:value-type="float"/>
          <table:table-cell office:value="0.014751739501953126" office:value-type="float"/>
          <table:table-cell office:value="0.014751739501953126" office:value-type="float"/>
          <table:table-cell office:value="0.014751739501953126" office:value-type="float"/>
          <table:table-cell office:value="0.8740238470191835" office:value-type="float"/>
          <table:table-cell office:value="17" office:value-type="float"/>
          <table:table-cell office:value="0.5024807453155518" office:value-type="float"/>
        </table:table-row>
        <table:table-row>
          <table:table-cell office:value="0.019533771276474002" office:value-type="float"/>
          <table:table-cell office:value="0.019533771276474002" office:value-type="float"/>
          <table:table-cell office:value="0.019533771276474002" office:value-type="float"/>
          <table:table-cell office:value="0.019533771276474002" office:value-type="float"/>
          <table:table-cell office:value="0.019533771276474002" office:value-type="float"/>
          <table:table-cell office:value="0.019533771276474002" office:value-type="float"/>
          <table:table-cell office:value="0.8623103092378313" office:value-type="float"/>
          <table:table-cell office:value="18" office:value-type="float"/>
          <table:table-cell office:value="0.4782031774520874" office:value-type="float"/>
        </table:table-row>
        <table:table-row>
          <table:table-cell office:value="0.028635072708129886" office:value-type="float"/>
          <table:table-cell office:value="0.028635072708129886" office:value-type="float"/>
          <table:table-cell office:value="0.028635072708129886" office:value-type="float"/>
          <table:table-cell office:value="0.028635072708129886" office:value-type="float"/>
          <table:table-cell office:value="0.028635072708129886" office:value-type="float"/>
          <table:table-cell office:value="0.028635072708129886" office:value-type="float"/>
          <table:table-cell office:value="0.8400167647350124" office:value-type="float"/>
          <table:table-cell office:value="19" office:value-type="float"/>
          <table:table-cell office:value="0.9101301431655884" office:value-type="float"/>
        </table:table-row>
        <table:table-row>
          <table:table-cell office:value="0.03311501502990723" office:value-type="float"/>
          <table:table-cell office:value="0.03311501502990723" office:value-type="float"/>
          <table:table-cell office:value="0.03311501502990723" office:value-type="float"/>
          <table:table-cell office:value="0.03311501502990723" office:value-type="float"/>
          <table:table-cell office:value="0.03311501502990723" office:value-type="float"/>
          <table:table-cell office:value="0.03311501502990723" office:value-type="float"/>
          <table:table-cell office:value="0.8290431919695586" office:value-type="float"/>
          <table:table-cell office:value="20" office:value-type="float"/>
          <table:table-cell office:value="0.4479942321777344" office:value-type="float"/>
        </table:table-row>
      </table:table>
      <table:table table:name="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459544658660889" office:value-type="float"/>
          <table:table-cell office:value="-0.005459544658660889" office:value-type="float"/>
          <table:table-cell office:value="-0.005459544658660889" office:value-type="float"/>
          <table:table-cell office:value="-0.005459544658660889" office:value-type="float"/>
          <table:table-cell office:value="-0.005459544658660889" office:value-type="float"/>
          <table:table-cell office:value="-0.005459544658660889" office:value-type="float"/>
          <table:table-cell office:value="0.9442512739286477" office:value-type="float"/>
          <table:table-cell office:value="1" office:value-type="float"/>
          <table:table-cell office:value="-0.5459544658660889" office:value-type="float"/>
        </table:table-row>
        <table:table-row>
          <table:table-cell office:value="-0.007042459845542908" office:value-type="float"/>
          <table:table-cell office:value="-0.007042459845542908" office:value-type="float"/>
          <table:table-cell office:value="-0.007042459845542908" office:value-type="float"/>
          <table:table-cell office:value="-0.007042459845542908" office:value-type="float"/>
          <table:table-cell office:value="-0.007042459845542908" office:value-type="float"/>
          <table:table-cell office:value="-0.007042459845542908" office:value-type="float"/>
          <table:table-cell office:value="0.9403739394146845" office:value-type="float"/>
          <table:table-cell office:value="2" office:value-type="float"/>
          <table:table-cell office:value="-0.1582915186882019" office:value-type="float"/>
        </table:table-row>
        <table:table-row>
          <table:table-cell office:value="-0.016116687655448915" office:value-type="float"/>
          <table:table-cell office:value="-0.016116687655448915" office:value-type="float"/>
          <table:table-cell office:value="-0.016116687655448915" office:value-type="float"/>
          <table:table-cell office:value="-0.016116687655448915" office:value-type="float"/>
          <table:table-cell office:value="-0.016116687655448915" office:value-type="float"/>
          <table:table-cell office:value="-0.016116687655448915" office:value-type="float"/>
          <table:table-cell office:value="0.9181467114706419" office:value-type="float"/>
          <table:table-cell office:value="3" office:value-type="float"/>
          <table:table-cell office:value="-0.9074227809906006" office:value-type="float"/>
        </table:table-row>
        <table:table-row>
          <table:table-cell office:value="-0.008524054884910585" office:value-type="float"/>
          <table:table-cell office:value="-0.008524054884910585" office:value-type="float"/>
          <table:table-cell office:value="-0.008524054884910585" office:value-type="float"/>
          <table:table-cell office:value="-0.008524054884910585" office:value-type="float"/>
          <table:table-cell office:value="-0.008524054884910585" office:value-type="float"/>
          <table:table-cell office:value="-0.008524054884910585" office:value-type="float"/>
          <table:table-cell office:value="0.9367447875627949" office:value-type="float"/>
          <table:table-cell office:value="4" office:value-type="float"/>
          <table:table-cell office:value="0.759263277053833" office:value-type="float"/>
        </table:table-row>
        <table:table-row>
          <table:table-cell office:value="-0.016976755261421207" office:value-type="float"/>
          <table:table-cell office:value="-0.016976755261421207" office:value-type="float"/>
          <table:table-cell office:value="-0.016976755261421207" office:value-type="float"/>
          <table:table-cell office:value="-0.016976755261421207" office:value-type="float"/>
          <table:table-cell office:value="-0.016976755261421207" office:value-type="float"/>
          <table:table-cell office:value="-0.016976755261421207" office:value-type="float"/>
          <table:table-cell office:value="0.9160399846917127" office:value-type="float"/>
          <table:table-cell office:value="5" office:value-type="float"/>
          <table:table-cell office:value="-0.845270037651062" office:value-type="float"/>
        </table:table-row>
        <table:table-row>
          <table:table-cell office:value="-0.009118834137916568" office:value-type="float"/>
          <table:table-cell office:value="-0.009118834137916568" office:value-type="float"/>
          <table:table-cell office:value="-0.009118834137916568" office:value-type="float"/>
          <table:table-cell office:value="-0.009118834137916568" office:value-type="float"/>
          <table:table-cell office:value="-0.009118834137916568" office:value-type="float"/>
          <table:table-cell office:value="-0.009118834137916568" office:value-type="float"/>
          <table:table-cell office:value="0.9352878818833366" office:value-type="float"/>
          <table:table-cell office:value="6" office:value-type="float"/>
          <table:table-cell office:value="0.7857921123504639" office:value-type="float"/>
        </table:table-row>
        <table:table-row>
          <table:table-cell office:value="-0.017142720222473148" office:value-type="float"/>
          <table:table-cell office:value="-0.017142720222473148" office:value-type="float"/>
          <table:table-cell office:value="-0.017142720222473148" office:value-type="float"/>
          <table:table-cell office:value="-0.017142720222473148" office:value-type="float"/>
          <table:table-cell office:value="-0.017142720222473148" office:value-type="float"/>
          <table:table-cell office:value="-0.017142720222473148" office:value-type="float"/>
          <table:table-cell office:value="0.9156334552219545" office:value-type="float"/>
          <table:table-cell office:value="7" office:value-type="float"/>
          <table:table-cell office:value="-0.802388608455658" office:value-type="float"/>
        </table:table-row>
        <table:table-row>
          <table:table-cell office:value="-0.008377200365066532" office:value-type="float"/>
          <table:table-cell office:value="-0.008377200365066532" office:value-type="float"/>
          <table:table-cell office:value="-0.008377200365066532" office:value-type="float"/>
          <table:table-cell office:value="-0.008377200365066532" office:value-type="float"/>
          <table:table-cell office:value="-0.008377200365066532" office:value-type="float"/>
          <table:table-cell office:value="-0.008377200365066532" office:value-type="float"/>
          <table:table-cell office:value="0.9371045062028343" office:value-type="float"/>
          <table:table-cell office:value="8" office:value-type="float"/>
          <table:table-cell office:value="0.8765519857406616" office:value-type="float"/>
        </table:table-row>
        <table:table-row>
          <table:table-cell office:value="-0.013908504843711856" office:value-type="float"/>
          <table:table-cell office:value="-0.013908504843711856" office:value-type="float"/>
          <table:table-cell office:value="-0.013908504843711856" office:value-type="float"/>
          <table:table-cell office:value="-0.013908504843711856" office:value-type="float"/>
          <table:table-cell office:value="-0.013908504843711856" office:value-type="float"/>
          <table:table-cell office:value="-0.013908504843711856" office:value-type="float"/>
          <table:table-cell office:value="0.923555632618182" office:value-type="float"/>
          <table:table-cell office:value="9" office:value-type="float"/>
          <table:table-cell office:value="-0.5531304478645325" office:value-type="float"/>
        </table:table-row>
        <table:table-row>
          <table:table-cell office:value="-0.014185548424720766" office:value-type="float"/>
          <table:table-cell office:value="-0.014185548424720766" office:value-type="float"/>
          <table:table-cell office:value="-0.014185548424720766" office:value-type="float"/>
          <table:table-cell office:value="-0.014185548424720766" office:value-type="float"/>
          <table:table-cell office:value="-0.014185548424720766" office:value-type="float"/>
          <table:table-cell office:value="-0.014185548424720766" office:value-type="float"/>
          <table:table-cell office:value="0.9228770172081967" office:value-type="float"/>
          <table:table-cell office:value="10" office:value-type="float"/>
          <table:table-cell office:value="-0.027704358100891113" office:value-type="float"/>
        </table:table-row>
        <table:table-row>
          <table:table-cell office:value="-0.02264878332614899" office:value-type="float"/>
          <table:table-cell office:value="-0.02264878332614899" office:value-type="float"/>
          <table:table-cell office:value="-0.02264878332614899" office:value-type="float"/>
          <table:table-cell office:value="-0.02264878332614899" office:value-type="float"/>
          <table:table-cell office:value="-0.02264878332614899" office:value-type="float"/>
          <table:table-cell office:value="-0.02264878332614899" office:value-type="float"/>
          <table:table-cell office:value="0.9021464101263836" office:value-type="float"/>
          <table:table-cell office:value="11" office:value-type="float"/>
          <table:table-cell office:value="-0.8463234901428223" office:value-type="float"/>
        </table:table-row>
        <table:table-row>
          <table:table-cell office:value="-0.01317514479160309" office:value-type="float"/>
          <table:table-cell office:value="-0.01317514479160309" office:value-type="float"/>
          <table:table-cell office:value="-0.01317514479160309" office:value-type="float"/>
          <table:table-cell office:value="-0.01317514479160309" office:value-type="float"/>
          <table:table-cell office:value="-0.01317514479160309" office:value-type="float"/>
          <table:table-cell office:value="-0.01317514479160309" office:value-type="float"/>
          <table:table-cell office:value="0.9253519905435893" office:value-type="float"/>
          <table:table-cell office:value="12" office:value-type="float"/>
          <table:table-cell office:value="0.9473638534545898" office:value-type="float"/>
        </table:table-row>
        <table:table-row>
          <table:table-cell office:value="-0.00860676467418671" office:value-type="float"/>
          <table:table-cell office:value="-0.00860676467418671" office:value-type="float"/>
          <table:table-cell office:value="-0.00860676467418671" office:value-type="float"/>
          <table:table-cell office:value="-0.00860676467418671" office:value-type="float"/>
          <table:table-cell office:value="-0.00860676467418671" office:value-type="float"/>
          <table:table-cell office:value="-0.00860676467418671" office:value-type="float"/>
          <table:table-cell office:value="0.9365421907823352" office:value-type="float"/>
          <table:table-cell office:value="13" office:value-type="float"/>
          <table:table-cell office:value="0.4568380117416382" office:value-type="float"/>
        </table:table-row>
        <table:table-row>
          <table:table-cell office:value="-0.016396456956863405" office:value-type="float"/>
          <table:table-cell office:value="-0.016396456956863405" office:value-type="float"/>
          <table:table-cell office:value="-0.016396456956863405" office:value-type="float"/>
          <table:table-cell office:value="-0.016396456956863405" office:value-type="float"/>
          <table:table-cell office:value="-0.016396456956863405" office:value-type="float"/>
          <table:table-cell office:value="-0.016396456956863405" office:value-type="float"/>
          <table:table-cell office:value="0.9174614194364814" office:value-type="float"/>
          <table:table-cell office:value="14" office:value-type="float"/>
          <table:table-cell office:value="-0.7789692282676697" office:value-type="float"/>
        </table:table-row>
        <table:table-row>
          <table:table-cell office:value="-0.025133829116821292" office:value-type="float"/>
          <table:table-cell office:value="-0.025133829116821292" office:value-type="float"/>
          <table:table-cell office:value="-0.025133829116821292" office:value-type="float"/>
          <table:table-cell office:value="-0.025133829116821292" office:value-type="float"/>
          <table:table-cell office:value="-0.025133829116821292" office:value-type="float"/>
          <table:table-cell office:value="-0.025133829116821292" office:value-type="float"/>
          <table:table-cell office:value="0.8960593159517853" office:value-type="float"/>
          <table:table-cell office:value="15" office:value-type="float"/>
          <table:table-cell office:value="-0.8737372159957886" office:value-type="float"/>
        </table:table-row>
        <table:table-row>
          <table:table-cell office:value="-0.02166996002197266" office:value-type="float"/>
          <table:table-cell office:value="-0.02166996002197266" office:value-type="float"/>
          <table:table-cell office:value="-0.02166996002197266" office:value-type="float"/>
          <table:table-cell office:value="-0.02166996002197266" office:value-type="float"/>
          <table:table-cell office:value="-0.02166996002197266" office:value-type="float"/>
          <table:table-cell office:value="-0.02166996002197266" office:value-type="float"/>
          <table:table-cell office:value="0.9045440277699607" office:value-type="float"/>
          <table:table-cell office:value="16" office:value-type="float"/>
          <table:table-cell office:value="0.3463869094848633" office:value-type="float"/>
        </table:table-row>
        <table:table-row>
          <table:table-cell office:value="-0.014233540296554568" office:value-type="float"/>
          <table:table-cell office:value="-0.014233540296554568" office:value-type="float"/>
          <table:table-cell office:value="-0.014233540296554568" office:value-type="float"/>
          <table:table-cell office:value="-0.014233540296554568" office:value-type="float"/>
          <table:table-cell office:value="-0.014233540296554568" office:value-type="float"/>
          <table:table-cell office:value="-0.014233540296554568" office:value-type="float"/>
          <table:table-cell office:value="0.9227594616104028" office:value-type="float"/>
          <table:table-cell office:value="17" office:value-type="float"/>
          <table:table-cell office:value="0.7436419725418091" office:value-type="float"/>
        </table:table-row>
        <table:table-row>
          <table:table-cell office:value="-0.023804981708526615" office:value-type="float"/>
          <table:table-cell office:value="-0.023804981708526615" office:value-type="float"/>
          <table:table-cell office:value="-0.023804981708526615" office:value-type="float"/>
          <table:table-cell office:value="-0.023804981708526615" office:value-type="float"/>
          <table:table-cell office:value="-0.023804981708526615" office:value-type="float"/>
          <table:table-cell office:value="-0.023804981708526615" office:value-type="float"/>
          <table:table-cell office:value="0.8993143140481271" office:value-type="float"/>
          <table:table-cell office:value="18" office:value-type="float"/>
          <table:table-cell office:value="-0.9571441411972046" office:value-type="float"/>
        </table:table-row>
        <table:table-row>
          <table:table-cell office:value="-0.03164087116718293" office:value-type="float"/>
          <table:table-cell office:value="-0.03164087116718293" office:value-type="float"/>
          <table:table-cell office:value="-0.03164087116718293" office:value-type="float"/>
          <table:table-cell office:value="-0.03164087116718293" office:value-type="float"/>
          <table:table-cell office:value="-0.03164087116718293" office:value-type="float"/>
          <table:table-cell office:value="-0.03164087116718293" office:value-type="float"/>
          <table:table-cell office:value="0.8801203831935657" office:value-type="float"/>
          <table:table-cell office:value="19" office:value-type="float"/>
          <table:table-cell office:value="-0.7835889458656311" office:value-type="float"/>
        </table:table-row>
        <table:table-row>
          <table:table-cell office:value="-0.03332291424274445" office:value-type="float"/>
          <table:table-cell office:value="-0.03332291424274445" office:value-type="float"/>
          <table:table-cell office:value="-0.03332291424274445" office:value-type="float"/>
          <table:table-cell office:value="-0.03332291424274445" office:value-type="float"/>
          <table:table-cell office:value="-0.03332291424274445" office:value-type="float"/>
          <table:table-cell office:value="-0.03332291424274445" office:value-type="float"/>
          <table:table-cell office:value="0.8760002359330582" office:value-type="float"/>
          <table:table-cell office:value="20" office:value-type="float"/>
          <table:table-cell office:value="-0.16820430755615234" office:value-type="float"/>
        </table:table-row>
      </table:table>
      <table:table table:name="3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3571174144744875" office:value-type="float"/>
          <table:table-cell office:value="-0.0043571174144744875" office:value-type="float"/>
          <table:table-cell office:value="-0.0043571174144744875" office:value-type="float"/>
          <table:table-cell office:value="-0.0043571174144744875" office:value-type="float"/>
          <table:table-cell office:value="-0.0043571174144744875" office:value-type="float"/>
          <table:table-cell office:value="-0.0043571174144744875" office:value-type="float"/>
          <table:table-cell office:value="0.9701838428337918" office:value-type="float"/>
          <table:table-cell office:value="1" office:value-type="float"/>
          <table:table-cell office:value="-0.43571174144744873" office:value-type="float"/>
        </table:table-row>
        <table:table-row>
          <table:table-cell office:value="-0.009295133352279664" office:value-type="float"/>
          <table:table-cell office:value="-0.009295133352279664" office:value-type="float"/>
          <table:table-cell office:value="-0.009295133352279664" office:value-type="float"/>
          <table:table-cell office:value="-0.009295133352279664" office:value-type="float"/>
          <table:table-cell office:value="-0.009295133352279664" office:value-type="float"/>
          <table:table-cell office:value="-0.009295133352279664" office:value-type="float"/>
          <table:table-cell office:value="0.9580882234444381" office:value-type="float"/>
          <table:table-cell office:value="2" office:value-type="float"/>
          <table:table-cell office:value="-0.4938015937805176" office:value-type="float"/>
        </table:table-row>
        <table:table-row>
          <table:table-cell office:value="-0.018615465164184573" office:value-type="float"/>
          <table:table-cell office:value="-0.018615465164184573" office:value-type="float"/>
          <table:table-cell office:value="-0.018615465164184573" office:value-type="float"/>
          <table:table-cell office:value="-0.018615465164184573" office:value-type="float"/>
          <table:table-cell office:value="-0.018615465164184573" office:value-type="float"/>
          <table:table-cell office:value="-0.018615465164184573" office:value-type="float"/>
          <table:table-cell office:value="0.9352581662718413" office:value-type="float"/>
          <table:table-cell office:value="3" office:value-type="float"/>
          <table:table-cell office:value="-0.9320331811904907" office:value-type="float"/>
        </table:table-row>
        <table:table-row>
          <table:table-cell office:value="-0.023098871707916264" office:value-type="float"/>
          <table:table-cell office:value="-0.023098871707916264" office:value-type="float"/>
          <table:table-cell office:value="-0.023098871707916264" office:value-type="float"/>
          <table:table-cell office:value="-0.023098871707916264" office:value-type="float"/>
          <table:table-cell office:value="-0.023098871707916264" office:value-type="float"/>
          <table:table-cell office:value="-0.023098871707916264" office:value-type="float"/>
          <table:table-cell office:value="0.9242761079302435" office:value-type="float"/>
          <table:table-cell office:value="4" office:value-type="float"/>
          <table:table-cell office:value="-0.44834065437316895" office:value-type="float"/>
        </table:table-row>
        <table:table-row>
          <table:table-cell office:value="-0.023202098011970523" office:value-type="float"/>
          <table:table-cell office:value="-0.023202098011970523" office:value-type="float"/>
          <table:table-cell office:value="-0.023202098011970523" office:value-type="float"/>
          <table:table-cell office:value="-0.023202098011970523" office:value-type="float"/>
          <table:table-cell office:value="-0.023202098011970523" office:value-type="float"/>
          <table:table-cell office:value="-0.023202098011970523" office:value-type="float"/>
          <table:table-cell office:value="0.9240232561572772" office:value-type="float"/>
          <table:table-cell office:value="5" office:value-type="float"/>
          <table:table-cell office:value="-0.010322630405426025" office:value-type="float"/>
        </table:table-row>
        <table:table-row>
          <table:table-cell office:value="-0.02769862532615662" office:value-type="float"/>
          <table:table-cell office:value="-0.02769862532615662" office:value-type="float"/>
          <table:table-cell office:value="-0.02769862532615662" office:value-type="float"/>
          <table:table-cell office:value="-0.02769862532615662" office:value-type="float"/>
          <table:table-cell office:value="-0.02769862532615662" office:value-type="float"/>
          <table:table-cell office:value="-0.02769862532615662" office:value-type="float"/>
          <table:table-cell office:value="0.913009058623034" office:value-type="float"/>
          <table:table-cell office:value="6" office:value-type="float"/>
          <table:table-cell office:value="-0.4496527314186096" office:value-type="float"/>
        </table:table-row>
        <table:table-row>
          <table:table-cell office:value="-0.02790101289749146" office:value-type="float"/>
          <table:table-cell office:value="-0.02790101289749146" office:value-type="float"/>
          <table:table-cell office:value="-0.02790101289749146" office:value-type="float"/>
          <table:table-cell office:value="-0.02790101289749146" office:value-type="float"/>
          <table:table-cell office:value="-0.02790101289749146" office:value-type="float"/>
          <table:table-cell office:value="-0.02790101289749146" office:value-type="float"/>
          <table:table-cell office:value="0.9125133123429825" office:value-type="float"/>
          <table:table-cell office:value="7" office:value-type="float"/>
          <table:table-cell office:value="-0.020238757133483887" office:value-type="float"/>
        </table:table-row>
        <table:table-row>
          <table:table-cell office:value="-0.03527119278907776" office:value-type="float"/>
          <table:table-cell office:value="-0.03527119278907776" office:value-type="float"/>
          <table:table-cell office:value="-0.03527119278907776" office:value-type="float"/>
          <table:table-cell office:value="-0.03527119278907776" office:value-type="float"/>
          <table:table-cell office:value="-0.03527119278907776" office:value-type="float"/>
          <table:table-cell office:value="-0.03527119278907776" office:value-type="float"/>
          <table:table-cell office:value="0.894460132296075" office:value-type="float"/>
          <table:table-cell office:value="8" office:value-type="float"/>
          <table:table-cell office:value="-0.7370179891586304" office:value-type="float"/>
        </table:table-row>
        <table:table-row>
          <table:table-cell office:value="-0.030520201921463014" office:value-type="float"/>
          <table:table-cell office:value="-0.030520201921463014" office:value-type="float"/>
          <table:table-cell office:value="-0.030520201921463014" office:value-type="float"/>
          <table:table-cell office:value="-0.030520201921463014" office:value-type="float"/>
          <table:table-cell office:value="-0.030520201921463014" office:value-type="float"/>
          <table:table-cell office:value="-0.030520201921463014" office:value-type="float"/>
          <table:table-cell office:value="0.906097635694354" office:value-type="float"/>
          <table:table-cell office:value="9" office:value-type="float"/>
          <table:table-cell office:value="0.4750990867614746" office:value-type="float"/>
        </table:table-row>
        <table:table-row>
          <table:table-cell office:value="-0.0398183822631836" office:value-type="float"/>
          <table:table-cell office:value="-0.0398183822631836" office:value-type="float"/>
          <table:table-cell office:value="-0.0398183822631836" office:value-type="float"/>
          <table:table-cell office:value="-0.0398183822631836" office:value-type="float"/>
          <table:table-cell office:value="-0.0398183822631836" office:value-type="float"/>
          <table:table-cell office:value="-0.0398183822631836" office:value-type="float"/>
          <table:table-cell office:value="0.8833218383207612" office:value-type="float"/>
          <table:table-cell office:value="10" office:value-type="float"/>
          <table:table-cell office:value="-0.9298180341720581" office:value-type="float"/>
        </table:table-row>
        <table:table-row>
          <table:table-cell office:value="-0.04780113816261292" office:value-type="float"/>
          <table:table-cell office:value="-0.04780113816261292" office:value-type="float"/>
          <table:table-cell office:value="-0.04780113816261292" office:value-type="float"/>
          <table:table-cell office:value="-0.04780113816261292" office:value-type="float"/>
          <table:table-cell office:value="-0.04780113816261292" office:value-type="float"/>
          <table:table-cell office:value="-0.04780113816261292" office:value-type="float"/>
          <table:table-cell office:value="0.8637681596259671" office:value-type="float"/>
          <table:table-cell office:value="11" office:value-type="float"/>
          <table:table-cell office:value="-0.7982755899429321" office:value-type="float"/>
        </table:table-row>
        <table:table-row>
          <table:table-cell office:value="-0.04634356141090394" office:value-type="float"/>
          <table:table-cell office:value="-0.04634356141090394" office:value-type="float"/>
          <table:table-cell office:value="-0.04634356141090394" office:value-type="float"/>
          <table:table-cell office:value="-0.04634356141090394" office:value-type="float"/>
          <table:table-cell office:value="-0.04634356141090394" office:value-type="float"/>
          <table:table-cell office:value="-0.04634356141090394" office:value-type="float"/>
          <table:table-cell office:value="0.8673384789285975" office:value-type="float"/>
          <table:table-cell office:value="12" office:value-type="float"/>
          <table:table-cell office:value="0.14575767517089844" office:value-type="float"/>
        </table:table-row>
        <table:table-row>
          <table:table-cell office:value="-0.043658322095870984" office:value-type="float"/>
          <table:table-cell office:value="-0.043658322095870984" office:value-type="float"/>
          <table:table-cell office:value="-0.043658322095870984" office:value-type="float"/>
          <table:table-cell office:value="-0.043658322095870984" office:value-type="float"/>
          <table:table-cell office:value="-0.043658322095870984" office:value-type="float"/>
          <table:table-cell office:value="-0.043658322095870984" office:value-type="float"/>
          <table:table-cell office:value="0.8739159450876889" office:value-type="float"/>
          <table:table-cell office:value="13" office:value-type="float"/>
          <table:table-cell office:value="0.2685239315032959" office:value-type="float"/>
        </table:table-row>
        <table:table-row>
          <table:table-cell office:value="-0.04016871094703676" office:value-type="float"/>
          <table:table-cell office:value="-0.04016871094703676" office:value-type="float"/>
          <table:table-cell office:value="-0.04016871094703676" office:value-type="float"/>
          <table:table-cell office:value="-0.04016871094703676" office:value-type="float"/>
          <table:table-cell office:value="-0.04016871094703676" office:value-type="float"/>
          <table:table-cell office:value="-0.04016871094703676" office:value-type="float"/>
          <table:table-cell office:value="0.88246371180306" office:value-type="float"/>
          <table:table-cell office:value="14" office:value-type="float"/>
          <table:table-cell office:value="0.34896111488342285" office:value-type="float"/>
        </table:table-row>
        <table:table-row>
          <table:table-cell office:value="-0.039607100486755385" office:value-type="float"/>
          <table:table-cell office:value="-0.039607100486755385" office:value-type="float"/>
          <table:table-cell office:value="-0.039607100486755385" office:value-type="float"/>
          <table:table-cell office:value="-0.039607100486755385" office:value-type="float"/>
          <table:table-cell office:value="-0.039607100486755385" office:value-type="float"/>
          <table:table-cell office:value="-0.039607100486755385" office:value-type="float"/>
          <table:table-cell office:value="0.883839370864959" office:value-type="float"/>
          <table:table-cell office:value="15" office:value-type="float"/>
          <table:table-cell office:value="0.05616104602813721" office:value-type="float"/>
        </table:table-row>
        <table:table-row>
          <table:table-cell office:value="-0.03679973602294923" office:value-type="float"/>
          <table:table-cell office:value="-0.03679973602294923" office:value-type="float"/>
          <table:table-cell office:value="-0.03679973602294923" office:value-type="float"/>
          <table:table-cell office:value="-0.03679973602294923" office:value-type="float"/>
          <table:table-cell office:value="-0.03679973602294923" office:value-type="float"/>
          <table:table-cell office:value="-0.03679973602294923" office:value-type="float"/>
          <table:table-cell office:value="0.8907159813233062" office:value-type="float"/>
          <table:table-cell office:value="16" office:value-type="float"/>
          <table:table-cell office:value="0.28073644638061523" office:value-type="float"/>
        </table:table-row>
        <table:table-row>
          <table:table-cell office:value="-0.043240534663200395" office:value-type="float"/>
          <table:table-cell office:value="-0.043240534663200395" office:value-type="float"/>
          <table:table-cell office:value="-0.043240534663200395" office:value-type="float"/>
          <table:table-cell office:value="-0.043240534663200395" office:value-type="float"/>
          <table:table-cell office:value="-0.043240534663200395" office:value-type="float"/>
          <table:table-cell office:value="-0.043240534663200395" office:value-type="float"/>
          <table:table-cell office:value="0.8749393111186792" office:value-type="float"/>
          <table:table-cell office:value="17" office:value-type="float"/>
          <table:table-cell office:value="-0.6440798640251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583820701094901" office:value-type="float"/>
          <table:table-cell office:value="18" office:value-type="float"/>
          <table:table-cell office:value="-0.9057667255401611" office:value-type="float"/>
        </table:table-row>
        <table:table-row>
          <table:table-cell office:value="-0.04005513668060303" office:value-type="float"/>
          <table:table-cell office:value="-0.04005513668060303" office:value-type="float"/>
          <table:table-cell office:value="-0.04005513668060303" office:value-type="float"/>
          <table:table-cell office:value="-0.04005513668060303" office:value-type="float"/>
          <table:table-cell office:value="-0.04005513668060303" office:value-type="float"/>
          <table:table-cell office:value="-0.04005513668060303" office:value-type="float"/>
          <table:table-cell office:value="0.8827419108037337" office:value-type="float"/>
          <table:table-cell office:value="19" office:value-type="float"/>
          <table:table-cell office:value="0.9944863319396973" office:value-type="float"/>
        </table:table-row>
        <table:table-row>
          <table:table-cell office:value="-0.032929737567901615" office:value-type="float"/>
          <table:table-cell office:value="-0.032929737567901615" office:value-type="float"/>
          <table:table-cell office:value="-0.032929737567901615" office:value-type="float"/>
          <table:table-cell office:value="-0.032929737567901615" office:value-type="float"/>
          <table:table-cell office:value="-0.032929737567901615" office:value-type="float"/>
          <table:table-cell office:value="-0.032929737567901615" office:value-type="float"/>
          <table:table-cell office:value="0.9001955028435321" office:value-type="float"/>
          <table:table-cell office:value="20" office:value-type="float"/>
          <table:table-cell office:value="0.7125399112701416" office:value-type="float"/>
        </table:table-row>
      </table:table>
      <table:table table:name="3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752815842628479" office:value-type="float"/>
          <table:table-cell office:value="-0.001752815842628479" office:value-type="float"/>
          <table:table-cell office:value="-0.001752815842628479" office:value-type="float"/>
          <table:table-cell office:value="-0.001752815842628479" office:value-type="float"/>
          <table:table-cell office:value="-0.001752815842628479" office:value-type="float"/>
          <table:table-cell office:value="-0.001752815842628479" office:value-type="float"/>
          <table:table-cell office:value="0.9614660457021986" office:value-type="float"/>
          <table:table-cell office:value="1" office:value-type="float"/>
          <table:table-cell office:value="-0.1752815842628479" office:value-type="float"/>
        </table:table-row>
        <table:table-row>
          <table:table-cell office:value="-0.008543893694877625" office:value-type="float"/>
          <table:table-cell office:value="-0.008543893694877625" office:value-type="float"/>
          <table:table-cell office:value="-0.008543893694877625" office:value-type="float"/>
          <table:table-cell office:value="-0.008543893694877625" office:value-type="float"/>
          <table:table-cell office:value="-0.008543893694877625" office:value-type="float"/>
          <table:table-cell office:value="-0.008543893694877625" office:value-type="float"/>
          <table:table-cell office:value="0.9448313701606723" office:value-type="float"/>
          <table:table-cell office:value="2" office:value-type="float"/>
          <table:table-cell office:value="-0.6791077852249146" office:value-type="float"/>
        </table:table-row>
        <table:table-row>
          <table:table-cell office:value="-0.016524785161018372" office:value-type="float"/>
          <table:table-cell office:value="-0.016524785161018372" office:value-type="float"/>
          <table:table-cell office:value="-0.016524785161018372" office:value-type="float"/>
          <table:table-cell office:value="-0.016524785161018372" office:value-type="float"/>
          <table:table-cell office:value="-0.016524785161018372" office:value-type="float"/>
          <table:table-cell office:value="-0.016524785161018372" office:value-type="float"/>
          <table:table-cell office:value="0.9252822583760948" office:value-type="float"/>
          <table:table-cell office:value="3" office:value-type="float"/>
          <table:table-cell office:value="-0.7980891466140747" office:value-type="float"/>
        </table:table-row>
        <table:table-row>
          <table:table-cell office:value="-0.009323480725288392" office:value-type="float"/>
          <table:table-cell office:value="-0.009323480725288392" office:value-type="float"/>
          <table:table-cell office:value="-0.009323480725288392" office:value-type="float"/>
          <table:table-cell office:value="-0.009323480725288392" office:value-type="float"/>
          <table:table-cell office:value="-0.009323480725288392" office:value-type="float"/>
          <table:table-cell office:value="-0.009323480725288392" office:value-type="float"/>
          <table:table-cell office:value="0.9429217797260744" office:value-type="float"/>
          <table:table-cell office:value="4" office:value-type="float"/>
          <table:table-cell office:value="0.720130443572998" office:value-type="float"/>
        </table:table-row>
        <table:table-row>
          <table:table-cell office:value="-0.01181104063987732" office:value-type="float"/>
          <table:table-cell office:value="-0.01181104063987732" office:value-type="float"/>
          <table:table-cell office:value="-0.01181104063987732" office:value-type="float"/>
          <table:table-cell office:value="-0.01181104063987732" office:value-type="float"/>
          <table:table-cell office:value="-0.01181104063987732" office:value-type="float"/>
          <table:table-cell office:value="-0.01181104063987732" office:value-type="float"/>
          <table:table-cell office:value="0.9368285272307302" office:value-type="float"/>
          <table:table-cell office:value="5" office:value-type="float"/>
          <table:table-cell office:value="-0.24875599145889282" office:value-type="float"/>
        </table:table-row>
        <table:table-row>
          <table:table-cell office:value="-0.019687596559524536" office:value-type="float"/>
          <table:table-cell office:value="-0.019687596559524536" office:value-type="float"/>
          <table:table-cell office:value="-0.019687596559524536" office:value-type="float"/>
          <table:table-cell office:value="-0.019687596559524536" office:value-type="float"/>
          <table:table-cell office:value="-0.019687596559524536" office:value-type="float"/>
          <table:table-cell office:value="-0.019687596559524536" office:value-type="float"/>
          <table:table-cell office:value="0.9175349842970961" office:value-type="float"/>
          <table:table-cell office:value="6" office:value-type="float"/>
          <table:table-cell office:value="-0.7876555919647217" office:value-type="float"/>
        </table:table-row>
        <table:table-row>
          <table:table-cell office:value="-0.010495089292526245" office:value-type="float"/>
          <table:table-cell office:value="-0.010495089292526245" office:value-type="float"/>
          <table:table-cell office:value="-0.010495089292526245" office:value-type="float"/>
          <table:table-cell office:value="-0.010495089292526245" office:value-type="float"/>
          <table:table-cell office:value="-0.010495089292526245" office:value-type="float"/>
          <table:table-cell office:value="-0.010495089292526245" office:value-type="float"/>
          <table:table-cell office:value="0.9400519365580683" office:value-type="float"/>
          <table:table-cell office:value="7" office:value-type="float"/>
          <table:table-cell office:value="0.9192507266998291" office:value-type="float"/>
        </table:table-row>
        <table:table-row>
          <table:table-cell office:value="-0.017975568175315856" office:value-type="float"/>
          <table:table-cell office:value="-0.017975568175315856" office:value-type="float"/>
          <table:table-cell office:value="-0.017975568175315856" office:value-type="float"/>
          <table:table-cell office:value="-0.017975568175315856" office:value-type="float"/>
          <table:table-cell office:value="-0.017975568175315856" office:value-type="float"/>
          <table:table-cell office:value="-0.017975568175315856" office:value-type="float"/>
          <table:table-cell office:value="0.921728580263569" office:value-type="float"/>
          <table:table-cell office:value="8" office:value-type="float"/>
          <table:table-cell office:value="-0.7480478882789612" office:value-type="float"/>
        </table:table-row>
        <table:table-row>
          <table:table-cell office:value="-0.008273057341575622" office:value-type="float"/>
          <table:table-cell office:value="-0.008273057341575622" office:value-type="float"/>
          <table:table-cell office:value="-0.008273057341575622" office:value-type="float"/>
          <table:table-cell office:value="-0.008273057341575622" office:value-type="float"/>
          <table:table-cell office:value="-0.008273057341575622" office:value-type="float"/>
          <table:table-cell office:value="-0.008273057341575622" office:value-type="float"/>
          <table:table-cell office:value="0.9454947810300584" office:value-type="float"/>
          <table:table-cell office:value="9" office:value-type="float"/>
          <table:table-cell office:value="0.9702510833740234" office:value-type="float"/>
        </table:table-row>
        <table:table-row>
          <table:table-cell office:value="-0.012740991711616516" office:value-type="float"/>
          <table:table-cell office:value="-0.012740991711616516" office:value-type="float"/>
          <table:table-cell office:value="-0.012740991711616516" office:value-type="float"/>
          <table:table-cell office:value="-0.012740991711616516" office:value-type="float"/>
          <table:table-cell office:value="-0.012740991711616516" office:value-type="float"/>
          <table:table-cell office:value="-0.012740991711616516" office:value-type="float"/>
          <table:table-cell office:value="0.9345506216192148" office:value-type="float"/>
          <table:table-cell office:value="10" office:value-type="float"/>
          <table:table-cell office:value="-0.44679343700408936" office:value-type="float"/>
        </table:table-row>
        <table:table-row>
          <table:table-cell office:value="-0.008733397126197815" office:value-type="float"/>
          <table:table-cell office:value="-0.008733397126197815" office:value-type="float"/>
          <table:table-cell office:value="-0.008733397126197815" office:value-type="float"/>
          <table:table-cell office:value="-0.008733397126197815" office:value-type="float"/>
          <table:table-cell office:value="-0.008733397126197815" office:value-type="float"/>
          <table:table-cell office:value="-0.008733397126197815" office:value-type="float"/>
          <table:table-cell office:value="0.9443671834494313" office:value-type="float"/>
          <table:table-cell office:value="11" office:value-type="float"/>
          <table:table-cell office:value="0.4007594585418701" office:value-type="float"/>
        </table:table-row>
        <table:table-row>
          <table:table-cell office:value="-0.017252753376960757" office:value-type="float"/>
          <table:table-cell office:value="-0.017252753376960757" office:value-type="float"/>
          <table:table-cell office:value="-0.017252753376960757" office:value-type="float"/>
          <table:table-cell office:value="-0.017252753376960757" office:value-type="float"/>
          <table:table-cell office:value="-0.017252753376960757" office:value-type="float"/>
          <table:table-cell office:value="-0.017252753376960757" office:value-type="float"/>
          <table:table-cell office:value="0.9234991076980718" office:value-type="float"/>
          <table:table-cell office:value="12" office:value-type="float"/>
          <table:table-cell office:value="-0.851935625076294" office:value-type="float"/>
        </table:table-row>
        <table:table-row>
          <table:table-cell office:value="-0.02356635868549347" office:value-type="float"/>
          <table:table-cell office:value="-0.02356635868549347" office:value-type="float"/>
          <table:table-cell office:value="-0.02356635868549347" office:value-type="float"/>
          <table:table-cell office:value="-0.02356635868549347" office:value-type="float"/>
          <table:table-cell office:value="-0.02356635868549347" office:value-type="float"/>
          <table:table-cell office:value="-0.02356635868549347" office:value-type="float"/>
          <table:table-cell office:value="0.9080339962548394" office:value-type="float"/>
          <table:table-cell office:value="13" office:value-type="float"/>
          <table:table-cell office:value="-0.6313605308532715" office:value-type="float"/>
        </table:table-row>
        <table:table-row>
          <table:table-cell office:value="-0.033076375126838684" office:value-type="float"/>
          <table:table-cell office:value="-0.033076375126838684" office:value-type="float"/>
          <table:table-cell office:value="-0.033076375126838684" office:value-type="float"/>
          <table:table-cell office:value="-0.033076375126838684" office:value-type="float"/>
          <table:table-cell office:value="-0.033076375126838684" office:value-type="float"/>
          <table:table-cell office:value="-0.033076375126838684" office:value-type="float"/>
          <table:table-cell office:value="0.8847393085280649" office:value-type="float"/>
          <table:table-cell office:value="14" office:value-type="float"/>
          <table:table-cell office:value="-0.9510016441345215" office:value-type="float"/>
        </table:table-row>
        <table:table-row>
          <table:table-cell office:value="-0.034251569509506224" office:value-type="float"/>
          <table:table-cell office:value="-0.034251569509506224" office:value-type="float"/>
          <table:table-cell office:value="-0.034251569509506224" office:value-type="float"/>
          <table:table-cell office:value="-0.034251569509506224" office:value-type="float"/>
          <table:table-cell office:value="-0.034251569509506224" office:value-type="float"/>
          <table:table-cell office:value="-0.034251569509506224" office:value-type="float"/>
          <table:table-cell office:value="0.8818606819419443" office:value-type="float"/>
          <table:table-cell office:value="15" office:value-type="float"/>
          <table:table-cell office:value="-0.11751943826675415" office:value-type="float"/>
        </table:table-row>
        <table:table-row>
          <table:table-cell office:value="-0.04309486210346222" office:value-type="float"/>
          <table:table-cell office:value="-0.04309486210346222" office:value-type="float"/>
          <table:table-cell office:value="-0.04309486210346222" office:value-type="float"/>
          <table:table-cell office:value="-0.04309486210346222" office:value-type="float"/>
          <table:table-cell office:value="-0.04309486210346222" office:value-type="float"/>
          <table:table-cell office:value="-0.04309486210346222" office:value-type="float"/>
          <table:table-cell office:value="0.8601991274406187" office:value-type="float"/>
          <table:table-cell office:value="16" office:value-type="float"/>
          <table:table-cell office:value="-0.8843292593955994" office:value-type="float"/>
        </table:table-row>
        <table:table-row>
          <table:table-cell office:value="-0.038278623223304754" office:value-type="float"/>
          <table:table-cell office:value="-0.038278623223304754" office:value-type="float"/>
          <table:table-cell office:value="-0.038278623223304754" office:value-type="float"/>
          <table:table-cell office:value="-0.038278623223304754" office:value-type="float"/>
          <table:table-cell office:value="-0.038278623223304754" office:value-type="float"/>
          <table:table-cell office:value="-0.038278623223304754" office:value-type="float"/>
          <table:table-cell office:value="0.8719964551763579" office:value-type="float"/>
          <table:table-cell office:value="17" office:value-type="float"/>
          <table:table-cell office:value="0.48162388801574707" office:value-type="float"/>
        </table:table-row>
        <table:table-row>
          <table:table-cell office:value="-0.04402159154415131" office:value-type="float"/>
          <table:table-cell office:value="-0.04402159154415131" office:value-type="float"/>
          <table:table-cell office:value="-0.04402159154415131" office:value-type="float"/>
          <table:table-cell office:value="-0.04402159154415131" office:value-type="float"/>
          <table:table-cell office:value="-0.04402159154415131" office:value-type="float"/>
          <table:table-cell office:value="-0.04402159154415131" office:value-type="float"/>
          <table:table-cell office:value="0.8579291131813156" office:value-type="float"/>
          <table:table-cell office:value="18" office:value-type="float"/>
          <table:table-cell office:value="-0.57429683208465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850629905461" office:value-type="float"/>
          <table:table-cell office:value="19" office:value-type="float"/>
          <table:table-cell office:value="-0.70081585645675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850629905461" office:value-type="float"/>
          <table:table-cell office:value="20" office:value-type="float"/>
          <table:table-cell office:value="-0.9827186465263367" office:value-type="float"/>
        </table:table-row>
      </table:table>
      <table:table table:name="3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234198093414307" office:value-type="float"/>
          <table:table-cell office:value="0.008234198093414307" office:value-type="float"/>
          <table:table-cell office:value="0.008234198093414307" office:value-type="float"/>
          <table:table-cell office:value="0.008234198093414307" office:value-type="float"/>
          <table:table-cell office:value="0.008234198093414307" office:value-type="float"/>
          <table:table-cell office:value="0.008234198093414307" office:value-type="float"/>
          <table:table-cell office:value="0.897818324169257" office:value-type="float"/>
          <table:table-cell office:value="1.0" office:value-type="float"/>
          <table:table-cell office:value="0.8234198093414307" office:value-type="float"/>
        </table:table-row>
        <table:table-row>
          <table:table-cell office:value="0.017317395210266116" office:value-type="float"/>
          <table:table-cell office:value="0.017317395210266116" office:value-type="float"/>
          <table:table-cell office:value="0.017317395210266116" office:value-type="float"/>
          <table:table-cell office:value="0.017317395210266116" office:value-type="float"/>
          <table:table-cell office:value="0.017317395210266116" office:value-type="float"/>
          <table:table-cell office:value="0.017317395210266116" office:value-type="float"/>
          <table:table-cell office:value="0.8755691259998507" office:value-type="float"/>
          <table:table-cell office:value="2.0" office:value-type="float"/>
          <table:table-cell office:value="0.9083197116851807" office:value-type="float"/>
        </table:table-row>
        <table:table-row>
          <table:table-cell office:value="0.02694185018539429" office:value-type="float"/>
          <table:table-cell office:value="0.02694185018539429" office:value-type="float"/>
          <table:table-cell office:value="0.02694185018539429" office:value-type="float"/>
          <table:table-cell office:value="0.02694185018539429" office:value-type="float"/>
          <table:table-cell office:value="0.02694185018539429" office:value-type="float"/>
          <table:table-cell office:value="0.02694185018539429" office:value-type="float"/>
          <table:table-cell office:value="0.8519941222583958" office:value-type="float"/>
          <table:table-cell office:value="3.0" office:value-type="float"/>
          <table:table-cell office:value="0.9624454975128174" office:value-type="float"/>
        </table:table-row>
        <table:table-row>
          <table:table-cell office:value="0.020020371675491335" office:value-type="float"/>
          <table:table-cell office:value="0.020020371675491335" office:value-type="float"/>
          <table:table-cell office:value="0.020020371675491335" office:value-type="float"/>
          <table:table-cell office:value="0.020020371675491335" office:value-type="float"/>
          <table:table-cell office:value="0.020020371675491335" office:value-type="float"/>
          <table:table-cell office:value="0.020020371675491335" office:value-type="float"/>
          <table:table-cell office:value="0.8689482128732973" office:value-type="float"/>
          <table:table-cell office:value="4.0" office:value-type="float"/>
          <table:table-cell office:value="-0.6921478509902954" office:value-type="float"/>
        </table:table-row>
        <table:table-row>
          <table:table-cell office:value="0.022610111236572267" office:value-type="float"/>
          <table:table-cell office:value="0.022610111236572267" office:value-type="float"/>
          <table:table-cell office:value="0.022610111236572267" office:value-type="float"/>
          <table:table-cell office:value="0.022610111236572267" office:value-type="float"/>
          <table:table-cell office:value="0.022610111236572267" office:value-type="float"/>
          <table:table-cell office:value="0.022610111236572267" office:value-type="float"/>
          <table:table-cell office:value="0.8626046723819497" office:value-type="float"/>
          <table:table-cell office:value="5.0" office:value-type="float"/>
          <table:table-cell office:value="0.25897395610809326" office:value-type="float"/>
        </table:table-row>
        <table:table-row>
          <table:table-cell office:value="0.014383631944656373" office:value-type="float"/>
          <table:table-cell office:value="0.014383631944656373" office:value-type="float"/>
          <table:table-cell office:value="0.014383631944656373" office:value-type="float"/>
          <table:table-cell office:value="0.014383631944656373" office:value-type="float"/>
          <table:table-cell office:value="0.014383631944656373" office:value-type="float"/>
          <table:table-cell office:value="0.014383631944656373" office:value-type="float"/>
          <table:table-cell office:value="0.8827553490267159" office:value-type="float"/>
          <table:table-cell office:value="6.0" office:value-type="float"/>
          <table:table-cell office:value="-0.8226479291915894" office:value-type="float"/>
        </table:table-row>
        <table:table-row>
          <table:table-cell office:value="0.021097153425216675" office:value-type="float"/>
          <table:table-cell office:value="0.021097153425216675" office:value-type="float"/>
          <table:table-cell office:value="0.021097153425216675" office:value-type="float"/>
          <table:table-cell office:value="0.021097153425216675" office:value-type="float"/>
          <table:table-cell office:value="0.021097153425216675" office:value-type="float"/>
          <table:table-cell office:value="0.021097153425216675" office:value-type="float"/>
          <table:table-cell office:value="0.8663106470221289" office:value-type="float"/>
          <table:table-cell office:value="7.0" office:value-type="float"/>
          <table:table-cell office:value="0.6713521480560303" office:value-type="float"/>
        </table:table-row>
        <table:table-row>
          <table:table-cell office:value="0.01116206705570221" office:value-type="float"/>
          <table:table-cell office:value="0.01116206705570221" office:value-type="float"/>
          <table:table-cell office:value="0.01116206705570221" office:value-type="float"/>
          <table:table-cell office:value="0.01116206705570221" office:value-type="float"/>
          <table:table-cell office:value="0.01116206705570221" office:value-type="float"/>
          <table:table-cell office:value="0.01116206705570221" office:value-type="float"/>
          <table:table-cell office:value="0.8906465391779195" office:value-type="float"/>
          <table:table-cell office:value="8.0" office:value-type="float"/>
          <table:table-cell office:value="-0.9935086369514465" office:value-type="float"/>
        </table:table-row>
        <table:table-row>
          <table:table-cell office:value="0.006898617148399353" office:value-type="float"/>
          <table:table-cell office:value="0.006898617148399353" office:value-type="float"/>
          <table:table-cell office:value="0.006898617148399353" office:value-type="float"/>
          <table:table-cell office:value="0.006898617148399353" office:value-type="float"/>
          <table:table-cell office:value="0.006898617148399353" office:value-type="float"/>
          <table:table-cell office:value="0.006898617148399353" office:value-type="float"/>
          <table:table-cell office:value="0.9010898159947278" office:value-type="float"/>
          <table:table-cell office:value="9.0" office:value-type="float"/>
          <table:table-cell office:value="-0.42634499073028564" office:value-type="float"/>
        </table:table-row>
        <table:table-row>
          <table:table-cell office:value="0.010563964247703552" office:value-type="float"/>
          <table:table-cell office:value="0.010563964247703552" office:value-type="float"/>
          <table:table-cell office:value="0.010563964247703552" office:value-type="float"/>
          <table:table-cell office:value="0.010563964247703552" office:value-type="float"/>
          <table:table-cell office:value="0.010563964247703552" office:value-type="float"/>
          <table:table-cell office:value="0.010563964247703552" office:value-type="float"/>
          <table:table-cell office:value="0.8921115858712421" office:value-type="float"/>
          <table:table-cell office:value="10.0" office:value-type="float"/>
          <table:table-cell office:value="0.366534709930419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4:46:12.738680</meta:creation-date>
    <dc:date>2024-03-12T14:46:12.792116</dc:date>
    <meta:generator>http://pypi.python.org/pypi/ezodf/0.1.0$Python3.8.10 (default, Nov 22 2023, 10:22:35) 
[GCC 9.4.0]</meta:generator>
    <meta:document-statistic/>
    <meta:editing-cycles>1</meta:editing-cycles>
  </office:meta>
</office:document-meta>
</file>